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72in"/>
    </style:style>
    <style:style style:name="co2" style:family="table-column">
      <style:table-column-properties fo:break-before="auto" style:column-width="1.6862in"/>
    </style:style>
    <style:style style:name="co3" style:family="table-column">
      <style:table-column-properties fo:break-before="auto" style:column-width="0.8819in"/>
    </style:style>
    <style:style style:name="co4" style:family="table-column">
      <style:table-column-properties fo:break-before="auto" style:column-width="0.9146in"/>
    </style:style>
    <style:style style:name="co5" style:family="table-column">
      <style:table-column-properties fo:break-before="auto" style:column-width="1.6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coordinat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ports</text:p>
          </table:table-cell>
          <table:table-cell office:value-type="string">
            <text:p>Nations</text:p>
          </table:table-cell>
          <table:table-cell/>
          <table:table-cell office:value-type="string">
            <text:p>lon</text:p>
          </table:table-cell>
          <table:table-cell office:value-type="string">
            <text:p>lat</text:p>
          </table:table-cell>
          <table:table-cell office:value-type="string">
            <text:p>coord</text:p>
          </table:table-cell>
          <table:table-cell/>
        </table:table-row>
        <table:table-row table:style-name="ro2">
          <table:table-cell office:value-type="string">
            <text:p>Aberdeen</text:p>
          </table:table-cell>
          <table:table-cell office:value-type="string">
            <text:p>Scotland</text:p>
          </table:table-cell>
          <table:table-cell/>
          <table:table-cell office:value-type="float" office:value="-2.0913745">
            <text:p>-2.0913745</text:p>
          </table:table-cell>
          <table:table-cell office:value-type="float" office:value="57.1452452">
            <text:p>57.1452452</text:p>
          </table:table-cell>
          <table:table-cell table:formula="of:=CONCATENATE([.D2];&quot;,&quot;;[.E2])" office:value-type="string" office:string-value="-2.0913745,57.1452452">
            <text:p>-2.0913745,57.1452452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2];&quot;&quot;&quot;}, &quot;&quot;geometry&quot;&quot;: { &quot;&quot;type&quot;&quot;: &quot;&quot;Point&quot;&quot;, &quot;&quot;coordinates&quot;&quot;: [&quot;;[.D2];&quot;,&quot;;[.E2];&quot;] }}&quot;)" office:value-type="string" office:string-value="{&quot;type&quot;: &quot;Feature&quot;, &quot;properties&quot;: {&quot;name&quot;:&quot;Aberdeen&quot;}, &quot;geometry&quot;: { &quot;type&quot;: &quot;Point&quot;, &quot;coordinates&quot;: [-2.0913745,57.1452452] }}">
            <text:p>{"type": "Feature", "properties": {"name":"Aberdeen"}, "geometry": { "type": "Point", "coordinates": [-2.0913745,57.1452452] }}</text:p>
          </table:table-cell>
        </table:table-row>
        <table:table-row table:style-name="ro2">
          <table:table-cell office:value-type="string">
            <text:p>Abidjan</text:p>
          </table:table-cell>
          <table:table-cell office:value-type="string">
            <text:p>Ivory Coast</text:p>
          </table:table-cell>
          <table:table-cell/>
          <table:table-cell office:value-type="float" office:value="1.87000083">
            <text:p>1.87000083</text:p>
          </table:table-cell>
          <table:table-cell office:value-type="float" office:value="9.76998734">
            <text:p>9.76998734</text:p>
          </table:table-cell>
          <table:table-cell table:formula="of:=CONCATENATE([.D3];&quot;,&quot;;[.E3])" office:value-type="string" office:string-value="1.87000083,9.76998734">
            <text:p>1.87000083,9.76998734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3];&quot;&quot;&quot;}, &quot;&quot;geometry&quot;&quot;: { &quot;&quot;type&quot;&quot;: &quot;&quot;Point&quot;&quot;, &quot;&quot;coordinates&quot;&quot;: [&quot;;[.D3];&quot;,&quot;;[.E3];&quot;] }}&quot;)" office:value-type="string" office:string-value="{&quot;type&quot;: &quot;Feature&quot;, &quot;properties&quot;: {&quot;name&quot;:&quot;Abidjan&quot;}, &quot;geometry&quot;: { &quot;type&quot;: &quot;Point&quot;, &quot;coordinates&quot;: [1.87000083,9.76998734] }}">
            <text:p>{"type": "Feature", "properties": {"name":"Abidjan"}, "geometry": { "type": "Point", "coordinates": [1.87000083,9.76998734] }}</text:p>
          </table:table-cell>
        </table:table-row>
        <table:table-row table:style-name="ro2">
          <table:table-cell office:value-type="string">
            <text:p>Abo Terminal</text:p>
          </table:table-cell>
          <table:table-cell office:value-type="string">
            <text:p>Nigeria</text:p>
          </table:table-cell>
          <table:table-cell/>
          <table:table-cell office:value-type="float" office:value="4.7849">
            <text:p>4.7849</text:p>
          </table:table-cell>
          <table:table-cell office:value-type="float" office:value="5.684">
            <text:p>5.684</text:p>
          </table:table-cell>
          <table:table-cell table:formula="of:=CONCATENATE([.D4];&quot;,&quot;;[.E4])" office:value-type="string" office:string-value="4.7849,5.684">
            <text:p>4.7849,5.684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4];&quot;&quot;&quot;}, &quot;&quot;geometry&quot;&quot;: { &quot;&quot;type&quot;&quot;: &quot;&quot;Point&quot;&quot;, &quot;&quot;coordinates&quot;&quot;: [&quot;;[.D4];&quot;,&quot;;[.E4];&quot;] }}&quot;)" office:value-type="string" office:string-value="{&quot;type&quot;: &quot;Feature&quot;, &quot;properties&quot;: {&quot;name&quot;:&quot;Abo Terminal&quot;}, &quot;geometry&quot;: { &quot;type&quot;: &quot;Point&quot;, &quot;coordinates&quot;: [4.7849,5.684] }}">
            <text:p>{"type": "Feature", "properties": {"name":"Abo Terminal"}, "geometry": { "type": "Point", "coordinates": [4.7849,5.684] }}</text:p>
          </table:table-cell>
        </table:table-row>
        <table:table-row table:style-name="ro1">
          <table:table-cell office:value-type="string">
            <text:p>Abu Kammash</text:p>
          </table:table-cell>
          <table:table-cell office:value-type="string">
            <text:p>Libya</text:p>
          </table:table-cell>
          <table:table-cell/>
          <table:table-cell office:value-type="float" office:value="11.7363481">
            <text:p>11.7363481</text:p>
          </table:table-cell>
          <table:table-cell office:value-type="float" office:value="33.073808">
            <text:p>33.073808</text:p>
          </table:table-cell>
          <table:table-cell table:formula="of:=CONCATENATE([.D5];&quot;,&quot;;[.E5])" office:value-type="string" office:string-value="11.7363481,33.073808">
            <text:p>11.7363481,33.073808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5];&quot;&quot;&quot;}, &quot;&quot;geometry&quot;&quot;: { &quot;&quot;type&quot;&quot;: &quot;&quot;Point&quot;&quot;, &quot;&quot;coordinates&quot;&quot;: [&quot;;[.D5];&quot;,&quot;;[.E5];&quot;] }}&quot;)" office:value-type="string" office:string-value="{&quot;type&quot;: &quot;Feature&quot;, &quot;properties&quot;: {&quot;name&quot;:&quot;Abu Kammash&quot;}, &quot;geometry&quot;: { &quot;type&quot;: &quot;Point&quot;, &quot;coordinates&quot;: [11.7363481,33.073808] }}">
            <text:p>{"type": "Feature", "properties": {"name":"Abu Kammash"}, "geometry": { "type": "Point", "coordinates": [11.7363481,33.073808] }}</text:p>
          </table:table-cell>
        </table:table-row>
        <table:table-row table:style-name="ro2">
          <table:table-cell office:value-type="string">
            <text:p>Alexandria</text:p>
          </table:table-cell>
          <table:table-cell office:value-type="string">
            <text:p>Egypt</text:p>
          </table:table-cell>
          <table:table-cell/>
          <table:table-cell office:value-type="float" office:value="29.8944">
            <text:p>29.8944</text:p>
          </table:table-cell>
          <table:table-cell office:value-type="float" office:value="31.199">
            <text:p>31.199</text:p>
          </table:table-cell>
          <table:table-cell table:formula="of:=CONCATENATE([.D6];&quot;,&quot;;[.E6])" office:value-type="string" office:string-value="29.8944,31.199">
            <text:p>29.8944,31.199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6];&quot;&quot;&quot;}, &quot;&quot;geometry&quot;&quot;: { &quot;&quot;type&quot;&quot;: &quot;&quot;Point&quot;&quot;, &quot;&quot;coordinates&quot;&quot;: [&quot;;[.D6];&quot;,&quot;;[.E6];&quot;] }}&quot;)" office:value-type="string" office:string-value="{&quot;type&quot;: &quot;Feature&quot;, &quot;properties&quot;: {&quot;name&quot;:&quot;Alexandria&quot;}, &quot;geometry&quot;: { &quot;type&quot;: &quot;Point&quot;, &quot;coordinates&quot;: [29.8944,31.199] }}">
            <text:p>{"type": "Feature", "properties": {"name":"Alexandria"}, "geometry": { "type": "Point", "coordinates": [29.8944,31.199] }}</text:p>
          </table:table-cell>
        </table:table-row>
        <table:table-row table:style-name="ro1">
          <table:table-cell office:value-type="string">
            <text:p>Algeciras</text:p>
          </table:table-cell>
          <table:table-cell office:value-type="string">
            <text:p>Spain</text:p>
          </table:table-cell>
          <table:table-cell/>
          <table:table-cell office:value-type="float" office:value="-5.4278">
            <text:p>-5.4278</text:p>
          </table:table-cell>
          <table:table-cell office:value-type="float" office:value="36.1386">
            <text:p>36.1386</text:p>
          </table:table-cell>
          <table:table-cell table:formula="of:=CONCATENATE([.D7];&quot;,&quot;;[.E7])" office:value-type="string" office:string-value="-5.4278,36.1386">
            <text:p>-5.4278,36.1386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7];&quot;&quot;&quot;}, &quot;&quot;geometry&quot;&quot;: { &quot;&quot;type&quot;&quot;: &quot;&quot;Point&quot;&quot;, &quot;&quot;coordinates&quot;&quot;: [&quot;;[.D7];&quot;,&quot;;[.E7];&quot;] }}&quot;)" office:value-type="string" office:string-value="{&quot;type&quot;: &quot;Feature&quot;, &quot;properties&quot;: {&quot;name&quot;:&quot;Algeciras&quot;}, &quot;geometry&quot;: { &quot;type&quot;: &quot;Point&quot;, &quot;coordinates&quot;: [-5.4278,36.1386] }}">
            <text:p>{"type": "Feature", "properties": {"name":"Algeciras"}, "geometry": { "type": "Point", "coordinates": [-5.4278,36.1386] }}</text:p>
          </table:table-cell>
        </table:table-row>
        <table:table-row table:style-name="ro2">
          <table:table-cell office:value-type="string">
            <text:p>Alger</text:p>
          </table:table-cell>
          <table:table-cell office:value-type="string">
            <text:p>Algeria</text:p>
          </table:table-cell>
          <table:table-cell/>
          <table:table-cell office:value-type="float" office:value="3.0601">
            <text:p>3.0601</text:p>
          </table:table-cell>
          <table:table-cell office:value-type="float" office:value="36.7753">
            <text:p>36.7753</text:p>
          </table:table-cell>
          <table:table-cell table:formula="of:=CONCATENATE([.D8];&quot;,&quot;;[.E8])" office:value-type="string" office:string-value="3.0601,36.7753">
            <text:p>3.0601,36.7753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8];&quot;&quot;&quot;}, &quot;&quot;geometry&quot;&quot;: { &quot;&quot;type&quot;&quot;: &quot;&quot;Point&quot;&quot;, &quot;&quot;coordinates&quot;&quot;: [&quot;;[.D8];&quot;,&quot;;[.E8];&quot;] }}&quot;)" office:value-type="string" office:string-value="{&quot;type&quot;: &quot;Feature&quot;, &quot;properties&quot;: {&quot;name&quot;:&quot;Alger&quot;}, &quot;geometry&quot;: { &quot;type&quot;: &quot;Point&quot;, &quot;coordinates&quot;: [3.0601,36.7753] }}">
            <text:p>{"type": "Feature", "properties": {"name":"Alger"}, "geometry": { "type": "Point", "coordinates": [3.0601,36.7753] }}</text:p>
          </table:table-cell>
        </table:table-row>
        <table:table-row table:style-name="ro1">
          <table:table-cell office:value-type="string">
            <text:p>Altamira</text:p>
          </table:table-cell>
          <table:table-cell office:value-type="string">
            <text:p>Mexico</text:p>
          </table:table-cell>
          <table:table-cell/>
          <table:table-cell office:value-type="float" office:value="-97.9299915">
            <text:p>-97.9299915</text:p>
          </table:table-cell>
          <table:table-cell office:value-type="float" office:value="22.4061839">
            <text:p>22.4061839</text:p>
          </table:table-cell>
          <table:table-cell table:formula="of:=CONCATENATE([.D9];&quot;,&quot;;[.E9])" office:value-type="string" office:string-value="-97.9299915,22.4061839">
            <text:p>-97.9299915,22.4061839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9];&quot;&quot;&quot;}, &quot;&quot;geometry&quot;&quot;: { &quot;&quot;type&quot;&quot;: &quot;&quot;Point&quot;&quot;, &quot;&quot;coordinates&quot;&quot;: [&quot;;[.D9];&quot;,&quot;;[.E9];&quot;] }}&quot;)" office:value-type="string" office:string-value="{&quot;type&quot;: &quot;Feature&quot;, &quot;properties&quot;: {&quot;name&quot;:&quot;Altamira&quot;}, &quot;geometry&quot;: { &quot;type&quot;: &quot;Point&quot;, &quot;coordinates&quot;: [-97.9299915,22.4061839] }}">
            <text:p>{"type": "Feature", "properties": {"name":"Altamira"}, "geometry": { "type": "Point", "coordinates": [-97.9299915,22.4061839] }}</text:p>
          </table:table-cell>
        </table:table-row>
        <table:table-row table:style-name="ro1">
          <table:table-cell office:value-type="string">
            <text:p>Ashdod</text:p>
          </table:table-cell>
          <table:table-cell office:value-type="string">
            <text:p>Israel</text:p>
          </table:table-cell>
          <table:table-cell/>
          <table:table-cell office:value-type="float" office:value="34.6601">
            <text:p>34.6601</text:p>
          </table:table-cell>
          <table:table-cell office:value-type="float" office:value="31.8493">
            <text:p>31.8493</text:p>
          </table:table-cell>
          <table:table-cell table:formula="of:=CONCATENATE([.D10];&quot;,&quot;;[.E10])" office:value-type="string" office:string-value="34.6601,31.8493">
            <text:p>34.6601,31.8493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10];&quot;&quot;&quot;}, &quot;&quot;geometry&quot;&quot;: { &quot;&quot;type&quot;&quot;: &quot;&quot;Point&quot;&quot;, &quot;&quot;coordinates&quot;&quot;: [&quot;;[.D10];&quot;,&quot;;[.E10];&quot;] }}&quot;)" office:value-type="string" office:string-value="{&quot;type&quot;: &quot;Feature&quot;, &quot;properties&quot;: {&quot;name&quot;:&quot;Ashdod&quot;}, &quot;geometry&quot;: { &quot;type&quot;: &quot;Point&quot;, &quot;coordinates&quot;: [34.6601,31.8493] }}">
            <text:p>{"type": "Feature", "properties": {"name":"Ashdod"}, "geometry": { "type": "Point", "coordinates": [34.6601,31.8493] }}</text:p>
          </table:table-cell>
        </table:table-row>
        <table:table-row table:style-name="ro2">
          <table:table-cell office:value-type="string">
            <text:p>Augusta</text:p>
          </table:table-cell>
          <table:table-cell office:value-type="string">
            <text:p>Italy</text:p>
          </table:table-cell>
          <table:table-cell/>
          <table:table-cell office:value-type="float" office:value="15.2059">
            <text:p>15.2059</text:p>
          </table:table-cell>
          <table:table-cell office:value-type="float" office:value="37.224">
            <text:p>37.224</text:p>
          </table:table-cell>
          <table:table-cell table:formula="of:=CONCATENATE([.D11];&quot;,&quot;;[.E11])" office:value-type="string" office:string-value="15.2059,37.224">
            <text:p>15.2059,37.224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11];&quot;&quot;&quot;}, &quot;&quot;geometry&quot;&quot;: { &quot;&quot;type&quot;&quot;: &quot;&quot;Point&quot;&quot;, &quot;&quot;coordinates&quot;&quot;: [&quot;;[.D11];&quot;,&quot;;[.E11];&quot;] }}&quot;)" office:value-type="string" office:string-value="{&quot;type&quot;: &quot;Feature&quot;, &quot;properties&quot;: {&quot;name&quot;:&quot;Augusta&quot;}, &quot;geometry&quot;: { &quot;type&quot;: &quot;Point&quot;, &quot;coordinates&quot;: [15.2059,37.224] }}">
            <text:p>{"type": "Feature", "properties": {"name":"Augusta"}, "geometry": { "type": "Point", "coordinates": [15.2059,37.224] }}</text:p>
          </table:table-cell>
        </table:table-row>
        <table:table-row table:style-name="ro1">
          <table:table-cell office:value-type="string">
            <text:p>Bandar Abbas</text:p>
          </table:table-cell>
          <table:table-cell office:value-type="string">
            <text:p>Iran</text:p>
          </table:table-cell>
          <table:table-cell/>
          <table:table-cell office:value-type="float" office:value="56.2823">
            <text:p>56.2823</text:p>
          </table:table-cell>
          <table:table-cell office:value-type="float" office:value="27.1762">
            <text:p>27.1762</text:p>
          </table:table-cell>
          <table:table-cell table:formula="of:=CONCATENATE([.D12];&quot;,&quot;;[.E12])" office:value-type="string" office:string-value="56.2823,27.1762">
            <text:p>56.2823,27.1762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12];&quot;&quot;&quot;}, &quot;&quot;geometry&quot;&quot;: { &quot;&quot;type&quot;&quot;: &quot;&quot;Point&quot;&quot;, &quot;&quot;coordinates&quot;&quot;: [&quot;;[.D12];&quot;,&quot;;[.E12];&quot;] }}&quot;)" office:value-type="string" office:string-value="{&quot;type&quot;: &quot;Feature&quot;, &quot;properties&quot;: {&quot;name&quot;:&quot;Bandar Abbas&quot;}, &quot;geometry&quot;: { &quot;type&quot;: &quot;Point&quot;, &quot;coordinates&quot;: [56.2823,27.1762] }}">
            <text:p>{"type": "Feature", "properties": {"name":"Bandar Abbas"}, "geometry": { "type": "Point", "coordinates": [56.2823,27.1762] }}</text:p>
          </table:table-cell>
        </table:table-row>
        <table:table-row table:style-name="ro1">
          <table:table-cell office:value-type="string">
            <text:p>Baniyas</text:p>
          </table:table-cell>
          <table:table-cell office:value-type="string">
            <text:p>Syria</text:p>
          </table:table-cell>
          <table:table-cell/>
          <table:table-cell office:value-type="float" office:value="35.944906">
            <text:p>35.944906</text:p>
          </table:table-cell>
          <table:table-cell office:value-type="float" office:value="35.1820319">
            <text:p>35.1820319</text:p>
          </table:table-cell>
          <table:table-cell table:formula="of:=CONCATENATE([.D13];&quot;,&quot;;[.E13])" office:value-type="string" office:string-value="35.944906,35.1820319">
            <text:p>35.944906,35.1820319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13];&quot;&quot;&quot;}, &quot;&quot;geometry&quot;&quot;: { &quot;&quot;type&quot;&quot;: &quot;&quot;Point&quot;&quot;, &quot;&quot;coordinates&quot;&quot;: [&quot;;[.D13];&quot;,&quot;;[.E13];&quot;] }}&quot;)" office:value-type="string" office:string-value="{&quot;type&quot;: &quot;Feature&quot;, &quot;properties&quot;: {&quot;name&quot;:&quot;Baniyas&quot;}, &quot;geometry&quot;: { &quot;type&quot;: &quot;Point&quot;, &quot;coordinates&quot;: [35.944906,35.1820319] }}">
            <text:p>{"type": "Feature", "properties": {"name":"Baniyas"}, "geometry": { "type": "Point", "coordinates": [35.944906,35.1820319] }}</text:p>
          </table:table-cell>
        </table:table-row>
        <table:table-row table:style-name="ro2">
          <table:table-cell office:value-type="string">
            <text:p>Barcelona</text:p>
          </table:table-cell>
          <table:table-cell office:value-type="string">
            <text:p>Spain</text:p>
          </table:table-cell>
          <table:table-cell/>
          <table:table-cell office:value-type="float" office:value="2.1889">
            <text:p>2.1889</text:p>
          </table:table-cell>
          <table:table-cell office:value-type="float" office:value="41.3996">
            <text:p>41.3996</text:p>
          </table:table-cell>
          <table:table-cell table:formula="of:=CONCATENATE([.D14];&quot;,&quot;;[.E14])" office:value-type="string" office:string-value="2.1889,41.3996">
            <text:p>2.1889,41.3996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14];&quot;&quot;&quot;}, &quot;&quot;geometry&quot;&quot;: { &quot;&quot;type&quot;&quot;: &quot;&quot;Point&quot;&quot;, &quot;&quot;coordinates&quot;&quot;: [&quot;;[.D14];&quot;,&quot;;[.E14];&quot;] }}&quot;)" office:value-type="string" office:string-value="{&quot;type&quot;: &quot;Feature&quot;, &quot;properties&quot;: {&quot;name&quot;:&quot;Barcelona&quot;}, &quot;geometry&quot;: { &quot;type&quot;: &quot;Point&quot;, &quot;coordinates&quot;: [2.1889,41.3996] }}">
            <text:p>{"type": "Feature", "properties": {"name":"Barcelona"}, "geometry": { "type": "Point", "coordinates": [2.1889,41.3996] }}</text:p>
          </table:table-cell>
        </table:table-row>
        <table:table-row table:style-name="ro1">
          <table:table-cell office:value-type="string">
            <text:p>Batumi</text:p>
          </table:table-cell>
          <table:table-cell office:value-type="string">
            <text:p>Georgia</text:p>
          </table:table-cell>
          <table:table-cell/>
          <table:table-cell office:value-type="float" office:value="41.6568">
            <text:p>41.6568</text:p>
          </table:table-cell>
          <table:table-cell office:value-type="float" office:value="41.6658">
            <text:p>41.6658</text:p>
          </table:table-cell>
          <table:table-cell table:formula="of:=CONCATENATE([.D15];&quot;,&quot;;[.E15])" office:value-type="string" office:string-value="41.6568,41.6658">
            <text:p>41.6568,41.6658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15];&quot;&quot;&quot;}, &quot;&quot;geometry&quot;&quot;: { &quot;&quot;type&quot;&quot;: &quot;&quot;Point&quot;&quot;, &quot;&quot;coordinates&quot;&quot;: [&quot;;[.D15];&quot;,&quot;;[.E15];&quot;] }}&quot;)" office:value-type="string" office:string-value="{&quot;type&quot;: &quot;Feature&quot;, &quot;properties&quot;: {&quot;name&quot;:&quot;Batumi&quot;}, &quot;geometry&quot;: { &quot;type&quot;: &quot;Point&quot;, &quot;coordinates&quot;: [41.6568,41.6658] }}">
            <text:p>{"type": "Feature", "properties": {"name":"Batumi"}, "geometry": { "type": "Point", "coordinates": [41.6568,41.6658] }}</text:p>
          </table:table-cell>
        </table:table-row>
        <table:table-row table:style-name="ro2">
          <table:table-cell office:value-type="string">
            <text:p>Beirut</text:p>
          </table:table-cell>
          <table:table-cell office:value-type="string">
            <text:p>Lebanon</text:p>
          </table:table-cell>
          <table:table-cell/>
          <table:table-cell office:value-type="float" office:value="35.47843">
            <text:p>35.47843</text:p>
          </table:table-cell>
          <table:table-cell office:value-type="float" office:value="33.8959203">
            <text:p>33.8959203</text:p>
          </table:table-cell>
          <table:table-cell table:formula="of:=CONCATENATE([.D16];&quot;,&quot;;[.E16])" office:value-type="string" office:string-value="35.47843,33.8959203">
            <text:p>35.47843,33.8959203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16];&quot;&quot;&quot;}, &quot;&quot;geometry&quot;&quot;: { &quot;&quot;type&quot;&quot;: &quot;&quot;Point&quot;&quot;, &quot;&quot;coordinates&quot;&quot;: [&quot;;[.D16];&quot;,&quot;;[.E16];&quot;] }}&quot;)" office:value-type="string" office:string-value="{&quot;type&quot;: &quot;Feature&quot;, &quot;properties&quot;: {&quot;name&quot;:&quot;Beirut&quot;}, &quot;geometry&quot;: { &quot;type&quot;: &quot;Point&quot;, &quot;coordinates&quot;: [35.47843,33.8959203] }}">
            <text:p>{"type": "Feature", "properties": {"name":"Beirut"}, "geometry": { "type": "Point", "coordinates": [35.47843,33.8959203] }}</text:p>
          </table:table-cell>
        </table:table-row>
        <table:table-row table:style-name="ro2">
          <table:table-cell office:value-type="string">
            <text:p>Bonny</text:p>
          </table:table-cell>
          <table:table-cell office:value-type="string">
            <text:p>Nigeria</text:p>
          </table:table-cell>
          <table:table-cell/>
          <table:table-cell office:value-type="float" office:value="7.1668">
            <text:p>7.1668</text:p>
          </table:table-cell>
          <table:table-cell office:value-type="float" office:value="4.4355">
            <text:p>4.4355</text:p>
          </table:table-cell>
          <table:table-cell table:formula="of:=CONCATENATE([.D17];&quot;,&quot;;[.E17])" office:value-type="string" office:string-value="7.1668,4.4355">
            <text:p>7.1668,4.4355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17];&quot;&quot;&quot;}, &quot;&quot;geometry&quot;&quot;: { &quot;&quot;type&quot;&quot;: &quot;&quot;Point&quot;&quot;, &quot;&quot;coordinates&quot;&quot;: [&quot;;[.D17];&quot;,&quot;;[.E17];&quot;] }}&quot;)" office:value-type="string" office:string-value="{&quot;type&quot;: &quot;Feature&quot;, &quot;properties&quot;: {&quot;name&quot;:&quot;Bonny&quot;}, &quot;geometry&quot;: { &quot;type&quot;: &quot;Point&quot;, &quot;coordinates&quot;: [7.1668,4.4355] }}">
            <text:p>{"type": "Feature", "properties": {"name":"Bonny"}, "geometry": { "type": "Point", "coordinates": [7.1668,4.4355] }}</text:p>
          </table:table-cell>
        </table:table-row>
        <table:table-row table:style-name="ro1">
          <table:table-cell office:value-type="string">
            <text:p>Bouri Terminal</text:p>
          </table:table-cell>
          <table:table-cell office:value-type="string">
            <text:p>Libya</text:p>
          </table:table-cell>
          <table:table-cell/>
          <table:table-cell office:value-type="float" office:value="13.2605">
            <text:p>13.2605</text:p>
          </table:table-cell>
          <table:table-cell office:value-type="float" office:value="33.8476">
            <text:p>33.8476</text:p>
          </table:table-cell>
          <table:table-cell table:formula="of:=CONCATENATE([.D18];&quot;,&quot;;[.E18])" office:value-type="string" office:string-value="13.2605,33.8476">
            <text:p>13.2605,33.8476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18];&quot;&quot;&quot;}, &quot;&quot;geometry&quot;&quot;: { &quot;&quot;type&quot;&quot;: &quot;&quot;Point&quot;&quot;, &quot;&quot;coordinates&quot;&quot;: [&quot;;[.D18];&quot;,&quot;;[.E18];&quot;] }}&quot;)" office:value-type="string" office:string-value="{&quot;type&quot;: &quot;Feature&quot;, &quot;properties&quot;: {&quot;name&quot;:&quot;Bouri Terminal&quot;}, &quot;geometry&quot;: { &quot;type&quot;: &quot;Point&quot;, &quot;coordinates&quot;: [13.2605,33.8476] }}">
            <text:p>{"type": "Feature", "properties": {"name":"Bouri Terminal"}, "geometry": { "type": "Point", "coordinates": [13.2605,33.8476] }}</text:p>
          </table:table-cell>
        </table:table-row>
        <table:table-row table:style-name="ro2">
          <table:table-cell office:value-type="string">
            <text:p>Brass Terminal</text:p>
          </table:table-cell>
          <table:table-cell office:value-type="string">
            <text:p>Nigeria</text:p>
          </table:table-cell>
          <table:table-cell/>
          <table:table-cell office:value-type="float" office:value="6.2439">
            <text:p>6.2439</text:p>
          </table:table-cell>
          <table:table-cell office:value-type="float" office:value="4.3037">
            <text:p>4.3037</text:p>
          </table:table-cell>
          <table:table-cell table:formula="of:=CONCATENATE([.D19];&quot;,&quot;;[.E19])" office:value-type="string" office:string-value="6.2439,4.3037">
            <text:p>6.2439,4.3037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19];&quot;&quot;&quot;}, &quot;&quot;geometry&quot;&quot;: { &quot;&quot;type&quot;&quot;: &quot;&quot;Point&quot;&quot;, &quot;&quot;coordinates&quot;&quot;: [&quot;;[.D19];&quot;,&quot;;[.E19];&quot;] }}&quot;)" office:value-type="string" office:string-value="{&quot;type&quot;: &quot;Feature&quot;, &quot;properties&quot;: {&quot;name&quot;:&quot;Brass Terminal&quot;}, &quot;geometry&quot;: { &quot;type&quot;: &quot;Point&quot;, &quot;coordinates&quot;: [6.2439,4.3037] }}">
            <text:p>{"type": "Feature", "properties": {"name":"Brass Terminal"}, "geometry": { "type": "Point", "coordinates": [6.2439,4.3037] }}</text:p>
          </table:table-cell>
        </table:table-row>
        <table:table-row table:style-name="ro1">
          <table:table-cell office:value-type="string">
            <text:p>Buenos Aires</text:p>
          </table:table-cell>
          <table:table-cell office:value-type="string">
            <text:p>Argentina</text:p>
          </table:table-cell>
          <table:table-cell/>
          <table:table-cell office:value-type="float" office:value="-58.44598">
            <text:p>-58.44598</text:p>
          </table:table-cell>
          <table:table-cell office:value-type="float" office:value="-34.61287">
            <text:p>-34.61287</text:p>
          </table:table-cell>
          <table:table-cell table:formula="of:=CONCATENATE([.D20];&quot;,&quot;;[.E20])" office:value-type="string" office:string-value="-58.44598,-34.61287">
            <text:p>-58.44598,-34.61287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20];&quot;&quot;&quot;}, &quot;&quot;geometry&quot;&quot;: { &quot;&quot;type&quot;&quot;: &quot;&quot;Point&quot;&quot;, &quot;&quot;coordinates&quot;&quot;: [&quot;;[.D20];&quot;,&quot;;[.E20];&quot;] }}&quot;)" office:value-type="string" office:string-value="{&quot;type&quot;: &quot;Feature&quot;, &quot;properties&quot;: {&quot;name&quot;:&quot;Buenos Aires&quot;}, &quot;geometry&quot;: { &quot;type&quot;: &quot;Point&quot;, &quot;coordinates&quot;: [-58.44598,-34.61287] }}">
            <text:p>{"type": "Feature", "properties": {"name":"Buenos Aires"}, "geometry": { "type": "Point", "coordinates": [-58.44598,-34.61287] }}</text:p>
          </table:table-cell>
        </table:table-row>
        <table:table-row table:style-name="ro1">
          <table:table-cell office:value-type="string">
            <text:p>Busan (Pusan)</text:p>
          </table:table-cell>
          <table:table-cell office:value-type="string">
            <text:p>South Korea</text:p>
          </table:table-cell>
          <table:table-cell/>
          <table:table-cell office:value-type="float" office:value="129.0176">
            <text:p>129.0176</text:p>
          </table:table-cell>
          <table:table-cell office:value-type="float" office:value="35.0803">
            <text:p>35.0803</text:p>
          </table:table-cell>
          <table:table-cell table:formula="of:=CONCATENATE([.D21];&quot;,&quot;;[.E21])" office:value-type="string" office:string-value="129.0176,35.0803">
            <text:p>129.0176,35.0803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21];&quot;&quot;&quot;}, &quot;&quot;geometry&quot;&quot;: { &quot;&quot;type&quot;&quot;: &quot;&quot;Point&quot;&quot;, &quot;&quot;coordinates&quot;&quot;: [&quot;;[.D21];&quot;,&quot;;[.E21];&quot;] }}&quot;)" office:value-type="string" office:string-value="{&quot;type&quot;: &quot;Feature&quot;, &quot;properties&quot;: {&quot;name&quot;:&quot;Busan (Pusan)&quot;}, &quot;geometry&quot;: { &quot;type&quot;: &quot;Point&quot;, &quot;coordinates&quot;: [129.0176,35.0803] }}">
            <text:p>{"type": "Feature", "properties": {"name":"Busan (Pusan)"}, "geometry": { "type": "Point", "coordinates": [129.0176,35.0803] }}</text:p>
          </table:table-cell>
        </table:table-row>
        <table:table-row table:style-name="ro1">
          <table:table-cell office:value-type="string">
            <text:p>Cagliari</text:p>
          </table:table-cell>
          <table:table-cell office:value-type="string">
            <text:p>Italy</text:p>
          </table:table-cell>
          <table:table-cell/>
          <table:table-cell office:value-type="float" office:value="9.096">
            <text:p>9.096</text:p>
          </table:table-cell>
          <table:table-cell office:value-type="float" office:value="39.2204">
            <text:p>39.2204</text:p>
          </table:table-cell>
          <table:table-cell table:formula="of:=CONCATENATE([.D22];&quot;,&quot;;[.E22])" office:value-type="string" office:string-value="9.096,39.2204">
            <text:p>9.096,39.2204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22];&quot;&quot;&quot;}, &quot;&quot;geometry&quot;&quot;: { &quot;&quot;type&quot;&quot;: &quot;&quot;Point&quot;&quot;, &quot;&quot;coordinates&quot;&quot;: [&quot;;[.D22];&quot;,&quot;;[.E22];&quot;] }}&quot;)" office:value-type="string" office:string-value="{&quot;type&quot;: &quot;Feature&quot;, &quot;properties&quot;: {&quot;name&quot;:&quot;Cagliari&quot;}, &quot;geometry&quot;: { &quot;type&quot;: &quot;Point&quot;, &quot;coordinates&quot;: [9.096,39.2204] }}">
            <text:p>{"type": "Feature", "properties": {"name":"Cagliari"}, "geometry": { "type": "Point", "coordinates": [9.096,39.2204] }}</text:p>
          </table:table-cell>
        </table:table-row>
        <table:table-row table:style-name="ro1">
          <table:table-cell office:value-type="string">
            <text:p>Cartagena</text:p>
          </table:table-cell>
          <table:table-cell office:value-type="string">
            <text:p>Colombia</text:p>
          </table:table-cell>
          <table:table-cell/>
          <table:table-cell office:value-type="float" office:value="-75.518">
            <text:p>-75.518</text:p>
          </table:table-cell>
          <table:table-cell office:value-type="float" office:value="10.4162">
            <text:p>10.4162</text:p>
          </table:table-cell>
          <table:table-cell table:formula="of:=CONCATENATE([.D23];&quot;,&quot;;[.E23])" office:value-type="string" office:string-value="-75.518,10.4162">
            <text:p>-75.518,10.4162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23];&quot;&quot;&quot;}, &quot;&quot;geometry&quot;&quot;: { &quot;&quot;type&quot;&quot;: &quot;&quot;Point&quot;&quot;, &quot;&quot;coordinates&quot;&quot;: [&quot;;[.D23];&quot;,&quot;;[.E23];&quot;] }}&quot;)" office:value-type="string" office:string-value="{&quot;type&quot;: &quot;Feature&quot;, &quot;properties&quot;: {&quot;name&quot;:&quot;Cartagena&quot;}, &quot;geometry&quot;: { &quot;type&quot;: &quot;Point&quot;, &quot;coordinates&quot;: [-75.518,10.4162] }}">
            <text:p>{"type": "Feature", "properties": {"name":"Cartagena"}, "geometry": { "type": "Point", "coordinates": [-75.518,10.4162] }}</text:p>
          </table:table-cell>
        </table:table-row>
        <table:table-row table:style-name="ro2">
          <table:table-cell office:value-type="string">
            <text:p>Casablanca</text:p>
          </table:table-cell>
          <table:table-cell office:value-type="string">
            <text:p>Morocco</text:p>
          </table:table-cell>
          <table:table-cell/>
          <table:table-cell office:value-type="float" office:value="-7.6073">
            <text:p>-7.6073</text:p>
          </table:table-cell>
          <table:table-cell office:value-type="float" office:value="33.588">
            <text:p>33.588</text:p>
          </table:table-cell>
          <table:table-cell table:formula="of:=CONCATENATE([.D24];&quot;,&quot;;[.E24])" office:value-type="string" office:string-value="-7.6073,33.588">
            <text:p>-7.6073,33.588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24];&quot;&quot;&quot;}, &quot;&quot;geometry&quot;&quot;: { &quot;&quot;type&quot;&quot;: &quot;&quot;Point&quot;&quot;, &quot;&quot;coordinates&quot;&quot;: [&quot;;[.D24];&quot;,&quot;;[.E24];&quot;] }}&quot;)" office:value-type="string" office:string-value="{&quot;type&quot;: &quot;Feature&quot;, &quot;properties&quot;: {&quot;name&quot;:&quot;Casablanca&quot;}, &quot;geometry&quot;: { &quot;type&quot;: &quot;Point&quot;, &quot;coordinates&quot;: [-7.6073,33.588] }}">
            <text:p>{"type": "Feature", "properties": {"name":"Casablanca"}, "geometry": { "type": "Point", "coordinates": [-7.6073,33.588] }}</text:p>
          </table:table-cell>
        </table:table-row>
        <table:table-row table:style-name="ro1">
          <table:table-cell office:value-type="string">
            <text:p>Catania</text:p>
          </table:table-cell>
          <table:table-cell office:value-type="string">
            <text:p>Italy</text:p>
          </table:table-cell>
          <table:table-cell/>
          <table:table-cell office:value-type="float" office:value="15.0306">
            <text:p>15.0306</text:p>
          </table:table-cell>
          <table:table-cell office:value-type="float" office:value="37.4603">
            <text:p>37.4603</text:p>
          </table:table-cell>
          <table:table-cell table:formula="of:=CONCATENATE([.D25];&quot;,&quot;;[.E25])" office:value-type="string" office:string-value="15.0306,37.4603">
            <text:p>15.0306,37.4603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25];&quot;&quot;&quot;}, &quot;&quot;geometry&quot;&quot;: { &quot;&quot;type&quot;&quot;: &quot;&quot;Point&quot;&quot;, &quot;&quot;coordinates&quot;&quot;: [&quot;;[.D25];&quot;,&quot;;[.E25];&quot;] }}&quot;)" office:value-type="string" office:string-value="{&quot;type&quot;: &quot;Feature&quot;, &quot;properties&quot;: {&quot;name&quot;:&quot;Catania&quot;}, &quot;geometry&quot;: { &quot;type&quot;: &quot;Point&quot;, &quot;coordinates&quot;: [15.0306,37.4603] }}">
            <text:p>{"type": "Feature", "properties": {"name":"Catania"}, "geometry": { "type": "Point", "coordinates": [15.0306,37.4603] }}</text:p>
          </table:table-cell>
        </table:table-row>
        <table:table-row table:style-name="ro1">
          <table:table-cell office:value-type="string">
            <text:p>Caucedo</text:p>
          </table:table-cell>
          <table:table-cell office:value-type="string">
            <text:p>Dominican Republic</text:p>
          </table:table-cell>
          <table:table-cell/>
          <table:table-cell office:value-type="float" office:value="-69.6155">
            <text:p>-69.6155</text:p>
          </table:table-cell>
          <table:table-cell office:value-type="float" office:value="18.4355">
            <text:p>18.4355</text:p>
          </table:table-cell>
          <table:table-cell table:formula="of:=CONCATENATE([.D26];&quot;,&quot;;[.E26])" office:value-type="string" office:string-value="-69.6155,18.4355">
            <text:p>-69.6155,18.4355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26];&quot;&quot;&quot;}, &quot;&quot;geometry&quot;&quot;: { &quot;&quot;type&quot;&quot;: &quot;&quot;Point&quot;&quot;, &quot;&quot;coordinates&quot;&quot;: [&quot;;[.D26];&quot;,&quot;;[.E26];&quot;] }}&quot;)" office:value-type="string" office:string-value="{&quot;type&quot;: &quot;Feature&quot;, &quot;properties&quot;: {&quot;name&quot;:&quot;Caucedo&quot;}, &quot;geometry&quot;: { &quot;type&quot;: &quot;Point&quot;, &quot;coordinates&quot;: [-69.6155,18.4355] }}">
            <text:p>{"type": "Feature", "properties": {"name":"Caucedo"}, "geometry": { "type": "Point", "coordinates": [-69.6155,18.4355] }}</text:p>
          </table:table-cell>
        </table:table-row>
        <table:table-row table:style-name="ro1">
          <table:table-cell office:value-type="string">
            <text:p>Ceyhan</text:p>
          </table:table-cell>
          <table:table-cell office:value-type="string">
            <text:p>Turkey</text:p>
          </table:table-cell>
          <table:table-cell/>
          <table:table-cell office:value-type="float" office:value="35.8331">
            <text:p>35.8331</text:p>
          </table:table-cell>
          <table:table-cell office:value-type="float" office:value="37.0562">
            <text:p>37.0562</text:p>
          </table:table-cell>
          <table:table-cell table:formula="of:=CONCATENATE([.D27];&quot;,&quot;;[.E27])" office:value-type="string" office:string-value="35.8331,37.0562">
            <text:p>35.8331,37.0562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27];&quot;&quot;&quot;}, &quot;&quot;geometry&quot;&quot;: { &quot;&quot;type&quot;&quot;: &quot;&quot;Point&quot;&quot;, &quot;&quot;coordinates&quot;&quot;: [&quot;;[.D27];&quot;,&quot;;[.E27];&quot;] }}&quot;)" office:value-type="string" office:string-value="{&quot;type&quot;: &quot;Feature&quot;, &quot;properties&quot;: {&quot;name&quot;:&quot;Ceyhan&quot;}, &quot;geometry&quot;: { &quot;type&quot;: &quot;Point&quot;, &quot;coordinates&quot;: [35.8331,37.0562] }}">
            <text:p>{"type": "Feature", "properties": {"name":"Ceyhan"}, "geometry": { "type": "Point", "coordinates": [35.8331,37.0562] }}</text:p>
          </table:table-cell>
        </table:table-row>
        <table:table-row table:style-name="ro1">
          <table:table-cell office:value-type="string">
            <text:p>Chiwan</text:p>
          </table:table-cell>
          <table:table-cell office:value-type="string">
            <text:p>China</text:p>
          </table:table-cell>
          <table:table-cell/>
          <table:table-cell office:value-type="float" office:value="113.8925745">
            <text:p>113.8925745</text:p>
          </table:table-cell>
          <table:table-cell office:value-type="float" office:value="22.4823134">
            <text:p>22.4823134</text:p>
          </table:table-cell>
          <table:table-cell table:formula="of:=CONCATENATE([.D28];&quot;,&quot;;[.E28])" office:value-type="string" office:string-value="113.8925745,22.4823134">
            <text:p>113.8925745,22.4823134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28];&quot;&quot;&quot;}, &quot;&quot;geometry&quot;&quot;: { &quot;&quot;type&quot;&quot;: &quot;&quot;Point&quot;&quot;, &quot;&quot;coordinates&quot;&quot;: [&quot;;[.D28];&quot;,&quot;;[.E28];&quot;] }}&quot;)" office:value-type="string" office:string-value="{&quot;type&quot;: &quot;Feature&quot;, &quot;properties&quot;: {&quot;name&quot;:&quot;Chiwan&quot;}, &quot;geometry&quot;: { &quot;type&quot;: &quot;Point&quot;, &quot;coordinates&quot;: [113.8925745,22.4823134] }}">
            <text:p>{"type": "Feature", "properties": {"name":"Chiwan"}, "geometry": { "type": "Point", "coordinates": [113.8925745,22.4823134] }}</text:p>
          </table:table-cell>
        </table:table-row>
        <table:table-row table:style-name="ro1">
          <table:table-cell office:value-type="string">
            <text:p>Colombo</text:p>
          </table:table-cell>
          <table:table-cell office:value-type="string">
            <text:p>Sri Lanka</text:p>
          </table:table-cell>
          <table:table-cell/>
          <table:table-cell office:value-type="float" office:value="79.8532704">
            <text:p>79.8532704</text:p>
          </table:table-cell>
          <table:table-cell office:value-type="float" office:value="6.934287">
            <text:p>6.934287</text:p>
          </table:table-cell>
          <table:table-cell table:formula="of:=CONCATENATE([.D29];&quot;,&quot;;[.E29])" office:value-type="string" office:string-value="79.8532704,6.934287">
            <text:p>79.8532704,6.934287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29];&quot;&quot;&quot;}, &quot;&quot;geometry&quot;&quot;: { &quot;&quot;type&quot;&quot;: &quot;&quot;Point&quot;&quot;, &quot;&quot;coordinates&quot;&quot;: [&quot;;[.D29];&quot;,&quot;;[.E29];&quot;] }}&quot;)" office:value-type="string" office:string-value="{&quot;type&quot;: &quot;Feature&quot;, &quot;properties&quot;: {&quot;name&quot;:&quot;Colombo&quot;}, &quot;geometry&quot;: { &quot;type&quot;: &quot;Point&quot;, &quot;coordinates&quot;: [79.8532704,6.934287] }}">
            <text:p>{"type": "Feature", "properties": {"name":"Colombo"}, "geometry": { "type": "Point", "coordinates": [79.8532704,6.934287] }}</text:p>
          </table:table-cell>
        </table:table-row>
        <table:table-row table:style-name="ro2">
          <table:table-cell office:value-type="string">
            <text:p>Dakar</text:p>
          </table:table-cell>
          <table:table-cell office:value-type="string">
            <text:p>Senegal</text:p>
          </table:table-cell>
          <table:table-cell/>
          <table:table-cell office:value-type="float" office:value="-17.44703">
            <text:p>-17.44703</text:p>
          </table:table-cell>
          <table:table-cell office:value-type="float" office:value="14.693">
            <text:p>14.693</text:p>
          </table:table-cell>
          <table:table-cell table:formula="of:=CONCATENATE([.D30];&quot;,&quot;;[.E30])" office:value-type="string" office:string-value="-17.44703,14.693">
            <text:p>-17.44703,14.693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30];&quot;&quot;&quot;}, &quot;&quot;geometry&quot;&quot;: { &quot;&quot;type&quot;&quot;: &quot;&quot;Point&quot;&quot;, &quot;&quot;coordinates&quot;&quot;: [&quot;;[.D30];&quot;,&quot;;[.E30];&quot;] }}&quot;)" office:value-type="string" office:string-value="{&quot;type&quot;: &quot;Feature&quot;, &quot;properties&quot;: {&quot;name&quot;:&quot;Dakar&quot;}, &quot;geometry&quot;: { &quot;type&quot;: &quot;Point&quot;, &quot;coordinates&quot;: [-17.44703,14.693] }}">
            <text:p>{"type": "Feature", "properties": {"name":"Dakar"}, "geometry": { "type": "Point", "coordinates": [-17.44703,14.693] }}</text:p>
          </table:table-cell>
        </table:table-row>
        <table:table-row table:style-name="ro1">
          <table:table-cell office:value-type="string">
            <text:p>Damietta</text:p>
          </table:table-cell>
          <table:table-cell office:value-type="string">
            <text:p>Egypt</text:p>
          </table:table-cell>
          <table:table-cell/>
          <table:table-cell office:value-type="float" office:value="31.82137">
            <text:p>31.82137</text:p>
          </table:table-cell>
          <table:table-cell office:value-type="float" office:value="31.41674">
            <text:p>31.41674</text:p>
          </table:table-cell>
          <table:table-cell table:formula="of:=CONCATENATE([.D31];&quot;,&quot;;[.E31])" office:value-type="string" office:string-value="31.82137,31.41674">
            <text:p>31.82137,31.41674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31];&quot;&quot;&quot;}, &quot;&quot;geometry&quot;&quot;: { &quot;&quot;type&quot;&quot;: &quot;&quot;Point&quot;&quot;, &quot;&quot;coordinates&quot;&quot;: [&quot;;[.D31];&quot;,&quot;;[.E31];&quot;] }}&quot;)" office:value-type="string" office:string-value="{&quot;type&quot;: &quot;Feature&quot;, &quot;properties&quot;: {&quot;name&quot;:&quot;Damietta&quot;}, &quot;geometry&quot;: { &quot;type&quot;: &quot;Point&quot;, &quot;coordinates&quot;: [31.82137,31.41674] }}">
            <text:p>{"type": "Feature", "properties": {"name":"Damietta"}, "geometry": { "type": "Point", "coordinates": [31.82137,31.41674] }}</text:p>
          </table:table-cell>
        </table:table-row>
        <table:table-row table:style-name="ro1">
          <table:table-cell office:value-type="string">
            <text:p>Damman</text:p>
          </table:table-cell>
          <table:table-cell office:value-type="string">
            <text:p>Saudi <text:s/>Arabia</text:p>
          </table:table-cell>
          <table:table-cell/>
          <table:table-cell office:value-type="float" office:value="50.1571">
            <text:p>50.1571</text:p>
          </table:table-cell>
          <table:table-cell office:value-type="float" office:value="26.474">
            <text:p>26.474</text:p>
          </table:table-cell>
          <table:table-cell table:formula="of:=CONCATENATE([.D32];&quot;,&quot;;[.E32])" office:value-type="string" office:string-value="50.1571,26.474">
            <text:p>50.1571,26.474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32];&quot;&quot;&quot;}, &quot;&quot;geometry&quot;&quot;: { &quot;&quot;type&quot;&quot;: &quot;&quot;Point&quot;&quot;, &quot;&quot;coordinates&quot;&quot;: [&quot;;[.D32];&quot;,&quot;;[.E32];&quot;] }}&quot;)" office:value-type="string" office:string-value="{&quot;type&quot;: &quot;Feature&quot;, &quot;properties&quot;: {&quot;name&quot;:&quot;Damman&quot;}, &quot;geometry&quot;: { &quot;type&quot;: &quot;Point&quot;, &quot;coordinates&quot;: [50.1571,26.474] }}">
            <text:p>{"type": "Feature", "properties": {"name":"Damman"}, "geometry": { "type": "Point", "coordinates": [50.1571,26.474] }}</text:p>
          </table:table-cell>
        </table:table-row>
        <table:table-row table:style-name="ro2">
          <table:table-cell table:number-columns-repeated="2" office:value-type="string">
            <text:p>Djibouti</text:p>
          </table:table-cell>
          <table:table-cell/>
          <table:table-cell office:value-type="float" office:value="43.1362">
            <text:p>43.1362</text:p>
          </table:table-cell>
          <table:table-cell office:value-type="float" office:value="11.597">
            <text:p>11.597</text:p>
          </table:table-cell>
          <table:table-cell table:formula="of:=CONCATENATE([.D33];&quot;,&quot;;[.E33])" office:value-type="string" office:string-value="43.1362,11.597">
            <text:p>43.1362,11.597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33];&quot;&quot;&quot;}, &quot;&quot;geometry&quot;&quot;: { &quot;&quot;type&quot;&quot;: &quot;&quot;Point&quot;&quot;, &quot;&quot;coordinates&quot;&quot;: [&quot;;[.D33];&quot;,&quot;;[.E33];&quot;] }}&quot;)" office:value-type="string" office:string-value="{&quot;type&quot;: &quot;Feature&quot;, &quot;properties&quot;: {&quot;name&quot;:&quot;Djibouti&quot;}, &quot;geometry&quot;: { &quot;type&quot;: &quot;Point&quot;, &quot;coordinates&quot;: [43.1362,11.597] }}">
            <text:p>{"type": "Feature", "properties": {"name":"Djibouti"}, "geometry": { "type": "Point", "coordinates": [43.1362,11.597] }}</text:p>
          </table:table-cell>
        </table:table-row>
        <table:table-row table:style-name="ro1">
          <table:table-cell office:value-type="string">
            <text:p>Dumai, Sumatra</text:p>
          </table:table-cell>
          <table:table-cell office:value-type="string">
            <text:p>Indonesia</text:p>
          </table:table-cell>
          <table:table-cell/>
          <table:table-cell office:value-type="float" office:value="101.4532617">
            <text:p>101.4532617</text:p>
          </table:table-cell>
          <table:table-cell office:value-type="float" office:value="1.6815017">
            <text:p>1.6815017</text:p>
          </table:table-cell>
          <table:table-cell table:formula="of:=CONCATENATE([.D34];&quot;,&quot;;[.E34])" office:value-type="string" office:string-value="101.4532617,1.6815017">
            <text:p>101.4532617,1.6815017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34];&quot;&quot;&quot;}, &quot;&quot;geometry&quot;&quot;: { &quot;&quot;type&quot;&quot;: &quot;&quot;Point&quot;&quot;, &quot;&quot;coordinates&quot;&quot;: [&quot;;[.D34];&quot;,&quot;;[.E34];&quot;] }}&quot;)" office:value-type="string" office:string-value="{&quot;type&quot;: &quot;Feature&quot;, &quot;properties&quot;: {&quot;name&quot;:&quot;Dumai, Sumatra&quot;}, &quot;geometry&quot;: { &quot;type&quot;: &quot;Point&quot;, &quot;coordinates&quot;: [101.4532617,1.6815017] }}">
            <text:p>{"type": "Feature", "properties": {"name":"Dumai, Sumatra"}, "geometry": { "type": "Point", "coordinates": [101.4532617,1.6815017] }}</text:p>
          </table:table-cell>
        </table:table-row>
        <table:table-row table:style-name="ro2">
          <table:table-cell office:value-type="string">
            <text:p>Durban</text:p>
          </table:table-cell>
          <table:table-cell office:value-type="string">
            <text:p>South Africa</text:p>
          </table:table-cell>
          <table:table-cell/>
          <table:table-cell office:value-type="float" office:value="31.0375">
            <text:p>31.0375</text:p>
          </table:table-cell>
          <table:table-cell office:value-type="float" office:value="-29.87">
            <text:p>-29.87</text:p>
          </table:table-cell>
          <table:table-cell table:formula="of:=CONCATENATE([.D35];&quot;,&quot;;[.E35])" office:value-type="string" office:string-value="31.0375,-29.87">
            <text:p>31.0375,-29.87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35];&quot;&quot;&quot;}, &quot;&quot;geometry&quot;&quot;: { &quot;&quot;type&quot;&quot;: &quot;&quot;Point&quot;&quot;, &quot;&quot;coordinates&quot;&quot;: [&quot;;[.D35];&quot;,&quot;;[.E35];&quot;] }}&quot;)" office:value-type="string" office:string-value="{&quot;type&quot;: &quot;Feature&quot;, &quot;properties&quot;: {&quot;name&quot;:&quot;Durban&quot;}, &quot;geometry&quot;: { &quot;type&quot;: &quot;Point&quot;, &quot;coordinates&quot;: [31.0375,-29.87] }}">
            <text:p>{"type": "Feature", "properties": {"name":"Durban"}, "geometry": { "type": "Point", "coordinates": [31.0375,-29.87] }}</text:p>
          </table:table-cell>
        </table:table-row>
        <table:table-row table:style-name="ro2">
          <table:table-cell office:value-type="string">
            <text:p>Es Sider</text:p>
          </table:table-cell>
          <table:table-cell office:value-type="string">
            <text:p>Libya</text:p>
          </table:table-cell>
          <table:table-cell/>
          <table:table-cell office:value-type="float" office:value="18.36565">
            <text:p>18.36565</text:p>
          </table:table-cell>
          <table:table-cell office:value-type="float" office:value="30.63684">
            <text:p>30.63684</text:p>
          </table:table-cell>
          <table:table-cell table:formula="of:=CONCATENATE([.D36];&quot;,&quot;;[.E36])" office:value-type="string" office:string-value="18.36565,30.63684">
            <text:p>18.36565,30.63684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36];&quot;&quot;&quot;}, &quot;&quot;geometry&quot;&quot;: { &quot;&quot;type&quot;&quot;: &quot;&quot;Point&quot;&quot;, &quot;&quot;coordinates&quot;&quot;: [&quot;;[.D36];&quot;,&quot;;[.E36];&quot;] }}&quot;)" office:value-type="string" office:string-value="{&quot;type&quot;: &quot;Feature&quot;, &quot;properties&quot;: {&quot;name&quot;:&quot;Es Sider&quot;}, &quot;geometry&quot;: { &quot;type&quot;: &quot;Point&quot;, &quot;coordinates&quot;: [18.36565,30.63684] }}">
            <text:p>{"type": "Feature", "properties": {"name":"Es Sider"}, "geometry": { "type": "Point", "coordinates": [18.36565,30.63684] }}</text:p>
          </table:table-cell>
        </table:table-row>
        <table:table-row table:style-name="ro1">
          <table:table-cell office:value-type="string">
            <text:p>Forcados</text:p>
          </table:table-cell>
          <table:table-cell office:value-type="string">
            <text:p>Nigeria</text:p>
          </table:table-cell>
          <table:table-cell/>
          <table:table-cell office:value-type="float" office:value="5.3534">
            <text:p>5.3534</text:p>
          </table:table-cell>
          <table:table-cell office:value-type="float" office:value="5.4393">
            <text:p>5.4393</text:p>
          </table:table-cell>
          <table:table-cell table:formula="of:=CONCATENATE([.D37];&quot;,&quot;;[.E37])" office:value-type="string" office:string-value="5.3534,5.4393">
            <text:p>5.3534,5.4393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37];&quot;&quot;&quot;}, &quot;&quot;geometry&quot;&quot;: { &quot;&quot;type&quot;&quot;: &quot;&quot;Point&quot;&quot;, &quot;&quot;coordinates&quot;&quot;: [&quot;;[.D37];&quot;,&quot;;[.E37];&quot;] }}&quot;)" office:value-type="string" office:string-value="{&quot;type&quot;: &quot;Feature&quot;, &quot;properties&quot;: {&quot;name&quot;:&quot;Forcados&quot;}, &quot;geometry&quot;: { &quot;type&quot;: &quot;Point&quot;, &quot;coordinates&quot;: [5.3534,5.4393] }}">
            <text:p>{"type": "Feature", "properties": {"name":"Forcados"}, "geometry": { "type": "Point", "coordinates": [5.3534,5.4393] }}</text:p>
          </table:table-cell>
        </table:table-row>
        <table:table-row table:style-name="ro1">
          <table:table-cell office:value-type="string">
            <text:p>Fos-sur-Mer</text:p>
          </table:table-cell>
          <table:table-cell office:value-type="string">
            <text:p>France</text:p>
          </table:table-cell>
          <table:table-cell/>
          <table:table-cell office:value-type="float" office:value="4.945595">
            <text:p>4.945595</text:p>
          </table:table-cell>
          <table:table-cell office:value-type="float" office:value="43.4380714">
            <text:p>43.4380714</text:p>
          </table:table-cell>
          <table:table-cell table:formula="of:=CONCATENATE([.D38];&quot;,&quot;;[.E38])" office:value-type="string" office:string-value="4.945595,43.4380714">
            <text:p>4.945595,43.4380714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38];&quot;&quot;&quot;}, &quot;&quot;geometry&quot;&quot;: { &quot;&quot;type&quot;&quot;: &quot;&quot;Point&quot;&quot;, &quot;&quot;coordinates&quot;&quot;: [&quot;;[.D38];&quot;,&quot;;[.E38];&quot;] }}&quot;)" office:value-type="string" office:string-value="{&quot;type&quot;: &quot;Feature&quot;, &quot;properties&quot;: {&quot;name&quot;:&quot;Fos-sur-Mer&quot;}, &quot;geometry&quot;: { &quot;type&quot;: &quot;Point&quot;, &quot;coordinates&quot;: [4.945595,43.4380714] }}">
            <text:p>{"type": "Feature", "properties": {"name":"Fos-sur-Mer"}, "geometry": { "type": "Point", "coordinates": [4.945595,43.4380714] }}</text:p>
          </table:table-cell>
        </table:table-row>
        <table:table-row table:style-name="ro1">
          <table:table-cell office:value-type="string">
            <text:p>Gela</text:p>
          </table:table-cell>
          <table:table-cell office:value-type="string">
            <text:p>Italy</text:p>
          </table:table-cell>
          <table:table-cell/>
          <table:table-cell office:value-type="float" office:value="14.25075">
            <text:p>14.25075</text:p>
          </table:table-cell>
          <table:table-cell office:value-type="float" office:value="37.06659">
            <text:p>37.06659</text:p>
          </table:table-cell>
          <table:table-cell table:formula="of:=CONCATENATE([.D39];&quot;,&quot;;[.E39])" office:value-type="string" office:string-value="14.25075,37.06659">
            <text:p>14.25075,37.06659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39];&quot;&quot;&quot;}, &quot;&quot;geometry&quot;&quot;: { &quot;&quot;type&quot;&quot;: &quot;&quot;Point&quot;&quot;, &quot;&quot;coordinates&quot;&quot;: [&quot;;[.D39];&quot;,&quot;;[.E39];&quot;] }}&quot;)" office:value-type="string" office:string-value="{&quot;type&quot;: &quot;Feature&quot;, &quot;properties&quot;: {&quot;name&quot;:&quot;Gela&quot;}, &quot;geometry&quot;: { &quot;type&quot;: &quot;Point&quot;, &quot;coordinates&quot;: [14.25075,37.06659] }}">
            <text:p>{"type": "Feature", "properties": {"name":"Gela"}, "geometry": { "type": "Point", "coordinates": [14.25075,37.06659] }}</text:p>
          </table:table-cell>
        </table:table-row>
        <table:table-row table:style-name="ro1">
          <table:table-cell office:value-type="string">
            <text:p>Gemlik</text:p>
          </table:table-cell>
          <table:table-cell office:value-type="string">
            <text:p>Turkey</text:p>
          </table:table-cell>
          <table:table-cell/>
          <table:table-cell office:value-type="float" office:value="29.15707">
            <text:p>29.15707</text:p>
          </table:table-cell>
          <table:table-cell office:value-type="float" office:value="40.43017">
            <text:p>40.43017</text:p>
          </table:table-cell>
          <table:table-cell table:formula="of:=CONCATENATE([.D40];&quot;,&quot;;[.E40])" office:value-type="string" office:string-value="29.15707,40.43017">
            <text:p>29.15707,40.43017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40];&quot;&quot;&quot;}, &quot;&quot;geometry&quot;&quot;: { &quot;&quot;type&quot;&quot;: &quot;&quot;Point&quot;&quot;, &quot;&quot;coordinates&quot;&quot;: [&quot;;[.D40];&quot;,&quot;;[.E40];&quot;] }}&quot;)" office:value-type="string" office:string-value="{&quot;type&quot;: &quot;Feature&quot;, &quot;properties&quot;: {&quot;name&quot;:&quot;Gemlik&quot;}, &quot;geometry&quot;: { &quot;type&quot;: &quot;Point&quot;, &quot;coordinates&quot;: [29.15707,40.43017] }}">
            <text:p>{"type": "Feature", "properties": {"name":"Gemlik"}, "geometry": { "type": "Point", "coordinates": [29.15707,40.43017] }}</text:p>
          </table:table-cell>
        </table:table-row>
        <table:table-row table:style-name="ro1">
          <table:table-cell office:value-type="string">
            <text:p>Gioia Tauro</text:p>
          </table:table-cell>
          <table:table-cell office:value-type="string">
            <text:p>Italy</text:p>
          </table:table-cell>
          <table:table-cell/>
          <table:table-cell office:value-type="float" office:value="15.9207">
            <text:p>15.9207</text:p>
          </table:table-cell>
          <table:table-cell office:value-type="float" office:value="38.4271">
            <text:p>38.4271</text:p>
          </table:table-cell>
          <table:table-cell table:formula="of:=CONCATENATE([.D41];&quot;,&quot;;[.E41])" office:value-type="string" office:string-value="15.9207,38.4271">
            <text:p>15.9207,38.4271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41];&quot;&quot;&quot;}, &quot;&quot;geometry&quot;&quot;: { &quot;&quot;type&quot;&quot;: &quot;&quot;Point&quot;&quot;, &quot;&quot;coordinates&quot;&quot;: [&quot;;[.D41];&quot;,&quot;;[.E41];&quot;] }}&quot;)" office:value-type="string" office:string-value="{&quot;type&quot;: &quot;Feature&quot;, &quot;properties&quot;: {&quot;name&quot;:&quot;Gioia Tauro&quot;}, &quot;geometry&quot;: { &quot;type&quot;: &quot;Point&quot;, &quot;coordinates&quot;: [15.9207,38.4271] }}">
            <text:p>{"type": "Feature", "properties": {"name":"Gioia Tauro"}, "geometry": { "type": "Point", "coordinates": [15.9207,38.4271] }}</text:p>
          </table:table-cell>
        </table:table-row>
        <table:table-row table:style-name="ro2">
          <table:table-cell office:value-type="string">
            <text:p>Haifa</text:p>
          </table:table-cell>
          <table:table-cell office:value-type="string">
            <text:p>Israel</text:p>
          </table:table-cell>
          <table:table-cell/>
          <table:table-cell office:value-type="float" office:value="34.9885">
            <text:p>34.9885</text:p>
          </table:table-cell>
          <table:table-cell office:value-type="float" office:value="32.8184">
            <text:p>32.8184</text:p>
          </table:table-cell>
          <table:table-cell table:formula="of:=CONCATENATE([.D42];&quot;,&quot;;[.E42])" office:value-type="string" office:string-value="34.9885,32.8184">
            <text:p>34.9885,32.8184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42];&quot;&quot;&quot;}, &quot;&quot;geometry&quot;&quot;: { &quot;&quot;type&quot;&quot;: &quot;&quot;Point&quot;&quot;, &quot;&quot;coordinates&quot;&quot;: [&quot;;[.D42];&quot;,&quot;;[.E42];&quot;] }}&quot;)" office:value-type="string" office:string-value="{&quot;type&quot;: &quot;Feature&quot;, &quot;properties&quot;: {&quot;name&quot;:&quot;Haifa&quot;}, &quot;geometry&quot;: { &quot;type&quot;: &quot;Point&quot;, &quot;coordinates&quot;: [34.9885,32.8184] }}">
            <text:p>{"type": "Feature", "properties": {"name":"Haifa"}, "geometry": { "type": "Point", "coordinates": [34.9885,32.8184] }}</text:p>
          </table:table-cell>
        </table:table-row>
        <table:table-row table:style-name="ro2">
          <table:table-cell office:value-type="string">
            <text:p>Hong Kong</text:p>
          </table:table-cell>
          <table:table-cell office:value-type="string">
            <text:p>China</text:p>
          </table:table-cell>
          <table:table-cell/>
          <table:table-cell office:value-type="float" office:value="114.1229">
            <text:p>114.1229</text:p>
          </table:table-cell>
          <table:table-cell office:value-type="float" office:value="22.3434">
            <text:p>22.3434</text:p>
          </table:table-cell>
          <table:table-cell table:formula="of:=CONCATENATE([.D43];&quot;,&quot;;[.E43])" office:value-type="string" office:string-value="114.1229,22.3434">
            <text:p>114.1229,22.3434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43];&quot;&quot;&quot;}, &quot;&quot;geometry&quot;&quot;: { &quot;&quot;type&quot;&quot;: &quot;&quot;Point&quot;&quot;, &quot;&quot;coordinates&quot;&quot;: [&quot;;[.D43];&quot;,&quot;;[.E43];&quot;] }}&quot;)" office:value-type="string" office:string-value="{&quot;type&quot;: &quot;Feature&quot;, &quot;properties&quot;: {&quot;name&quot;:&quot;Hong Kong&quot;}, &quot;geometry&quot;: { &quot;type&quot;: &quot;Point&quot;, &quot;coordinates&quot;: [114.1229,22.3434] }}">
            <text:p>{"type": "Feature", "properties": {"name":"Hong Kong"}, "geometry": { "type": "Point", "coordinates": [114.1229,22.3434] }}</text:p>
          </table:table-cell>
        </table:table-row>
        <table:table-row table:style-name="ro2">
          <table:table-cell office:value-type="string">
            <text:p>Houston</text:p>
          </table:table-cell>
          <table:table-cell office:value-type="string">
            <text:p>United States of America</text:p>
          </table:table-cell>
          <table:table-cell/>
          <table:table-cell office:value-type="float" office:value="-94.9171">
            <text:p>-94.9171</text:p>
          </table:table-cell>
          <table:table-cell office:value-type="float" office:value="29.7232">
            <text:p>29.7232</text:p>
          </table:table-cell>
          <table:table-cell table:formula="of:=CONCATENATE([.D44];&quot;,&quot;;[.E44])" office:value-type="string" office:string-value="-94.9171,29.7232">
            <text:p>-94.9171,29.7232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44];&quot;&quot;&quot;}, &quot;&quot;geometry&quot;&quot;: { &quot;&quot;type&quot;&quot;: &quot;&quot;Point&quot;&quot;, &quot;&quot;coordinates&quot;&quot;: [&quot;;[.D44];&quot;,&quot;;[.E44];&quot;] }}&quot;)" office:value-type="string" office:string-value="{&quot;type&quot;: &quot;Feature&quot;, &quot;properties&quot;: {&quot;name&quot;:&quot;Houston&quot;}, &quot;geometry&quot;: { &quot;type&quot;: &quot;Point&quot;, &quot;coordinates&quot;: [-94.9171,29.7232] }}">
            <text:p>{"type": "Feature", "properties": {"name":"Houston"}, "geometry": { "type": "Point", "coordinates": [-94.9171,29.7232] }}</text:p>
          </table:table-cell>
        </table:table-row>
        <table:table-row table:style-name="ro2">
          <table:table-cell office:value-type="string">
            <text:p>Istanbul</text:p>
          </table:table-cell>
          <table:table-cell office:value-type="string">
            <text:p>Turkey</text:p>
          </table:table-cell>
          <table:table-cell/>
          <table:table-cell office:value-type="float" office:value="28.9652">
            <text:p>28.9652</text:p>
          </table:table-cell>
          <table:table-cell office:value-type="float" office:value="41.0096">
            <text:p>41.0096</text:p>
          </table:table-cell>
          <table:table-cell table:formula="of:=CONCATENATE([.D45];&quot;,&quot;;[.E45])" office:value-type="string" office:string-value="28.9652,41.0096">
            <text:p>28.9652,41.0096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45];&quot;&quot;&quot;}, &quot;&quot;geometry&quot;&quot;: { &quot;&quot;type&quot;&quot;: &quot;&quot;Point&quot;&quot;, &quot;&quot;coordinates&quot;&quot;: [&quot;;[.D45];&quot;,&quot;;[.E45];&quot;] }}&quot;)" office:value-type="string" office:string-value="{&quot;type&quot;: &quot;Feature&quot;, &quot;properties&quot;: {&quot;name&quot;:&quot;Istanbul&quot;}, &quot;geometry&quot;: { &quot;type&quot;: &quot;Point&quot;, &quot;coordinates&quot;: [28.9652,41.0096] }}">
            <text:p>{"type": "Feature", "properties": {"name":"Istanbul"}, "geometry": { "type": "Point", "coordinates": [28.9652,41.0096] }}</text:p>
          </table:table-cell>
        </table:table-row>
        <table:table-row table:style-name="ro2">
          <table:table-cell office:value-type="string">
            <text:p>Jakarta, Java</text:p>
          </table:table-cell>
          <table:table-cell office:value-type="string">
            <text:p>Indonesia</text:p>
          </table:table-cell>
          <table:table-cell/>
          <table:table-cell office:value-type="float" office:value="106.827143">
            <text:p>106.827143</text:p>
          </table:table-cell>
          <table:table-cell office:value-type="float" office:value="-6.1753167">
            <text:p>-6.1753167</text:p>
          </table:table-cell>
          <table:table-cell table:formula="of:=CONCATENATE([.D46];&quot;,&quot;;[.E46])" office:value-type="string" office:string-value="106.827143,-6.1753167">
            <text:p>106.827143,-6.1753167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46];&quot;&quot;&quot;}, &quot;&quot;geometry&quot;&quot;: { &quot;&quot;type&quot;&quot;: &quot;&quot;Point&quot;&quot;, &quot;&quot;coordinates&quot;&quot;: [&quot;;[.D46];&quot;,&quot;;[.E46];&quot;] }}&quot;)" office:value-type="string" office:string-value="{&quot;type&quot;: &quot;Feature&quot;, &quot;properties&quot;: {&quot;name&quot;:&quot;Jakarta, Java&quot;}, &quot;geometry&quot;: { &quot;type&quot;: &quot;Point&quot;, &quot;coordinates&quot;: [106.827143,-6.1753167] }}">
            <text:p>{"type": "Feature", "properties": {"name":"Jakarta, Java"}, "geometry": { "type": "Point", "coordinates": [106.827143,-6.1753167] }}</text:p>
          </table:table-cell>
        </table:table-row>
        <table:table-row table:style-name="ro1">
          <table:table-cell office:value-type="string">
            <text:p>Jawaharlal Neru (Nhava Sheva)</text:p>
          </table:table-cell>
          <table:table-cell office:value-type="string">
            <text:p>India</text:p>
          </table:table-cell>
          <table:table-cell/>
          <table:table-cell office:value-type="float" office:value="72.9644">
            <text:p>72.9644</text:p>
          </table:table-cell>
          <table:table-cell office:value-type="float" office:value="18.9629">
            <text:p>18.9629</text:p>
          </table:table-cell>
          <table:table-cell table:formula="of:=CONCATENATE([.D47];&quot;,&quot;;[.E47])" office:value-type="string" office:string-value="72.9644,18.9629">
            <text:p>72.9644,18.9629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47];&quot;&quot;&quot;}, &quot;&quot;geometry&quot;&quot;: { &quot;&quot;type&quot;&quot;: &quot;&quot;Point&quot;&quot;, &quot;&quot;coordinates&quot;&quot;: [&quot;;[.D47];&quot;,&quot;;[.E47];&quot;] }}&quot;)" office:value-type="string" office:string-value="{&quot;type&quot;: &quot;Feature&quot;, &quot;properties&quot;: {&quot;name&quot;:&quot;Jawaharlal Neru (Nhava Sheva)&quot;}, &quot;geometry&quot;: { &quot;type&quot;: &quot;Point&quot;, &quot;coordinates&quot;: [72.9644,18.9629] }}">
            <text:p>{"type": "Feature", "properties": {"name":"Jawaharlal Neru (Nhava Sheva)"}, "geometry": { "type": "Point", "coordinates": [72.9644,18.9629] }}</text:p>
          </table:table-cell>
        </table:table-row>
        <table:table-row table:style-name="ro1">
          <table:table-cell office:value-type="string">
            <text:p>Jebel Ali</text:p>
          </table:table-cell>
          <table:table-cell office:value-type="string">
            <text:p>United Arab Emirates</text:p>
          </table:table-cell>
          <table:table-cell/>
          <table:table-cell office:value-type="float" office:value="55.0687">
            <text:p>55.0687</text:p>
          </table:table-cell>
          <table:table-cell office:value-type="float" office:value="24.9959">
            <text:p>24.9959</text:p>
          </table:table-cell>
          <table:table-cell table:formula="of:=CONCATENATE([.D48];&quot;,&quot;;[.E48])" office:value-type="string" office:string-value="55.0687,24.9959">
            <text:p>55.0687,24.9959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48];&quot;&quot;&quot;}, &quot;&quot;geometry&quot;&quot;: { &quot;&quot;type&quot;&quot;: &quot;&quot;Point&quot;&quot;, &quot;&quot;coordinates&quot;&quot;: [&quot;;[.D48];&quot;,&quot;;[.E48];&quot;] }}&quot;)" office:value-type="string" office:string-value="{&quot;type&quot;: &quot;Feature&quot;, &quot;properties&quot;: {&quot;name&quot;:&quot;Jebel Ali&quot;}, &quot;geometry&quot;: { &quot;type&quot;: &quot;Point&quot;, &quot;coordinates&quot;: [55.0687,24.9959] }}">
            <text:p>{"type": "Feature", "properties": {"name":"Jebel Ali"}, "geometry": { "type": "Point", "coordinates": [55.0687,24.9959] }}</text:p>
          </table:table-cell>
        </table:table-row>
        <table:table-row table:style-name="ro1">
          <table:table-cell office:value-type="string">
            <text:p>Jeddah</text:p>
          </table:table-cell>
          <table:table-cell office:value-type="string">
            <text:p>Saudi Arabia</text:p>
          </table:table-cell>
          <table:table-cell/>
          <table:table-cell office:value-type="float" office:value="39.16404">
            <text:p>39.16404</text:p>
          </table:table-cell>
          <table:table-cell office:value-type="float" office:value="21.58222">
            <text:p>21.58222</text:p>
          </table:table-cell>
          <table:table-cell table:formula="of:=CONCATENATE([.D49];&quot;,&quot;;[.E49])" office:value-type="string" office:string-value="39.16404,21.58222">
            <text:p>39.16404,21.58222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49];&quot;&quot;&quot;}, &quot;&quot;geometry&quot;&quot;: { &quot;&quot;type&quot;&quot;: &quot;&quot;Point&quot;&quot;, &quot;&quot;coordinates&quot;&quot;: [&quot;;[.D49];&quot;,&quot;;[.E49];&quot;] }}&quot;)" office:value-type="string" office:string-value="{&quot;type&quot;: &quot;Feature&quot;, &quot;properties&quot;: {&quot;name&quot;:&quot;Jeddah&quot;}, &quot;geometry&quot;: { &quot;type&quot;: &quot;Point&quot;, &quot;coordinates&quot;: [39.16404,21.58222] }}">
            <text:p>{"type": "Feature", "properties": {"name":"Jeddah"}, "geometry": { "type": "Point", "coordinates": [39.16404,21.58222] }}</text:p>
          </table:table-cell>
        </table:table-row>
        <table:table-row table:style-name="ro2">
          <table:table-cell office:value-type="string">
            <text:p>Kaohsiung</text:p>
          </table:table-cell>
          <table:table-cell office:value-type="string">
            <text:p>Taiwan</text:p>
          </table:table-cell>
          <table:table-cell/>
          <table:table-cell office:value-type="float" office:value="120.2893">
            <text:p>120.2893</text:p>
          </table:table-cell>
          <table:table-cell office:value-type="float" office:value="22.6015">
            <text:p>22.6015</text:p>
          </table:table-cell>
          <table:table-cell table:formula="of:=CONCATENATE([.D50];&quot;,&quot;;[.E50])" office:value-type="string" office:string-value="120.2893,22.6015">
            <text:p>120.2893,22.6015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50];&quot;&quot;&quot;}, &quot;&quot;geometry&quot;&quot;: { &quot;&quot;type&quot;&quot;: &quot;&quot;Point&quot;&quot;, &quot;&quot;coordinates&quot;&quot;: [&quot;;[.D50];&quot;,&quot;;[.E50];&quot;] }}&quot;)" office:value-type="string" office:string-value="{&quot;type&quot;: &quot;Feature&quot;, &quot;properties&quot;: {&quot;name&quot;:&quot;Kaohsiung&quot;}, &quot;geometry&quot;: { &quot;type&quot;: &quot;Point&quot;, &quot;coordinates&quot;: [120.2893,22.6015] }}">
            <text:p>{"type": "Feature", "properties": {"name":"Kaohsiung"}, "geometry": { "type": "Point", "coordinates": [120.2893,22.6015] }}</text:p>
          </table:table-cell>
        </table:table-row>
        <table:table-row table:style-name="ro1">
          <table:table-cell office:value-type="string">
            <text:p>Karg Island</text:p>
          </table:table-cell>
          <table:table-cell office:value-type="string">
            <text:p>Iran</text:p>
          </table:table-cell>
          <table:table-cell/>
          <table:table-cell office:value-type="float" office:value="50.327">
            <text:p>50.327</text:p>
          </table:table-cell>
          <table:table-cell office:value-type="float" office:value="29.2347">
            <text:p>29.2347</text:p>
          </table:table-cell>
          <table:table-cell table:formula="of:=CONCATENATE([.D51];&quot;,&quot;;[.E51])" office:value-type="string" office:string-value="50.327,29.2347">
            <text:p>50.327,29.2347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51];&quot;&quot;&quot;}, &quot;&quot;geometry&quot;&quot;: { &quot;&quot;type&quot;&quot;: &quot;&quot;Point&quot;&quot;, &quot;&quot;coordinates&quot;&quot;: [&quot;;[.D51];&quot;,&quot;;[.E51];&quot;] }}&quot;)" office:value-type="string" office:string-value="{&quot;type&quot;: &quot;Feature&quot;, &quot;properties&quot;: {&quot;name&quot;:&quot;Karg Island&quot;}, &quot;geometry&quot;: { &quot;type&quot;: &quot;Point&quot;, &quot;coordinates&quot;: [50.327,29.2347] }}">
            <text:p>{"type": "Feature", "properties": {"name":"Karg Island"}, "geometry": { "type": "Point", "coordinates": [50.327,29.2347] }}</text:p>
          </table:table-cell>
        </table:table-row>
        <table:table-row table:style-name="ro1">
          <table:table-cell office:value-type="string">
            <text:p>Khor al Fakkan</text:p>
          </table:table-cell>
          <table:table-cell office:value-type="string">
            <text:p>United Arab Emirates</text:p>
          </table:table-cell>
          <table:table-cell/>
          <table:table-cell office:value-type="float" office:value="56.3709">
            <text:p>56.3709</text:p>
          </table:table-cell>
          <table:table-cell office:value-type="float" office:value="25.3584">
            <text:p>25.3584</text:p>
          </table:table-cell>
          <table:table-cell table:formula="of:=CONCATENATE([.D52];&quot;,&quot;;[.E52])" office:value-type="string" office:string-value="56.3709,25.3584">
            <text:p>56.3709,25.3584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52];&quot;&quot;&quot;}, &quot;&quot;geometry&quot;&quot;: { &quot;&quot;type&quot;&quot;: &quot;&quot;Point&quot;&quot;, &quot;&quot;coordinates&quot;&quot;: [&quot;;[.D52];&quot;,&quot;;[.E52];&quot;] }}&quot;)" office:value-type="string" office:string-value="{&quot;type&quot;: &quot;Feature&quot;, &quot;properties&quot;: {&quot;name&quot;:&quot;Khor al Fakkan&quot;}, &quot;geometry&quot;: { &quot;type&quot;: &quot;Point&quot;, &quot;coordinates&quot;: [56.3709,25.3584] }}">
            <text:p>{"type": "Feature", "properties": {"name":"Khor al Fakkan"}, "geometry": { "type": "Point", "coordinates": [56.3709,25.3584] }}</text:p>
          </table:table-cell>
        </table:table-row>
        <table:table-row table:style-name="ro2">
          <table:table-cell office:value-type="string">
            <text:p>Kingston</text:p>
          </table:table-cell>
          <table:table-cell office:value-type="string">
            <text:p>Jamaica</text:p>
          </table:table-cell>
          <table:table-cell/>
          <table:table-cell office:value-type="float" office:value="-76.8223">
            <text:p>-76.8223</text:p>
          </table:table-cell>
          <table:table-cell office:value-type="float" office:value="17.9829">
            <text:p>17.9829</text:p>
          </table:table-cell>
          <table:table-cell table:formula="of:=CONCATENATE([.D53];&quot;,&quot;;[.E53])" office:value-type="string" office:string-value="-76.8223,17.9829">
            <text:p>-76.8223,17.9829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53];&quot;&quot;&quot;}, &quot;&quot;geometry&quot;&quot;: { &quot;&quot;type&quot;&quot;: &quot;&quot;Point&quot;&quot;, &quot;&quot;coordinates&quot;&quot;: [&quot;;[.D53];&quot;,&quot;;[.E53];&quot;] }}&quot;)" office:value-type="string" office:string-value="{&quot;type&quot;: &quot;Feature&quot;, &quot;properties&quot;: {&quot;name&quot;:&quot;Kingston&quot;}, &quot;geometry&quot;: { &quot;type&quot;: &quot;Point&quot;, &quot;coordinates&quot;: [-76.8223,17.9829] }}">
            <text:p>{"type": "Feature", "properties": {"name":"Kingston"}, "geometry": { "type": "Point", "coordinates": [-76.8223,17.9829] }}</text:p>
          </table:table-cell>
        </table:table-row>
        <table:table-row table:style-name="ro1">
          <table:table-cell office:value-type="string">
            <text:p>Koper</text:p>
          </table:table-cell>
          <table:table-cell office:value-type="string">
            <text:p>Slovenia</text:p>
          </table:table-cell>
          <table:table-cell/>
          <table:table-cell office:value-type="float" office:value="13.7304909">
            <text:p>13.7304909</text:p>
          </table:table-cell>
          <table:table-cell office:value-type="float" office:value="45.5479552">
            <text:p>45.5479552</text:p>
          </table:table-cell>
          <table:table-cell table:formula="of:=CONCATENATE([.D54];&quot;,&quot;;[.E54])" office:value-type="string" office:string-value="13.7304909,45.5479552">
            <text:p>13.7304909,45.5479552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54];&quot;&quot;&quot;}, &quot;&quot;geometry&quot;&quot;: { &quot;&quot;type&quot;&quot;: &quot;&quot;Point&quot;&quot;, &quot;&quot;coordinates&quot;&quot;: [&quot;;[.D54];&quot;,&quot;;[.E54];&quot;] }}&quot;)" office:value-type="string" office:string-value="{&quot;type&quot;: &quot;Feature&quot;, &quot;properties&quot;: {&quot;name&quot;:&quot;Koper&quot;}, &quot;geometry&quot;: { &quot;type&quot;: &quot;Point&quot;, &quot;coordinates&quot;: [13.7304909,45.5479552] }}">
            <text:p>{"type": "Feature", "properties": {"name":"Koper"}, "geometry": { "type": "Point", "coordinates": [13.7304909,45.5479552] }}</text:p>
          </table:table-cell>
        </table:table-row>
        <table:table-row table:style-name="ro1">
          <table:table-cell office:value-type="string">
            <text:p>Kulevi</text:p>
          </table:table-cell>
          <table:table-cell office:value-type="string">
            <text:p>Georgia</text:p>
          </table:table-cell>
          <table:table-cell/>
          <table:table-cell office:value-type="float" office:value="42.2699">
            <text:p>42.2699</text:p>
          </table:table-cell>
          <table:table-cell office:value-type="float" office:value="41.6578">
            <text:p>41.6578</text:p>
          </table:table-cell>
          <table:table-cell table:formula="of:=CONCATENATE([.D55];&quot;,&quot;;[.E55])" office:value-type="string" office:string-value="42.2699,41.6578">
            <text:p>42.2699,41.6578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55];&quot;&quot;&quot;}, &quot;&quot;geometry&quot;&quot;: { &quot;&quot;type&quot;&quot;: &quot;&quot;Point&quot;&quot;, &quot;&quot;coordinates&quot;&quot;: [&quot;;[.D55];&quot;,&quot;;[.E55];&quot;] }}&quot;)" office:value-type="string" office:string-value="{&quot;type&quot;: &quot;Feature&quot;, &quot;properties&quot;: {&quot;name&quot;:&quot;Kulevi&quot;}, &quot;geometry&quot;: { &quot;type&quot;: &quot;Point&quot;, &quot;coordinates&quot;: [42.2699,41.6578] }}">
            <text:p>{"type": "Feature", "properties": {"name":"Kulevi"}, "geometry": { "type": "Point", "coordinates": [42.2699,41.6578] }}</text:p>
          </table:table-cell>
        </table:table-row>
        <table:table-row table:style-name="ro1">
          <table:table-cell office:value-type="string">
            <text:p>La Skirra</text:p>
          </table:table-cell>
          <table:table-cell office:value-type="string">
            <text:p>Tunisia</text:p>
          </table:table-cell>
          <table:table-cell/>
          <table:table-cell office:value-type="float" office:value="10.1654431">
            <text:p>10.1654431</text:p>
          </table:table-cell>
          <table:table-cell office:value-type="float" office:value="34.3342894">
            <text:p>34.3342894</text:p>
          </table:table-cell>
          <table:table-cell table:formula="of:=CONCATENATE([.D56];&quot;,&quot;;[.E56])" office:value-type="string" office:string-value="10.1654431,34.3342894">
            <text:p>10.1654431,34.3342894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56];&quot;&quot;&quot;}, &quot;&quot;geometry&quot;&quot;: { &quot;&quot;type&quot;&quot;: &quot;&quot;Point&quot;&quot;, &quot;&quot;coordinates&quot;&quot;: [&quot;;[.D56];&quot;,&quot;;[.E56];&quot;] }}&quot;)" office:value-type="string" office:string-value="{&quot;type&quot;: &quot;Feature&quot;, &quot;properties&quot;: {&quot;name&quot;:&quot;La Skirra&quot;}, &quot;geometry&quot;: { &quot;type&quot;: &quot;Point&quot;, &quot;coordinates&quot;: [10.1654431,34.3342894] }}">
            <text:p>{"type": "Feature", "properties": {"name":"La Skirra"}, "geometry": { "type": "Point", "coordinates": [10.1654431,34.3342894] }}</text:p>
          </table:table-cell>
        </table:table-row>
        <table:table-row table:style-name="ro1">
          <table:table-cell office:value-type="string">
            <text:p>La Spezia</text:p>
          </table:table-cell>
          <table:table-cell office:value-type="string">
            <text:p>Italy</text:p>
          </table:table-cell>
          <table:table-cell/>
          <table:table-cell office:value-type="float" office:value="9.8282255">
            <text:p>9.8282255</text:p>
          </table:table-cell>
          <table:table-cell office:value-type="float" office:value="44.107033">
            <text:p>44.107033</text:p>
          </table:table-cell>
          <table:table-cell table:formula="of:=CONCATENATE([.D57];&quot;,&quot;;[.E57])" office:value-type="string" office:string-value="9.8282255,44.107033">
            <text:p>9.8282255,44.107033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57];&quot;&quot;&quot;}, &quot;&quot;geometry&quot;&quot;: { &quot;&quot;type&quot;&quot;: &quot;&quot;Point&quot;&quot;, &quot;&quot;coordinates&quot;&quot;: [&quot;;[.D57];&quot;,&quot;;[.E57];&quot;] }}&quot;)" office:value-type="string" office:string-value="{&quot;type&quot;: &quot;Feature&quot;, &quot;properties&quot;: {&quot;name&quot;:&quot;La Spezia&quot;}, &quot;geometry&quot;: { &quot;type&quot;: &quot;Point&quot;, &quot;coordinates&quot;: [9.8282255,44.107033] }}">
            <text:p>{"type": "Feature", "properties": {"name":"La Spezia"}, "geometry": { "type": "Point", "coordinates": [9.8282255,44.107033] }}</text:p>
          </table:table-cell>
        </table:table-row>
        <table:table-row table:style-name="ro2">
          <table:table-cell office:value-type="string">
            <text:p>Lagos</text:p>
          </table:table-cell>
          <table:table-cell office:value-type="string">
            <text:p>Nigeria</text:p>
          </table:table-cell>
          <table:table-cell/>
          <table:table-cell office:value-type="float" office:value="3.38958521">
            <text:p>3.38958521</text:p>
          </table:table-cell>
          <table:table-cell office:value-type="float" office:value="6.44520751">
            <text:p>6.44520751</text:p>
          </table:table-cell>
          <table:table-cell table:formula="of:=CONCATENATE([.D58];&quot;,&quot;;[.E58])" office:value-type="string" office:string-value="3.38958521,6.44520751">
            <text:p>3.38958521,6.44520751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58];&quot;&quot;&quot;}, &quot;&quot;geometry&quot;&quot;: { &quot;&quot;type&quot;&quot;: &quot;&quot;Point&quot;&quot;, &quot;&quot;coordinates&quot;&quot;: [&quot;;[.D58];&quot;,&quot;;[.E58];&quot;] }}&quot;)" office:value-type="string" office:string-value="{&quot;type&quot;: &quot;Feature&quot;, &quot;properties&quot;: {&quot;name&quot;:&quot;Lagos&quot;}, &quot;geometry&quot;: { &quot;type&quot;: &quot;Point&quot;, &quot;coordinates&quot;: [3.38958521,6.44520751] }}">
            <text:p>{"type": "Feature", "properties": {"name":"Lagos"}, "geometry": { "type": "Point", "coordinates": [3.38958521,6.44520751] }}</text:p>
          </table:table-cell>
        </table:table-row>
        <table:table-row table:style-name="ro1">
          <table:table-cell office:value-type="string">
            <text:p>Las Palmas</text:p>
          </table:table-cell>
          <table:table-cell office:value-type="string">
            <text:p>Spain</text:p>
          </table:table-cell>
          <table:table-cell/>
          <table:table-cell office:value-type="float" office:value="-15.4357">
            <text:p>-15.4357</text:p>
          </table:table-cell>
          <table:table-cell office:value-type="float" office:value="28.0514">
            <text:p>28.0514</text:p>
          </table:table-cell>
          <table:table-cell table:formula="of:=CONCATENATE([.D59];&quot;,&quot;;[.E59])" office:value-type="string" office:string-value="-15.4357,28.0514">
            <text:p>-15.4357,28.0514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59];&quot;&quot;&quot;}, &quot;&quot;geometry&quot;&quot;: { &quot;&quot;type&quot;&quot;: &quot;&quot;Point&quot;&quot;, &quot;&quot;coordinates&quot;&quot;: [&quot;;[.D59];&quot;,&quot;;[.E59];&quot;] }}&quot;)" office:value-type="string" office:string-value="{&quot;type&quot;: &quot;Feature&quot;, &quot;properties&quot;: {&quot;name&quot;:&quot;Las Palmas&quot;}, &quot;geometry&quot;: { &quot;type&quot;: &quot;Point&quot;, &quot;coordinates&quot;: [-15.4357,28.0514] }}">
            <text:p>{"type": "Feature", "properties": {"name":"Las Palmas"}, "geometry": { "type": "Point", "coordinates": [-15.4357,28.0514] }}</text:p>
          </table:table-cell>
        </table:table-row>
        <table:table-row table:style-name="ro1">
          <table:table-cell office:value-type="string">
            <text:p>Livorno</text:p>
          </table:table-cell>
          <table:table-cell office:value-type="string">
            <text:p>Italy</text:p>
          </table:table-cell>
          <table:table-cell/>
          <table:table-cell office:value-type="float" office:value="10.3073">
            <text:p>10.3073</text:p>
          </table:table-cell>
          <table:table-cell office:value-type="float" office:value="43.5457">
            <text:p>43.5457</text:p>
          </table:table-cell>
          <table:table-cell table:formula="of:=CONCATENATE([.D60];&quot;,&quot;;[.E60])" office:value-type="string" office:string-value="10.3073,43.5457">
            <text:p>10.3073,43.5457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60];&quot;&quot;&quot;}, &quot;&quot;geometry&quot;&quot;: { &quot;&quot;type&quot;&quot;: &quot;&quot;Point&quot;&quot;, &quot;&quot;coordinates&quot;&quot;: [&quot;;[.D60];&quot;,&quot;;[.E60];&quot;] }}&quot;)" office:value-type="string" office:string-value="{&quot;type&quot;: &quot;Feature&quot;, &quot;properties&quot;: {&quot;name&quot;:&quot;Livorno&quot;}, &quot;geometry&quot;: { &quot;type&quot;: &quot;Point&quot;, &quot;coordinates&quot;: [10.3073,43.5457] }}">
            <text:p>{"type": "Feature", "properties": {"name":"Livorno"}, "geometry": { "type": "Point", "coordinates": [10.3073,43.5457] }}</text:p>
          </table:table-cell>
        </table:table-row>
        <table:table-row table:style-name="ro2">
          <table:table-cell office:value-type="string">
            <text:p>Los Angeles</text:p>
          </table:table-cell>
          <table:table-cell office:value-type="string">
            <text:p>United States of America</text:p>
          </table:table-cell>
          <table:table-cell/>
          <table:table-cell office:value-type="float" office:value="-118.2113">
            <text:p>-118.2113</text:p>
          </table:table-cell>
          <table:table-cell office:value-type="float" office:value="33.7673">
            <text:p>33.7673</text:p>
          </table:table-cell>
          <table:table-cell table:formula="of:=CONCATENATE([.D61];&quot;,&quot;;[.E61])" office:value-type="string" office:string-value="-118.2113,33.7673">
            <text:p>-118.2113,33.7673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61];&quot;&quot;&quot;}, &quot;&quot;geometry&quot;&quot;: { &quot;&quot;type&quot;&quot;: &quot;&quot;Point&quot;&quot;, &quot;&quot;coordinates&quot;&quot;: [&quot;;[.D61];&quot;,&quot;;[.E61];&quot;] }}&quot;)" office:value-type="string" office:string-value="{&quot;type&quot;: &quot;Feature&quot;, &quot;properties&quot;: {&quot;name&quot;:&quot;Los Angeles&quot;}, &quot;geometry&quot;: { &quot;type&quot;: &quot;Point&quot;, &quot;coordinates&quot;: [-118.2113,33.7673] }}">
            <text:p>{"type": "Feature", "properties": {"name":"Los Angeles"}, "geometry": { "type": "Point", "coordinates": [-118.2113,33.7673] }}</text:p>
          </table:table-cell>
        </table:table-row>
        <table:table-row table:style-name="ro2">
          <table:table-cell table:number-columns-repeated="2" office:value-type="string">
            <text:p>Malta</text:p>
          </table:table-cell>
          <table:table-cell/>
          <table:table-cell office:value-type="float" office:value="14.5244">
            <text:p>14.5244</text:p>
          </table:table-cell>
          <table:table-cell office:value-type="float" office:value="35.918">
            <text:p>35.918</text:p>
          </table:table-cell>
          <table:table-cell table:formula="of:=CONCATENATE([.D62];&quot;,&quot;;[.E62])" office:value-type="string" office:string-value="14.5244,35.918">
            <text:p>14.5244,35.918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62];&quot;&quot;&quot;}, &quot;&quot;geometry&quot;&quot;: { &quot;&quot;type&quot;&quot;: &quot;&quot;Point&quot;&quot;, &quot;&quot;coordinates&quot;&quot;: [&quot;;[.D62];&quot;,&quot;;[.E62];&quot;] }}&quot;)" office:value-type="string" office:string-value="{&quot;type&quot;: &quot;Feature&quot;, &quot;properties&quot;: {&quot;name&quot;:&quot;Malta&quot;}, &quot;geometry&quot;: { &quot;type&quot;: &quot;Point&quot;, &quot;coordinates&quot;: [14.5244,35.918] }}">
            <text:p>{"type": "Feature", "properties": {"name":"Malta"}, "geometry": { "type": "Point", "coordinates": [14.5244,35.918] }}</text:p>
          </table:table-cell>
        </table:table-row>
        <table:table-row table:style-name="ro1">
          <table:table-cell office:value-type="string">
            <text:p>Marsaxlokk</text:p>
          </table:table-cell>
          <table:table-cell office:value-type="string">
            <text:p>Malta</text:p>
          </table:table-cell>
          <table:table-cell/>
          <table:table-cell office:value-type="float" office:value="14.5441482">
            <text:p>14.5441482</text:p>
          </table:table-cell>
          <table:table-cell office:value-type="float" office:value="35.8418502">
            <text:p>35.8418502</text:p>
          </table:table-cell>
          <table:table-cell table:formula="of:=CONCATENATE([.D63];&quot;,&quot;;[.E63])" office:value-type="string" office:string-value="14.5441482,35.8418502">
            <text:p>14.5441482,35.8418502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63];&quot;&quot;&quot;}, &quot;&quot;geometry&quot;&quot;: { &quot;&quot;type&quot;&quot;: &quot;&quot;Point&quot;&quot;, &quot;&quot;coordinates&quot;&quot;: [&quot;;[.D63];&quot;,&quot;;[.E63];&quot;] }}&quot;)" office:value-type="string" office:string-value="{&quot;type&quot;: &quot;Feature&quot;, &quot;properties&quot;: {&quot;name&quot;:&quot;Marsaxlokk&quot;}, &quot;geometry&quot;: { &quot;type&quot;: &quot;Point&quot;, &quot;coordinates&quot;: [14.5441482,35.8418502] }}">
            <text:p>{"type": "Feature", "properties": {"name":"Marsaxlokk"}, "geometry": { "type": "Point", "coordinates": [14.5441482,35.8418502] }}</text:p>
          </table:table-cell>
        </table:table-row>
        <table:table-row table:style-name="ro1">
          <table:table-cell office:value-type="string">
            <text:p>Marseille</text:p>
          </table:table-cell>
          <table:table-cell office:value-type="string">
            <text:p>France</text:p>
          </table:table-cell>
          <table:table-cell/>
          <table:table-cell office:value-type="float" office:value="5.356">
            <text:p>5.356</text:p>
          </table:table-cell>
          <table:table-cell office:value-type="float" office:value="43.3435">
            <text:p>43.3435</text:p>
          </table:table-cell>
          <table:table-cell table:formula="of:=CONCATENATE([.D64];&quot;,&quot;;[.E64])" office:value-type="string" office:string-value="5.356,43.3435">
            <text:p>5.356,43.3435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64];&quot;&quot;&quot;}, &quot;&quot;geometry&quot;&quot;: { &quot;&quot;type&quot;&quot;: &quot;&quot;Point&quot;&quot;, &quot;&quot;coordinates&quot;&quot;: [&quot;;[.D64];&quot;,&quot;;[.E64];&quot;] }}&quot;)" office:value-type="string" office:string-value="{&quot;type&quot;: &quot;Feature&quot;, &quot;properties&quot;: {&quot;name&quot;:&quot;Marseille&quot;}, &quot;geometry&quot;: { &quot;type&quot;: &quot;Point&quot;, &quot;coordinates&quot;: [5.356,43.3435] }}">
            <text:p>{"type": "Feature", "properties": {"name":"Marseille"}, "geometry": { "type": "Point", "coordinates": [5.356,43.3435] }}</text:p>
          </table:table-cell>
        </table:table-row>
        <table:table-row table:style-name="ro1">
          <table:table-cell office:value-type="string">
            <text:p>Massawa</text:p>
          </table:table-cell>
          <table:table-cell office:value-type="string">
            <text:p>Eritrea</text:p>
          </table:table-cell>
          <table:table-cell/>
          <table:table-cell office:value-type="float" office:value="39.4652299">
            <text:p>39.4652299</text:p>
          </table:table-cell>
          <table:table-cell office:value-type="float" office:value="15.6042235">
            <text:p>15.6042235</text:p>
          </table:table-cell>
          <table:table-cell table:formula="of:=CONCATENATE([.D65];&quot;,&quot;;[.E65])" office:value-type="string" office:string-value="39.4652299,15.6042235">
            <text:p>39.4652299,15.6042235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65];&quot;&quot;&quot;}, &quot;&quot;geometry&quot;&quot;: { &quot;&quot;type&quot;&quot;: &quot;&quot;Point&quot;&quot;, &quot;&quot;coordinates&quot;&quot;: [&quot;;[.D65];&quot;,&quot;;[.E65];&quot;] }}&quot;)" office:value-type="string" office:string-value="{&quot;type&quot;: &quot;Feature&quot;, &quot;properties&quot;: {&quot;name&quot;:&quot;Massawa&quot;}, &quot;geometry&quot;: { &quot;type&quot;: &quot;Point&quot;, &quot;coordinates&quot;: [39.4652299,15.6042235] }}">
            <text:p>{"type": "Feature", "properties": {"name":"Massawa"}, "geometry": { "type": "Point", "coordinates": [39.4652299,15.6042235] }}</text:p>
          </table:table-cell>
        </table:table-row>
        <table:table-row table:style-name="ro2">
          <table:table-cell office:value-type="string">
            <text:p>Melbourne</text:p>
          </table:table-cell>
          <table:table-cell office:value-type="string">
            <text:p>Australia</text:p>
          </table:table-cell>
          <table:table-cell/>
          <table:table-cell office:value-type="float" office:value="144.9158">
            <text:p>144.9158</text:p>
          </table:table-cell>
          <table:table-cell office:value-type="float" office:value="-37.8139">
            <text:p>-37.8139</text:p>
          </table:table-cell>
          <table:table-cell table:formula="of:=CONCATENATE([.D66];&quot;,&quot;;[.E66])" office:value-type="string" office:string-value="144.9158,-37.8139">
            <text:p>144.9158,-37.8139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66];&quot;&quot;&quot;}, &quot;&quot;geometry&quot;&quot;: { &quot;&quot;type&quot;&quot;: &quot;&quot;Point&quot;&quot;, &quot;&quot;coordinates&quot;&quot;: [&quot;;[.D66];&quot;,&quot;;[.E66];&quot;] }}&quot;)" office:value-type="string" office:string-value="{&quot;type&quot;: &quot;Feature&quot;, &quot;properties&quot;: {&quot;name&quot;:&quot;Melbourne&quot;}, &quot;geometry&quot;: { &quot;type&quot;: &quot;Point&quot;, &quot;coordinates&quot;: [144.9158,-37.8139] }}">
            <text:p>{"type": "Feature", "properties": {"name":"Melbourne"}, "geometry": { "type": "Point", "coordinates": [144.9158,-37.8139] }}</text:p>
          </table:table-cell>
        </table:table-row>
        <table:table-row table:style-name="ro1">
          <table:table-cell office:value-type="string">
            <text:p>Melitah</text:p>
          </table:table-cell>
          <table:table-cell office:value-type="string">
            <text:p>Libya</text:p>
          </table:table-cell>
          <table:table-cell/>
          <table:table-cell office:value-type="float" office:value="12.230272">
            <text:p>12.230272</text:p>
          </table:table-cell>
          <table:table-cell office:value-type="float" office:value="32.863944">
            <text:p>32.863944</text:p>
          </table:table-cell>
          <table:table-cell table:formula="of:=CONCATENATE([.D67];&quot;,&quot;;[.E67])" office:value-type="string" office:string-value="12.230272,32.863944">
            <text:p>12.230272,32.863944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67];&quot;&quot;&quot;}, &quot;&quot;geometry&quot;&quot;: { &quot;&quot;type&quot;&quot;: &quot;&quot;Point&quot;&quot;, &quot;&quot;coordinates&quot;&quot;: [&quot;;[.D67];&quot;,&quot;;[.E67];&quot;] }}&quot;)" office:value-type="string" office:string-value="{&quot;type&quot;: &quot;Feature&quot;, &quot;properties&quot;: {&quot;name&quot;:&quot;Melitah&quot;}, &quot;geometry&quot;: { &quot;type&quot;: &quot;Point&quot;, &quot;coordinates&quot;: [12.230272,32.863944] }}">
            <text:p>{"type": "Feature", "properties": {"name":"Melitah"}, "geometry": { "type": "Point", "coordinates": [12.230272,32.863944] }}</text:p>
          </table:table-cell>
        </table:table-row>
        <table:table-row table:style-name="ro1">
          <table:table-cell office:value-type="string">
            <text:p>Mersin, Icel</text:p>
          </table:table-cell>
          <table:table-cell office:value-type="string">
            <text:p>Turkey</text:p>
          </table:table-cell>
          <table:table-cell/>
          <table:table-cell office:value-type="float" office:value="34.630542">
            <text:p>34.630542</text:p>
          </table:table-cell>
          <table:table-cell office:value-type="float" office:value="36.81275">
            <text:p>36.81275</text:p>
          </table:table-cell>
          <table:table-cell table:formula="of:=CONCATENATE([.D68];&quot;,&quot;;[.E68])" office:value-type="string" office:string-value="34.630542,36.81275">
            <text:p>34.630542,36.81275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68];&quot;&quot;&quot;}, &quot;&quot;geometry&quot;&quot;: { &quot;&quot;type&quot;&quot;: &quot;&quot;Point&quot;&quot;, &quot;&quot;coordinates&quot;&quot;: [&quot;;[.D68];&quot;,&quot;;[.E68];&quot;] }}&quot;)" office:value-type="string" office:string-value="{&quot;type&quot;: &quot;Feature&quot;, &quot;properties&quot;: {&quot;name&quot;:&quot;Mersin, Icel&quot;}, &quot;geometry&quot;: { &quot;type&quot;: &quot;Point&quot;, &quot;coordinates&quot;: [34.630542,36.81275] }}">
            <text:p>{"type": "Feature", "properties": {"name":"Mersin, Icel"}, "geometry": { "type": "Point", "coordinates": [34.630542,36.81275] }}</text:p>
          </table:table-cell>
        </table:table-row>
        <table:table-row table:style-name="ro1">
          <table:table-cell office:value-type="string">
            <text:p>Milazzo</text:p>
          </table:table-cell>
          <table:table-cell office:value-type="string">
            <text:p>Italy</text:p>
          </table:table-cell>
          <table:table-cell/>
          <table:table-cell office:value-type="float" office:value="15.2734">
            <text:p>15.2734</text:p>
          </table:table-cell>
          <table:table-cell office:value-type="float" office:value="38.2144">
            <text:p>38.2144</text:p>
          </table:table-cell>
          <table:table-cell table:formula="of:=CONCATENATE([.D69];&quot;,&quot;;[.E69])" office:value-type="string" office:string-value="15.2734,38.2144">
            <text:p>15.2734,38.2144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69];&quot;&quot;&quot;}, &quot;&quot;geometry&quot;&quot;: { &quot;&quot;type&quot;&quot;: &quot;&quot;Point&quot;&quot;, &quot;&quot;coordinates&quot;&quot;: [&quot;;[.D69];&quot;,&quot;;[.E69];&quot;] }}&quot;)" office:value-type="string" office:string-value="{&quot;type&quot;: &quot;Feature&quot;, &quot;properties&quot;: {&quot;name&quot;:&quot;Milazzo&quot;}, &quot;geometry&quot;: { &quot;type&quot;: &quot;Point&quot;, &quot;coordinates&quot;: [15.2734,38.2144] }}">
            <text:p>{"type": "Feature", "properties": {"name":"Milazzo"}, "geometry": { "type": "Point", "coordinates": [15.2734,38.2144] }}</text:p>
          </table:table-cell>
        </table:table-row>
        <table:table-row table:style-name="ro1">
          <table:table-cell office:value-type="string">
            <text:p>Misurata</text:p>
          </table:table-cell>
          <table:table-cell office:value-type="string">
            <text:p>Libya</text:p>
          </table:table-cell>
          <table:table-cell/>
          <table:table-cell office:value-type="float" office:value="15.0999979">
            <text:p>15.0999979</text:p>
          </table:table-cell>
          <table:table-cell office:value-type="float" office:value="32.37997316">
            <text:p>32.37997316</text:p>
          </table:table-cell>
          <table:table-cell table:formula="of:=CONCATENATE([.D70];&quot;,&quot;;[.E70])" office:value-type="string" office:string-value="15.0999979,32.37997316">
            <text:p>15.0999979,32.37997316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70];&quot;&quot;&quot;}, &quot;&quot;geometry&quot;&quot;: { &quot;&quot;type&quot;&quot;: &quot;&quot;Point&quot;&quot;, &quot;&quot;coordinates&quot;&quot;: [&quot;;[.D70];&quot;,&quot;;[.E70];&quot;] }}&quot;)" office:value-type="string" office:string-value="{&quot;type&quot;: &quot;Feature&quot;, &quot;properties&quot;: {&quot;name&quot;:&quot;Misurata&quot;}, &quot;geometry&quot;: { &quot;type&quot;: &quot;Point&quot;, &quot;coordinates&quot;: [15.0999979,32.37997316] }}">
            <text:p>{"type": "Feature", "properties": {"name":"Misurata"}, "geometry": { "type": "Point", "coordinates": [15.0999979,32.37997316] }}</text:p>
          </table:table-cell>
        </table:table-row>
        <table:table-row table:style-name="ro1">
          <table:table-cell office:value-type="string">
            <text:p>Mombasa</text:p>
          </table:table-cell>
          <table:table-cell office:value-type="string">
            <text:p>Kenia</text:p>
          </table:table-cell>
          <table:table-cell/>
          <table:table-cell office:value-type="float" office:value="39.6527">
            <text:p>39.6527</text:p>
          </table:table-cell>
          <table:table-cell office:value-type="float" office:value="-4.047">
            <text:p>-4.047</text:p>
          </table:table-cell>
          <table:table-cell table:formula="of:=CONCATENATE([.D71];&quot;,&quot;;[.E71])" office:value-type="string" office:string-value="39.6527,-4.047">
            <text:p>39.6527,-4.047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71];&quot;&quot;&quot;}, &quot;&quot;geometry&quot;&quot;: { &quot;&quot;type&quot;&quot;: &quot;&quot;Point&quot;&quot;, &quot;&quot;coordinates&quot;&quot;: [&quot;;[.D71];&quot;,&quot;;[.E71];&quot;] }}&quot;)" office:value-type="string" office:string-value="{&quot;type&quot;: &quot;Feature&quot;, &quot;properties&quot;: {&quot;name&quot;:&quot;Mombasa&quot;}, &quot;geometry&quot;: { &quot;type&quot;: &quot;Point&quot;, &quot;coordinates&quot;: [39.6527,-4.047] }}">
            <text:p>{"type": "Feature", "properties": {"name":"Mombasa"}, "geometry": { "type": "Point", "coordinates": [39.6527,-4.047] }}</text:p>
          </table:table-cell>
        </table:table-row>
        <table:table-row table:style-name="ro1">
          <table:table-cell office:value-type="string">
            <text:p>Mongstad</text:p>
          </table:table-cell>
          <table:table-cell office:value-type="string">
            <text:p>Norway</text:p>
          </table:table-cell>
          <table:table-cell/>
          <table:table-cell office:value-type="float" office:value="5.0395">
            <text:p>5.0395</text:p>
          </table:table-cell>
          <table:table-cell office:value-type="float" office:value="60.8157">
            <text:p>60.8157</text:p>
          </table:table-cell>
          <table:table-cell table:formula="of:=CONCATENATE([.D72];&quot;,&quot;;[.E72])" office:value-type="string" office:string-value="5.0395,60.8157">
            <text:p>5.0395,60.8157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72];&quot;&quot;&quot;}, &quot;&quot;geometry&quot;&quot;: { &quot;&quot;type&quot;&quot;: &quot;&quot;Point&quot;&quot;, &quot;&quot;coordinates&quot;&quot;: [&quot;;[.D72];&quot;,&quot;;[.E72];&quot;] }}&quot;)" office:value-type="string" office:string-value="{&quot;type&quot;: &quot;Feature&quot;, &quot;properties&quot;: {&quot;name&quot;:&quot;Mongstad&quot;}, &quot;geometry&quot;: { &quot;type&quot;: &quot;Point&quot;, &quot;coordinates&quot;: [5.0395,60.8157] }}">
            <text:p>{"type": "Feature", "properties": {"name":"Mongstad"}, "geometry": { "type": "Point", "coordinates": [5.0395,60.8157] }}</text:p>
          </table:table-cell>
        </table:table-row>
        <table:table-row table:style-name="ro2">
          <table:table-cell office:value-type="string">
            <text:p>Montreal</text:p>
          </table:table-cell>
          <table:table-cell office:value-type="string">
            <text:p>Canada</text:p>
          </table:table-cell>
          <table:table-cell/>
          <table:table-cell office:value-type="float" office:value="-73.6554">
            <text:p>-73.6554</text:p>
          </table:table-cell>
          <table:table-cell office:value-type="float" office:value="45.5027">
            <text:p>45.5027</text:p>
          </table:table-cell>
          <table:table-cell table:formula="of:=CONCATENATE([.D73];&quot;,&quot;;[.E73])" office:value-type="string" office:string-value="-73.6554,45.5027">
            <text:p>-73.6554,45.5027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73];&quot;&quot;&quot;}, &quot;&quot;geometry&quot;&quot;: { &quot;&quot;type&quot;&quot;: &quot;&quot;Point&quot;&quot;, &quot;&quot;coordinates&quot;&quot;: [&quot;;[.D73];&quot;,&quot;;[.E73];&quot;] }}&quot;)" office:value-type="string" office:string-value="{&quot;type&quot;: &quot;Feature&quot;, &quot;properties&quot;: {&quot;name&quot;:&quot;Montreal&quot;}, &quot;geometry&quot;: { &quot;type&quot;: &quot;Point&quot;, &quot;coordinates&quot;: [-73.6554,45.5027] }}">
            <text:p>{"type": "Feature", "properties": {"name":"Montreal"}, "geometry": { "type": "Point", "coordinates": [-73.6554,45.5027] }}</text:p>
          </table:table-cell>
        </table:table-row>
        <table:table-row table:style-name="ro1">
          <table:table-cell office:value-type="string">
            <text:p>Moudi Terminal</text:p>
          </table:table-cell>
          <table:table-cell office:value-type="string">
            <text:p>Cameroon</text:p>
          </table:table-cell>
          <table:table-cell/>
          <table:table-cell office:value-type="float" office:value="4.3611">
            <text:p>4.3611</text:p>
          </table:table-cell>
          <table:table-cell office:value-type="float" office:value="8.4488">
            <text:p>8.4488</text:p>
          </table:table-cell>
          <table:table-cell table:formula="of:=CONCATENATE([.D74];&quot;,&quot;;[.E74])" office:value-type="string" office:string-value="4.3611,8.4488">
            <text:p>4.3611,8.4488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74];&quot;&quot;&quot;}, &quot;&quot;geometry&quot;&quot;: { &quot;&quot;type&quot;&quot;: &quot;&quot;Point&quot;&quot;, &quot;&quot;coordinates&quot;&quot;: [&quot;;[.D74];&quot;,&quot;;[.E74];&quot;] }}&quot;)" office:value-type="string" office:string-value="{&quot;type&quot;: &quot;Feature&quot;, &quot;properties&quot;: {&quot;name&quot;:&quot;Moudi Terminal&quot;}, &quot;geometry&quot;: { &quot;type&quot;: &quot;Point&quot;, &quot;coordinates&quot;: [4.3611,8.4488] }}">
            <text:p>{"type": "Feature", "properties": {"name":"Moudi Terminal"}, "geometry": { "type": "Point", "coordinates": [4.3611,8.4488] }}</text:p>
          </table:table-cell>
        </table:table-row>
        <table:table-row table:style-name="ro1">
          <table:table-cell office:value-type="string">
            <text:p>Napoli</text:p>
          </table:table-cell>
          <table:table-cell office:value-type="string">
            <text:p>Italy</text:p>
          </table:table-cell>
          <table:table-cell/>
          <table:table-cell office:value-type="float" office:value="14.2461">
            <text:p>14.2461</text:p>
          </table:table-cell>
          <table:table-cell office:value-type="float" office:value="40.8529">
            <text:p>40.8529</text:p>
          </table:table-cell>
          <table:table-cell table:formula="of:=CONCATENATE([.D75];&quot;,&quot;;[.E75])" office:value-type="string" office:string-value="14.2461,40.8529">
            <text:p>14.2461,40.8529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75];&quot;&quot;&quot;}, &quot;&quot;geometry&quot;&quot;: { &quot;&quot;type&quot;&quot;: &quot;&quot;Point&quot;&quot;, &quot;&quot;coordinates&quot;&quot;: [&quot;;[.D75];&quot;,&quot;;[.E75];&quot;] }}&quot;)" office:value-type="string" office:string-value="{&quot;type&quot;: &quot;Feature&quot;, &quot;properties&quot;: {&quot;name&quot;:&quot;Napoli&quot;}, &quot;geometry&quot;: { &quot;type&quot;: &quot;Point&quot;, &quot;coordinates&quot;: [14.2461,40.8529] }}">
            <text:p>{"type": "Feature", "properties": {"name":"Napoli"}, "geometry": { "type": "Point", "coordinates": [14.2461,40.8529] }}</text:p>
          </table:table-cell>
        </table:table-row>
        <table:table-row table:style-name="ro2">
          <table:table-cell office:value-type="string">
            <text:p>New York</text:p>
          </table:table-cell>
          <table:table-cell office:value-type="string">
            <text:p>United States of America</text:p>
          </table:table-cell>
          <table:table-cell/>
          <table:table-cell office:value-type="float" office:value="-73.9796">
            <text:p>-73.9796</text:p>
          </table:table-cell>
          <table:table-cell office:value-type="float" office:value="40.6979">
            <text:p>40.6979</text:p>
          </table:table-cell>
          <table:table-cell table:formula="of:=CONCATENATE([.D76];&quot;,&quot;;[.E76])" office:value-type="string" office:string-value="-73.9796,40.6979">
            <text:p>-73.9796,40.6979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76];&quot;&quot;&quot;}, &quot;&quot;geometry&quot;&quot;: { &quot;&quot;type&quot;&quot;: &quot;&quot;Point&quot;&quot;, &quot;&quot;coordinates&quot;&quot;: [&quot;;[.D76];&quot;,&quot;;[.E76];&quot;] }}&quot;)" office:value-type="string" office:string-value="{&quot;type&quot;: &quot;Feature&quot;, &quot;properties&quot;: {&quot;name&quot;:&quot;New York&quot;}, &quot;geometry&quot;: { &quot;type&quot;: &quot;Point&quot;, &quot;coordinates&quot;: [-73.9796,40.6979] }}">
            <text:p>{"type": "Feature", "properties": {"name":"New York"}, "geometry": { "type": "Point", "coordinates": [-73.9796,40.6979] }}</text:p>
          </table:table-cell>
        </table:table-row>
        <table:table-row table:style-name="ro2">
          <table:table-cell office:value-type="string">
            <text:p>Newark</text:p>
          </table:table-cell>
          <table:table-cell office:value-type="string">
            <text:p>United States of America</text:p>
          </table:table-cell>
          <table:table-cell/>
          <table:table-cell office:value-type="float" office:value="-74.1821">
            <text:p>-74.1821</text:p>
          </table:table-cell>
          <table:table-cell office:value-type="float" office:value="40.731">
            <text:p>40.731</text:p>
          </table:table-cell>
          <table:table-cell table:formula="of:=CONCATENATE([.D77];&quot;,&quot;;[.E77])" office:value-type="string" office:string-value="-74.1821,40.731">
            <text:p>-74.1821,40.731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77];&quot;&quot;&quot;}, &quot;&quot;geometry&quot;&quot;: { &quot;&quot;type&quot;&quot;: &quot;&quot;Point&quot;&quot;, &quot;&quot;coordinates&quot;&quot;: [&quot;;[.D77];&quot;,&quot;;[.E77];&quot;] }}&quot;)" office:value-type="string" office:string-value="{&quot;type&quot;: &quot;Feature&quot;, &quot;properties&quot;: {&quot;name&quot;:&quot;Newark&quot;}, &quot;geometry&quot;: { &quot;type&quot;: &quot;Point&quot;, &quot;coordinates&quot;: [-74.1821,40.731] }}">
            <text:p>{"type": "Feature", "properties": {"name":"Newark"}, "geometry": { "type": "Point", "coordinates": [-74.1821,40.731] }}</text:p>
          </table:table-cell>
        </table:table-row>
        <table:table-row table:style-name="ro1">
          <table:table-cell office:value-type="string">
            <text:p>Ningbo</text:p>
          </table:table-cell>
          <table:table-cell office:value-type="string">
            <text:p>China</text:p>
          </table:table-cell>
          <table:table-cell/>
          <table:table-cell office:value-type="float" office:value="121.54988">
            <text:p>121.54988</text:p>
          </table:table-cell>
          <table:table-cell office:value-type="float" office:value="29.87203">
            <text:p>29.87203</text:p>
          </table:table-cell>
          <table:table-cell table:formula="of:=CONCATENATE([.D78];&quot;,&quot;;[.E78])" office:value-type="string" office:string-value="121.54988,29.87203">
            <text:p>121.54988,29.87203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78];&quot;&quot;&quot;}, &quot;&quot;geometry&quot;&quot;: { &quot;&quot;type&quot;&quot;: &quot;&quot;Point&quot;&quot;, &quot;&quot;coordinates&quot;&quot;: [&quot;;[.D78];&quot;,&quot;;[.E78];&quot;] }}&quot;)" office:value-type="string" office:string-value="{&quot;type&quot;: &quot;Feature&quot;, &quot;properties&quot;: {&quot;name&quot;:&quot;Ningbo&quot;}, &quot;geometry&quot;: { &quot;type&quot;: &quot;Point&quot;, &quot;coordinates&quot;: [121.54988,29.87203] }}">
            <text:p>{"type": "Feature", "properties": {"name":"Ningbo"}, "geometry": { "type": "Point", "coordinates": [121.54988,29.87203] }}</text:p>
          </table:table-cell>
        </table:table-row>
        <table:table-row table:style-name="ro2">
          <table:table-cell office:value-type="string">
            <text:p>Norfolk</text:p>
          </table:table-cell>
          <table:table-cell office:value-type="string">
            <text:p>United States of America</text:p>
          </table:table-cell>
          <table:table-cell/>
          <table:table-cell office:value-type="float" office:value="-76.196">
            <text:p>-76.196</text:p>
          </table:table-cell>
          <table:table-cell office:value-type="float" office:value="37.0127">
            <text:p>37.0127</text:p>
          </table:table-cell>
          <table:table-cell table:formula="of:=CONCATENATE([.D79];&quot;,&quot;;[.E79])" office:value-type="string" office:string-value="-76.196,37.0127">
            <text:p>-76.196,37.0127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79];&quot;&quot;&quot;}, &quot;&quot;geometry&quot;&quot;: { &quot;&quot;type&quot;&quot;: &quot;&quot;Point&quot;&quot;, &quot;&quot;coordinates&quot;&quot;: [&quot;;[.D79];&quot;,&quot;;[.E79];&quot;] }}&quot;)" office:value-type="string" office:string-value="{&quot;type&quot;: &quot;Feature&quot;, &quot;properties&quot;: {&quot;name&quot;:&quot;Norfolk&quot;}, &quot;geometry&quot;: { &quot;type&quot;: &quot;Point&quot;, &quot;coordinates&quot;: [-76.196,37.0127] }}">
            <text:p>{"type": "Feature", "properties": {"name":"Norfolk"}, "geometry": { "type": "Point", "coordinates": [-76.196,37.0127] }}</text:p>
          </table:table-cell>
        </table:table-row>
        <table:table-row table:style-name="ro1">
          <table:table-cell office:value-type="string">
            <text:p>Novorossiysk</text:p>
          </table:table-cell>
          <table:table-cell office:value-type="string">
            <text:p>Russia</text:p>
          </table:table-cell>
          <table:table-cell/>
          <table:table-cell office:value-type="float" office:value="37.7874">
            <text:p>37.7874</text:p>
          </table:table-cell>
          <table:table-cell office:value-type="float" office:value="44.7108">
            <text:p>44.7108</text:p>
          </table:table-cell>
          <table:table-cell table:formula="of:=CONCATENATE([.D80];&quot;,&quot;;[.E80])" office:value-type="string" office:string-value="37.7874,44.7108">
            <text:p>37.7874,44.7108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80];&quot;&quot;&quot;}, &quot;&quot;geometry&quot;&quot;: { &quot;&quot;type&quot;&quot;: &quot;&quot;Point&quot;&quot;, &quot;&quot;coordinates&quot;&quot;: [&quot;;[.D80];&quot;,&quot;;[.E80];&quot;] }}&quot;)" office:value-type="string" office:string-value="{&quot;type&quot;: &quot;Feature&quot;, &quot;properties&quot;: {&quot;name&quot;:&quot;Novorossiysk&quot;}, &quot;geometry&quot;: { &quot;type&quot;: &quot;Point&quot;, &quot;coordinates&quot;: [37.7874,44.7108] }}">
            <text:p>{"type": "Feature", "properties": {"name":"Novorossiysk"}, "geometry": { "type": "Point", "coordinates": [37.7874,44.7108] }}</text:p>
          </table:table-cell>
        </table:table-row>
        <table:table-row table:style-name="ro2">
          <table:table-cell office:value-type="string">
            <text:p>Odessa</text:p>
          </table:table-cell>
          <table:table-cell office:value-type="string">
            <text:p>Ukraine</text:p>
          </table:table-cell>
          <table:table-cell/>
          <table:table-cell office:value-type="float" office:value="30.7296333">
            <text:p>30.7296333</text:p>
          </table:table-cell>
          <table:table-cell office:value-type="float" office:value="46.4713468">
            <text:p>46.4713468</text:p>
          </table:table-cell>
          <table:table-cell table:formula="of:=CONCATENATE([.D81];&quot;,&quot;;[.E81])" office:value-type="string" office:string-value="30.7296333,46.4713468">
            <text:p>30.7296333,46.4713468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81];&quot;&quot;&quot;}, &quot;&quot;geometry&quot;&quot;: { &quot;&quot;type&quot;&quot;: &quot;&quot;Point&quot;&quot;, &quot;&quot;coordinates&quot;&quot;: [&quot;;[.D81];&quot;,&quot;;[.E81];&quot;] }}&quot;)" office:value-type="string" office:string-value="{&quot;type&quot;: &quot;Feature&quot;, &quot;properties&quot;: {&quot;name&quot;:&quot;Odessa&quot;}, &quot;geometry&quot;: { &quot;type&quot;: &quot;Point&quot;, &quot;coordinates&quot;: [30.7296333,46.4713468] }}">
            <text:p>{"type": "Feature", "properties": {"name":"Odessa"}, "geometry": { "type": "Point", "coordinates": [30.7296333,46.4713468] }}</text:p>
          </table:table-cell>
        </table:table-row>
        <table:table-row table:style-name="ro1">
          <table:table-cell office:value-type="string">
            <text:p>Olbia</text:p>
          </table:table-cell>
          <table:table-cell office:value-type="string">
            <text:p>Italy</text:p>
          </table:table-cell>
          <table:table-cell/>
          <table:table-cell office:value-type="float" office:value="9.5397">
            <text:p>9.5397</text:p>
          </table:table-cell>
          <table:table-cell office:value-type="float" office:value="40.9206">
            <text:p>40.9206</text:p>
          </table:table-cell>
          <table:table-cell table:formula="of:=CONCATENATE([.D82];&quot;,&quot;;[.E82])" office:value-type="string" office:string-value="9.5397,40.9206">
            <text:p>9.5397,40.9206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82];&quot;&quot;&quot;}, &quot;&quot;geometry&quot;&quot;: { &quot;&quot;type&quot;&quot;: &quot;&quot;Point&quot;&quot;, &quot;&quot;coordinates&quot;&quot;: [&quot;;[.D82];&quot;,&quot;;[.E82];&quot;] }}&quot;)" office:value-type="string" office:string-value="{&quot;type&quot;: &quot;Feature&quot;, &quot;properties&quot;: {&quot;name&quot;:&quot;Olbia&quot;}, &quot;geometry&quot;: { &quot;type&quot;: &quot;Point&quot;, &quot;coordinates&quot;: [9.5397,40.9206] }}">
            <text:p>{"type": "Feature", "properties": {"name":"Olbia"}, "geometry": { "type": "Point", "coordinates": [9.5397,40.9206] }}</text:p>
          </table:table-cell>
        </table:table-row>
        <table:table-row table:style-name="ro2">
          <table:table-cell office:value-type="string">
            <text:p>Palermo</text:p>
          </table:table-cell>
          <table:table-cell office:value-type="string">
            <text:p>Italy</text:p>
          </table:table-cell>
          <table:table-cell/>
          <table:table-cell office:value-type="float" office:value="13.3473">
            <text:p>13.3473</text:p>
          </table:table-cell>
          <table:table-cell office:value-type="float" office:value="38.1373">
            <text:p>38.1373</text:p>
          </table:table-cell>
          <table:table-cell table:formula="of:=CONCATENATE([.D83];&quot;,&quot;;[.E83])" office:value-type="string" office:string-value="13.3473,38.1373">
            <text:p>13.3473,38.1373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83];&quot;&quot;&quot;}, &quot;&quot;geometry&quot;&quot;: { &quot;&quot;type&quot;&quot;: &quot;&quot;Point&quot;&quot;, &quot;&quot;coordinates&quot;&quot;: [&quot;;[.D83];&quot;,&quot;;[.E83];&quot;] }}&quot;)" office:value-type="string" office:string-value="{&quot;type&quot;: &quot;Feature&quot;, &quot;properties&quot;: {&quot;name&quot;:&quot;Palermo&quot;}, &quot;geometry&quot;: { &quot;type&quot;: &quot;Point&quot;, &quot;coordinates&quot;: [13.3473,38.1373] }}">
            <text:p>{"type": "Feature", "properties": {"name":"Palermo"}, "geometry": { "type": "Point", "coordinates": [13.3473,38.1373] }}</text:p>
          </table:table-cell>
        </table:table-row>
        <table:table-row table:style-name="ro2">
          <table:table-cell office:value-type="string">
            <text:p>Piraeus</text:p>
          </table:table-cell>
          <table:table-cell office:value-type="string">
            <text:p>Greece</text:p>
          </table:table-cell>
          <table:table-cell/>
          <table:table-cell office:value-type="float" office:value="23.6486215">
            <text:p>23.6486215</text:p>
          </table:table-cell>
          <table:table-cell office:value-type="float" office:value="37.9441517">
            <text:p>37.9441517</text:p>
          </table:table-cell>
          <table:table-cell table:formula="of:=CONCATENATE([.D84];&quot;,&quot;;[.E84])" office:value-type="string" office:string-value="23.6486215,37.9441517">
            <text:p>23.6486215,37.9441517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84];&quot;&quot;&quot;}, &quot;&quot;geometry&quot;&quot;: { &quot;&quot;type&quot;&quot;: &quot;&quot;Point&quot;&quot;, &quot;&quot;coordinates&quot;&quot;: [&quot;;[.D84];&quot;,&quot;;[.E84];&quot;] }}&quot;)" office:value-type="string" office:string-value="{&quot;type&quot;: &quot;Feature&quot;, &quot;properties&quot;: {&quot;name&quot;:&quot;Piraeus&quot;}, &quot;geometry&quot;: { &quot;type&quot;: &quot;Point&quot;, &quot;coordinates&quot;: [23.6486215,37.9441517] }}">
            <text:p>{"type": "Feature", "properties": {"name":"Piraeus"}, "geometry": { "type": "Point", "coordinates": [23.6486215,37.9441517] }}</text:p>
          </table:table-cell>
        </table:table-row>
        <table:table-row table:style-name="ro2">
          <table:table-cell office:value-type="string">
            <text:p>Port Everglades</text:p>
          </table:table-cell>
          <table:table-cell office:value-type="string">
            <text:p>United States of America</text:p>
          </table:table-cell>
          <table:table-cell/>
          <table:table-cell office:value-type="float" office:value="-80.1083">
            <text:p>-80.1083</text:p>
          </table:table-cell>
          <table:table-cell office:value-type="float" office:value="26.0927">
            <text:p>26.0927</text:p>
          </table:table-cell>
          <table:table-cell table:formula="of:=CONCATENATE([.D85];&quot;,&quot;;[.E85])" office:value-type="string" office:string-value="-80.1083,26.0927">
            <text:p>-80.1083,26.0927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85];&quot;&quot;&quot;}, &quot;&quot;geometry&quot;&quot;: { &quot;&quot;type&quot;&quot;: &quot;&quot;Point&quot;&quot;, &quot;&quot;coordinates&quot;&quot;: [&quot;;[.D85];&quot;,&quot;;[.E85];&quot;] }}&quot;)" office:value-type="string" office:string-value="{&quot;type&quot;: &quot;Feature&quot;, &quot;properties&quot;: {&quot;name&quot;:&quot;Port Everglades&quot;}, &quot;geometry&quot;: { &quot;type&quot;: &quot;Point&quot;, &quot;coordinates&quot;: [-80.1083,26.0927] }}">
            <text:p>{"type": "Feature", "properties": {"name":"Port Everglades"}, "geometry": { "type": "Point", "coordinates": [-80.1083,26.0927] }}</text:p>
          </table:table-cell>
        </table:table-row>
        <table:table-row table:style-name="ro1">
          <table:table-cell office:value-type="string">
            <text:p>Port Kelang</text:p>
          </table:table-cell>
          <table:table-cell office:value-type="string">
            <text:p>Malaysia</text:p>
          </table:table-cell>
          <table:table-cell/>
          <table:table-cell office:value-type="float" office:value="101.3006">
            <text:p>101.3006</text:p>
          </table:table-cell>
          <table:table-cell office:value-type="float" office:value="2.941">
            <text:p>2.941</text:p>
          </table:table-cell>
          <table:table-cell table:formula="of:=CONCATENATE([.D86];&quot;,&quot;;[.E86])" office:value-type="string" office:string-value="101.3006,2.941">
            <text:p>101.3006,2.941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86];&quot;&quot;&quot;}, &quot;&quot;geometry&quot;&quot;: { &quot;&quot;type&quot;&quot;: &quot;&quot;Point&quot;&quot;, &quot;&quot;coordinates&quot;&quot;: [&quot;;[.D86];&quot;,&quot;;[.E86];&quot;] }}&quot;)" office:value-type="string" office:string-value="{&quot;type&quot;: &quot;Feature&quot;, &quot;properties&quot;: {&quot;name&quot;:&quot;Port Kelang&quot;}, &quot;geometry&quot;: { &quot;type&quot;: &quot;Point&quot;, &quot;coordinates&quot;: [101.3006,2.941] }}">
            <text:p>{"type": "Feature", "properties": {"name":"Port Kelang"}, "geometry": { "type": "Point", "coordinates": [101.3006,2.941] }}</text:p>
          </table:table-cell>
        </table:table-row>
        <table:table-row table:style-name="ro2">
          <table:table-cell office:value-type="string">
            <text:p>Port Said</text:p>
          </table:table-cell>
          <table:table-cell office:value-type="string">
            <text:p>Egypt</text:p>
          </table:table-cell>
          <table:table-cell/>
          <table:table-cell office:value-type="float" office:value="32.3192">
            <text:p>32.3192</text:p>
          </table:table-cell>
          <table:table-cell office:value-type="float" office:value="31.2567">
            <text:p>31.2567</text:p>
          </table:table-cell>
          <table:table-cell table:formula="of:=CONCATENATE([.D87];&quot;,&quot;;[.E87])" office:value-type="string" office:string-value="32.3192,31.2567">
            <text:p>32.3192,31.2567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87];&quot;&quot;&quot;}, &quot;&quot;geometry&quot;&quot;: { &quot;&quot;type&quot;&quot;: &quot;&quot;Point&quot;&quot;, &quot;&quot;coordinates&quot;&quot;: [&quot;;[.D87];&quot;,&quot;;[.E87];&quot;] }}&quot;)" office:value-type="string" office:string-value="{&quot;type&quot;: &quot;Feature&quot;, &quot;properties&quot;: {&quot;name&quot;:&quot;Port Said&quot;}, &quot;geometry&quot;: { &quot;type&quot;: &quot;Point&quot;, &quot;coordinates&quot;: [32.3192,31.2567] }}">
            <text:p>{"type": "Feature", "properties": {"name":"Port Said"}, "geometry": { "type": "Point", "coordinates": [32.3192,31.2567] }}</text:p>
          </table:table-cell>
        </table:table-row>
        <table:table-row table:style-name="ro2">
          <table:table-cell office:value-type="string">
            <text:p>Port Sudan</text:p>
          </table:table-cell>
          <table:table-cell office:value-type="string">
            <text:p>Sudan</text:p>
          </table:table-cell>
          <table:table-cell/>
          <table:table-cell office:value-type="float" office:value="37.21124">
            <text:p>37.21124</text:p>
          </table:table-cell>
          <table:table-cell office:value-type="float" office:value="19.61922">
            <text:p>19.61922</text:p>
          </table:table-cell>
          <table:table-cell table:formula="of:=CONCATENATE([.D88];&quot;,&quot;;[.E88])" office:value-type="string" office:string-value="37.21124,19.61922">
            <text:p>37.21124,19.61922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88];&quot;&quot;&quot;}, &quot;&quot;geometry&quot;&quot;: { &quot;&quot;type&quot;&quot;: &quot;&quot;Point&quot;&quot;, &quot;&quot;coordinates&quot;&quot;: [&quot;;[.D88];&quot;,&quot;;[.E88];&quot;] }}&quot;)" office:value-type="string" office:string-value="{&quot;type&quot;: &quot;Feature&quot;, &quot;properties&quot;: {&quot;name&quot;:&quot;Port Sudan&quot;}, &quot;geometry&quot;: { &quot;type&quot;: &quot;Point&quot;, &quot;coordinates&quot;: [37.21124,19.61922] }}">
            <text:p>{"type": "Feature", "properties": {"name":"Port Sudan"}, "geometry": { "type": "Point", "coordinates": [37.21124,19.61922] }}</text:p>
          </table:table-cell>
        </table:table-row>
        <table:table-row table:style-name="ro1">
          <table:table-cell office:value-type="string">
            <text:p>Porto Foxi</text:p>
          </table:table-cell>
          <table:table-cell office:value-type="string">
            <text:p>Italy</text:p>
          </table:table-cell>
          <table:table-cell/>
          <table:table-cell office:value-type="float" office:value="9.0293">
            <text:p>9.0293</text:p>
          </table:table-cell>
          <table:table-cell office:value-type="float" office:value="39.0797">
            <text:p>39.0797</text:p>
          </table:table-cell>
          <table:table-cell table:formula="of:=CONCATENATE([.D89];&quot;,&quot;;[.E89])" office:value-type="string" office:string-value="9.0293,39.0797">
            <text:p>9.0293,39.0797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89];&quot;&quot;&quot;}, &quot;&quot;geometry&quot;&quot;: { &quot;&quot;type&quot;&quot;: &quot;&quot;Point&quot;&quot;, &quot;&quot;coordinates&quot;&quot;: [&quot;;[.D89];&quot;,&quot;;[.E89];&quot;] }}&quot;)" office:value-type="string" office:string-value="{&quot;type&quot;: &quot;Feature&quot;, &quot;properties&quot;: {&quot;name&quot;:&quot;Porto Foxi&quot;}, &quot;geometry&quot;: { &quot;type&quot;: &quot;Point&quot;, &quot;coordinates&quot;: [9.0293,39.0797] }}">
            <text:p>{"type": "Feature", "properties": {"name":"Porto Foxi"}, "geometry": { "type": "Point", "coordinates": [9.0293,39.0797] }}</text:p>
          </table:table-cell>
        </table:table-row>
        <table:table-row table:style-name="ro1">
          <table:table-cell office:value-type="string">
            <text:p>Porto Torres</text:p>
          </table:table-cell>
          <table:table-cell office:value-type="string">
            <text:p>Italy</text:p>
          </table:table-cell>
          <table:table-cell/>
          <table:table-cell office:value-type="float" office:value="8.3338">
            <text:p>8.3338</text:p>
          </table:table-cell>
          <table:table-cell office:value-type="float" office:value="40.9513">
            <text:p>40.9513</text:p>
          </table:table-cell>
          <table:table-cell table:formula="of:=CONCATENATE([.D90];&quot;,&quot;;[.E90])" office:value-type="string" office:string-value="8.3338,40.9513">
            <text:p>8.3338,40.9513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90];&quot;&quot;&quot;}, &quot;&quot;geometry&quot;&quot;: { &quot;&quot;type&quot;&quot;: &quot;&quot;Point&quot;&quot;, &quot;&quot;coordinates&quot;&quot;: [&quot;;[.D90];&quot;,&quot;;[.E90];&quot;] }}&quot;)" office:value-type="string" office:string-value="{&quot;type&quot;: &quot;Feature&quot;, &quot;properties&quot;: {&quot;name&quot;:&quot;Porto Torres&quot;}, &quot;geometry&quot;: { &quot;type&quot;: &quot;Point&quot;, &quot;coordinates&quot;: [8.3338,40.9513] }}">
            <text:p>{"type": "Feature", "properties": {"name":"Porto Torres"}, "geometry": { "type": "Point", "coordinates": [8.3338,40.9513] }}</text:p>
          </table:table-cell>
        </table:table-row>
        <table:table-row table:style-name="ro1">
          <table:table-cell office:value-type="string">
            <text:p>Primorsk, Koivisto</text:p>
          </table:table-cell>
          <table:table-cell office:value-type="string">
            <text:p>Russia</text:p>
          </table:table-cell>
          <table:table-cell/>
          <table:table-cell office:value-type="float" office:value="28.622">
            <text:p>28.622</text:p>
          </table:table-cell>
          <table:table-cell office:value-type="float" office:value="60.3589">
            <text:p>60.3589</text:p>
          </table:table-cell>
          <table:table-cell table:formula="of:=CONCATENATE([.D91];&quot;,&quot;;[.E91])" office:value-type="string" office:string-value="28.622,60.3589">
            <text:p>28.622,60.3589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91];&quot;&quot;&quot;}, &quot;&quot;geometry&quot;&quot;: { &quot;&quot;type&quot;&quot;: &quot;&quot;Point&quot;&quot;, &quot;&quot;coordinates&quot;&quot;: [&quot;;[.D91];&quot;,&quot;;[.E91];&quot;] }}&quot;)" office:value-type="string" office:string-value="{&quot;type&quot;: &quot;Feature&quot;, &quot;properties&quot;: {&quot;name&quot;:&quot;Primorsk, Koivisto&quot;}, &quot;geometry&quot;: { &quot;type&quot;: &quot;Point&quot;, &quot;coordinates&quot;: [28.622,60.3589] }}">
            <text:p>{"type": "Feature", "properties": {"name":"Primorsk, Koivisto"}, "geometry": { "type": "Point", "coordinates": [28.622,60.3589] }}</text:p>
          </table:table-cell>
        </table:table-row>
        <table:table-row table:style-name="ro2">
          <table:table-cell office:value-type="string">
            <text:p>Pusan</text:p>
          </table:table-cell>
          <table:table-cell office:value-type="string">
            <text:p>South Korea</text:p>
          </table:table-cell>
          <table:table-cell/>
          <table:table-cell office:value-type="float" office:value="129.0752365">
            <text:p>129.0752365</text:p>
          </table:table-cell>
          <table:table-cell office:value-type="float" office:value="35.179978">
            <text:p>35.179978</text:p>
          </table:table-cell>
          <table:table-cell table:formula="of:=CONCATENATE([.D92];&quot;,&quot;;[.E92])" office:value-type="string" office:string-value="129.0752365,35.179978">
            <text:p>129.0752365,35.179978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92];&quot;&quot;&quot;}, &quot;&quot;geometry&quot;&quot;: { &quot;&quot;type&quot;&quot;: &quot;&quot;Point&quot;&quot;, &quot;&quot;coordinates&quot;&quot;: [&quot;;[.D92];&quot;,&quot;;[.E92];&quot;] }}&quot;)" office:value-type="string" office:string-value="{&quot;type&quot;: &quot;Feature&quot;, &quot;properties&quot;: {&quot;name&quot;:&quot;Pusan&quot;}, &quot;geometry&quot;: { &quot;type&quot;: &quot;Point&quot;, &quot;coordinates&quot;: [129.0752365,35.179978] }}">
            <text:p>{"type": "Feature", "properties": {"name":"Pusan"}, "geometry": { "type": "Point", "coordinates": [129.0752365,35.179978] }}</text:p>
          </table:table-cell>
        </table:table-row>
        <table:table-row table:style-name="ro2">
          <table:table-cell office:value-type="string">
            <text:p>Qingdao</text:p>
          </table:table-cell>
          <table:table-cell office:value-type="string">
            <text:p>China</text:p>
          </table:table-cell>
          <table:table-cell/>
          <table:table-cell office:value-type="float" office:value="120.3189">
            <text:p>120.3189</text:p>
          </table:table-cell>
          <table:table-cell office:value-type="float" office:value="36.0696">
            <text:p>36.0696</text:p>
          </table:table-cell>
          <table:table-cell table:formula="of:=CONCATENATE([.D93];&quot;,&quot;;[.E93])" office:value-type="string" office:string-value="120.3189,36.0696">
            <text:p>120.3189,36.0696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93];&quot;&quot;&quot;}, &quot;&quot;geometry&quot;&quot;: { &quot;&quot;type&quot;&quot;: &quot;&quot;Point&quot;&quot;, &quot;&quot;coordinates&quot;&quot;: [&quot;;[.D93];&quot;,&quot;;[.E93];&quot;] }}&quot;)" office:value-type="string" office:string-value="{&quot;type&quot;: &quot;Feature&quot;, &quot;properties&quot;: {&quot;name&quot;:&quot;Qingdao&quot;}, &quot;geometry&quot;: { &quot;type&quot;: &quot;Point&quot;, &quot;coordinates&quot;: [120.3189,36.0696] }}">
            <text:p>{"type": "Feature", "properties": {"name":"Qingdao"}, "geometry": { "type": "Point", "coordinates": [120.3189,36.0696] }}</text:p>
          </table:table-cell>
        </table:table-row>
        <table:table-row table:style-name="ro1">
          <table:table-cell office:value-type="string">
            <text:p>Rades</text:p>
          </table:table-cell>
          <table:table-cell office:value-type="string">
            <text:p>Tunisia</text:p>
          </table:table-cell>
          <table:table-cell/>
          <table:table-cell office:value-type="float" office:value="10.27697">
            <text:p>10.27697</text:p>
          </table:table-cell>
          <table:table-cell office:value-type="float" office:value="36.7744">
            <text:p>36.7744</text:p>
          </table:table-cell>
          <table:table-cell table:formula="of:=CONCATENATE([.D94];&quot;,&quot;;[.E94])" office:value-type="string" office:string-value="10.27697,36.7744">
            <text:p>10.27697,36.7744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94];&quot;&quot;&quot;}, &quot;&quot;geometry&quot;&quot;: { &quot;&quot;type&quot;&quot;: &quot;&quot;Point&quot;&quot;, &quot;&quot;coordinates&quot;&quot;: [&quot;;[.D94];&quot;,&quot;;[.E94];&quot;] }}&quot;)" office:value-type="string" office:string-value="{&quot;type&quot;: &quot;Feature&quot;, &quot;properties&quot;: {&quot;name&quot;:&quot;Rades&quot;}, &quot;geometry&quot;: { &quot;type&quot;: &quot;Point&quot;, &quot;coordinates&quot;: [10.27697,36.7744] }}">
            <text:p>{"type": "Feature", "properties": {"name":"Rades"}, "geometry": { "type": "Point", "coordinates": [10.27697,36.7744] }}</text:p>
          </table:table-cell>
        </table:table-row>
        <table:table-row table:style-name="ro1">
          <table:table-cell office:value-type="string">
            <text:p>Ras Lanuf</text:p>
          </table:table-cell>
          <table:table-cell office:value-type="string">
            <text:p>Libya</text:p>
          </table:table-cell>
          <table:table-cell/>
          <table:table-cell office:value-type="float" office:value="18.41732">
            <text:p>18.41732</text:p>
          </table:table-cell>
          <table:table-cell office:value-type="float" office:value="30.58686">
            <text:p>30.58686</text:p>
          </table:table-cell>
          <table:table-cell table:formula="of:=CONCATENATE([.D95];&quot;,&quot;;[.E95])" office:value-type="string" office:string-value="18.41732,30.58686">
            <text:p>18.41732,30.58686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95];&quot;&quot;&quot;}, &quot;&quot;geometry&quot;&quot;: { &quot;&quot;type&quot;&quot;: &quot;&quot;Point&quot;&quot;, &quot;&quot;coordinates&quot;&quot;: [&quot;;[.D95];&quot;,&quot;;[.E95];&quot;] }}&quot;)" office:value-type="string" office:string-value="{&quot;type&quot;: &quot;Feature&quot;, &quot;properties&quot;: {&quot;name&quot;:&quot;Ras Lanuf&quot;}, &quot;geometry&quot;: { &quot;type&quot;: &quot;Point&quot;, &quot;coordinates&quot;: [18.41732,30.58686] }}">
            <text:p>{"type": "Feature", "properties": {"name":"Ras Lanuf"}, "geometry": { "type": "Point", "coordinates": [18.41732,30.58686] }}</text:p>
          </table:table-cell>
        </table:table-row>
        <table:table-row table:style-name="ro1">
          <table:table-cell office:value-type="string">
            <text:p>Rio de Janeiro</text:p>
          </table:table-cell>
          <table:table-cell office:value-type="string">
            <text:p>Brazil</text:p>
          </table:table-cell>
          <table:table-cell/>
          <table:table-cell office:value-type="float" office:value="-42.756">
            <text:p>-42.756</text:p>
          </table:table-cell>
          <table:table-cell office:value-type="float" office:value="-22.239">
            <text:p>-22.239</text:p>
          </table:table-cell>
          <table:table-cell table:formula="of:=CONCATENATE([.D96];&quot;,&quot;;[.E96])" office:value-type="string" office:string-value="-42.756,-22.239">
            <text:p>-42.756,-22.239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96];&quot;&quot;&quot;}, &quot;&quot;geometry&quot;&quot;: { &quot;&quot;type&quot;&quot;: &quot;&quot;Point&quot;&quot;, &quot;&quot;coordinates&quot;&quot;: [&quot;;[.D96];&quot;,&quot;;[.E96];&quot;] }}&quot;)" office:value-type="string" office:string-value="{&quot;type&quot;: &quot;Feature&quot;, &quot;properties&quot;: {&quot;name&quot;:&quot;Rio de Janeiro&quot;}, &quot;geometry&quot;: { &quot;type&quot;: &quot;Point&quot;, &quot;coordinates&quot;: [-42.756,-22.239] }}">
            <text:p>{"type": "Feature", "properties": {"name":"Rio de Janeiro"}, "geometry": { "type": "Point", "coordinates": [-42.756,-22.239] }}</text:p>
          </table:table-cell>
        </table:table-row>
        <table:table-row table:style-name="ro1">
          <table:table-cell office:value-type="string">
            <text:p>Salalah</text:p>
          </table:table-cell>
          <table:table-cell office:value-type="string">
            <text:p>Oman</text:p>
          </table:table-cell>
          <table:table-cell/>
          <table:table-cell office:value-type="float" office:value="54.0957066">
            <text:p>54.0957066</text:p>
          </table:table-cell>
          <table:table-cell office:value-type="float" office:value="17.0148202">
            <text:p>17.0148202</text:p>
          </table:table-cell>
          <table:table-cell table:formula="of:=CONCATENATE([.D97];&quot;,&quot;;[.E97])" office:value-type="string" office:string-value="54.0957066,17.0148202">
            <text:p>54.0957066,17.0148202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97];&quot;&quot;&quot;}, &quot;&quot;geometry&quot;&quot;: { &quot;&quot;type&quot;&quot;: &quot;&quot;Point&quot;&quot;, &quot;&quot;coordinates&quot;&quot;: [&quot;;[.D97];&quot;,&quot;;[.E97];&quot;] }}&quot;)" office:value-type="string" office:string-value="{&quot;type&quot;: &quot;Feature&quot;, &quot;properties&quot;: {&quot;name&quot;:&quot;Salalah&quot;}, &quot;geometry&quot;: { &quot;type&quot;: &quot;Point&quot;, &quot;coordinates&quot;: [54.0957066,17.0148202] }}">
            <text:p>{"type": "Feature", "properties": {"name":"Salalah"}, "geometry": { "type": "Point", "coordinates": [54.0957066,17.0148202] }}</text:p>
          </table:table-cell>
        </table:table-row>
        <table:table-row table:style-name="ro2">
          <table:table-cell office:value-type="string">
            <text:p>Salerno</text:p>
          </table:table-cell>
          <table:table-cell office:value-type="string">
            <text:p>Italy</text:p>
          </table:table-cell>
          <table:table-cell/>
          <table:table-cell office:value-type="float" office:value="14.7637">
            <text:p>14.7637</text:p>
          </table:table-cell>
          <table:table-cell office:value-type="float" office:value="40.6864">
            <text:p>40.6864</text:p>
          </table:table-cell>
          <table:table-cell table:formula="of:=CONCATENATE([.D98];&quot;,&quot;;[.E98])" office:value-type="string" office:string-value="14.7637,40.6864">
            <text:p>14.7637,40.6864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98];&quot;&quot;&quot;}, &quot;&quot;geometry&quot;&quot;: { &quot;&quot;type&quot;&quot;: &quot;&quot;Point&quot;&quot;, &quot;&quot;coordinates&quot;&quot;: [&quot;;[.D98];&quot;,&quot;;[.E98];&quot;] }}&quot;)" office:value-type="string" office:string-value="{&quot;type&quot;: &quot;Feature&quot;, &quot;properties&quot;: {&quot;name&quot;:&quot;Salerno&quot;}, &quot;geometry&quot;: { &quot;type&quot;: &quot;Point&quot;, &quot;coordinates&quot;: [14.7637,40.6864] }}">
            <text:p>{"type": "Feature", "properties": {"name":"Salerno"}, "geometry": { "type": "Point", "coordinates": [14.7637,40.6864] }}</text:p>
          </table:table-cell>
        </table:table-row>
        <table:table-row table:style-name="ro1">
          <table:table-cell office:value-type="string">
            <text:p>Santa Panagia</text:p>
          </table:table-cell>
          <table:table-cell office:value-type="string">
            <text:p>Italy</text:p>
          </table:table-cell>
          <table:table-cell/>
          <table:table-cell office:value-type="float" office:value="15.2797">
            <text:p>15.2797</text:p>
          </table:table-cell>
          <table:table-cell office:value-type="float" office:value="37.1086">
            <text:p>37.1086</text:p>
          </table:table-cell>
          <table:table-cell table:formula="of:=CONCATENATE([.D99];&quot;,&quot;;[.E99])" office:value-type="string" office:string-value="15.2797,37.1086">
            <text:p>15.2797,37.1086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99];&quot;&quot;&quot;}, &quot;&quot;geometry&quot;&quot;: { &quot;&quot;type&quot;&quot;: &quot;&quot;Point&quot;&quot;, &quot;&quot;coordinates&quot;&quot;: [&quot;;[.D99];&quot;,&quot;;[.E99];&quot;] }}&quot;)" office:value-type="string" office:string-value="{&quot;type&quot;: &quot;Feature&quot;, &quot;properties&quot;: {&quot;name&quot;:&quot;Santa Panagia&quot;}, &quot;geometry&quot;: { &quot;type&quot;: &quot;Point&quot;, &quot;coordinates&quot;: [15.2797,37.1086] }}">
            <text:p>{"type": "Feature", "properties": {"name":"Santa Panagia"}, "geometry": { "type": "Point", "coordinates": [15.2797,37.1086] }}</text:p>
          </table:table-cell>
        </table:table-row>
        <table:table-row table:style-name="ro2">
          <table:table-cell office:value-type="string">
            <text:p>Santos</text:p>
          </table:table-cell>
          <table:table-cell office:value-type="string">
            <text:p>Brazil</text:p>
          </table:table-cell>
          <table:table-cell/>
          <table:table-cell office:value-type="float" office:value="-46.29">
            <text:p>-46.29</text:p>
          </table:table-cell>
          <table:table-cell office:value-type="float" office:value="-23.8643">
            <text:p>-23.8643</text:p>
          </table:table-cell>
          <table:table-cell table:formula="of:=CONCATENATE([.D100];&quot;,&quot;;[.E100])" office:value-type="string" office:string-value="-46.29,-23.8643">
            <text:p>-46.29,-23.8643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100];&quot;&quot;&quot;}, &quot;&quot;geometry&quot;&quot;: { &quot;&quot;type&quot;&quot;: &quot;&quot;Point&quot;&quot;, &quot;&quot;coordinates&quot;&quot;: [&quot;;[.D100];&quot;,&quot;;[.E100];&quot;] }}&quot;)" office:value-type="string" office:string-value="{&quot;type&quot;: &quot;Feature&quot;, &quot;properties&quot;: {&quot;name&quot;:&quot;Santos&quot;}, &quot;geometry&quot;: { &quot;type&quot;: &quot;Point&quot;, &quot;coordinates&quot;: [-46.29,-23.8643] }}">
            <text:p>{"type": "Feature", "properties": {"name":"Santos"}, "geometry": { "type": "Point", "coordinates": [-46.29,-23.8643] }}</text:p>
          </table:table-cell>
        </table:table-row>
        <table:table-row table:style-name="ro2">
          <table:table-cell office:value-type="string">
            <text:p>Savannah</text:p>
          </table:table-cell>
          <table:table-cell office:value-type="string">
            <text:p>United States of America</text:p>
          </table:table-cell>
          <table:table-cell/>
          <table:table-cell office:value-type="float" office:value="-81.098">
            <text:p>-81.098</text:p>
          </table:table-cell>
          <table:table-cell office:value-type="float" office:value="31.9996">
            <text:p>31.9996</text:p>
          </table:table-cell>
          <table:table-cell table:formula="of:=CONCATENATE([.D101];&quot;,&quot;;[.E101])" office:value-type="string" office:string-value="-81.098,31.9996">
            <text:p>-81.098,31.9996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101];&quot;&quot;&quot;}, &quot;&quot;geometry&quot;&quot;: { &quot;&quot;type&quot;&quot;: &quot;&quot;Point&quot;&quot;, &quot;&quot;coordinates&quot;&quot;: [&quot;;[.D101];&quot;,&quot;;[.E101];&quot;] }}&quot;)" office:value-type="string" office:string-value="{&quot;type&quot;: &quot;Feature&quot;, &quot;properties&quot;: {&quot;name&quot;:&quot;Savannah&quot;}, &quot;geometry&quot;: { &quot;type&quot;: &quot;Point&quot;, &quot;coordinates&quot;: [-81.098,31.9996] }}">
            <text:p>{"type": "Feature", "properties": {"name":"Savannah"}, "geometry": { "type": "Point", "coordinates": [-81.098,31.9996] }}</text:p>
          </table:table-cell>
        </table:table-row>
        <table:table-row table:style-name="ro1">
          <table:table-cell office:value-type="string">
            <text:p>Savona-Vado</text:p>
          </table:table-cell>
          <table:table-cell office:value-type="string">
            <text:p>Italy</text:p>
          </table:table-cell>
          <table:table-cell/>
          <table:table-cell office:value-type="float" office:value="8.4555">
            <text:p>8.4555</text:p>
          </table:table-cell>
          <table:table-cell office:value-type="float" office:value="44.2661">
            <text:p>44.2661</text:p>
          </table:table-cell>
          <table:table-cell table:formula="of:=CONCATENATE([.D102];&quot;,&quot;;[.E102])" office:value-type="string" office:string-value="8.4555,44.2661">
            <text:p>8.4555,44.2661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102];&quot;&quot;&quot;}, &quot;&quot;geometry&quot;&quot;: { &quot;&quot;type&quot;&quot;: &quot;&quot;Point&quot;&quot;, &quot;&quot;coordinates&quot;&quot;: [&quot;;[.D102];&quot;,&quot;;[.E102];&quot;] }}&quot;)" office:value-type="string" office:string-value="{&quot;type&quot;: &quot;Feature&quot;, &quot;properties&quot;: {&quot;name&quot;:&quot;Savona-Vado&quot;}, &quot;geometry&quot;: { &quot;type&quot;: &quot;Point&quot;, &quot;coordinates&quot;: [8.4555,44.2661] }}">
            <text:p>{"type": "Feature", "properties": {"name":"Savona-Vado"}, "geometry": { "type": "Point", "coordinates": [8.4555,44.2661] }}</text:p>
          </table:table-cell>
        </table:table-row>
        <table:table-row table:style-name="ro2">
          <table:table-cell office:value-type="string">
            <text:p>Shanghai</text:p>
          </table:table-cell>
          <table:table-cell office:value-type="string">
            <text:p>China</text:p>
          </table:table-cell>
          <table:table-cell/>
          <table:table-cell office:value-type="float" office:value="121.4915">
            <text:p>121.4915</text:p>
          </table:table-cell>
          <table:table-cell office:value-type="float" office:value="31.2246">
            <text:p>31.2246</text:p>
          </table:table-cell>
          <table:table-cell table:formula="of:=CONCATENATE([.D103];&quot;,&quot;;[.E103])" office:value-type="string" office:string-value="121.4915,31.2246">
            <text:p>121.4915,31.2246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103];&quot;&quot;&quot;}, &quot;&quot;geometry&quot;&quot;: { &quot;&quot;type&quot;&quot;: &quot;&quot;Point&quot;&quot;, &quot;&quot;coordinates&quot;&quot;: [&quot;;[.D103];&quot;,&quot;;[.E103];&quot;] }}&quot;)" office:value-type="string" office:string-value="{&quot;type&quot;: &quot;Feature&quot;, &quot;properties&quot;: {&quot;name&quot;:&quot;Shanghai&quot;}, &quot;geometry&quot;: { &quot;type&quot;: &quot;Point&quot;, &quot;coordinates&quot;: [121.4915,31.2246] }}">
            <text:p>{"type": "Feature", "properties": {"name":"Shanghai"}, "geometry": { "type": "Point", "coordinates": [121.4915,31.2246] }}</text:p>
          </table:table-cell>
        </table:table-row>
        <table:table-row table:style-name="ro1">
          <table:table-cell office:value-type="string">
            <text:p>Shekou</text:p>
          </table:table-cell>
          <table:table-cell office:value-type="string">
            <text:p>China</text:p>
          </table:table-cell>
          <table:table-cell/>
          <table:table-cell office:value-type="float" office:value="113.9161">
            <text:p>113.9161</text:p>
          </table:table-cell>
          <table:table-cell office:value-type="float" office:value="22.4715">
            <text:p>22.4715</text:p>
          </table:table-cell>
          <table:table-cell table:formula="of:=CONCATENATE([.D104];&quot;,&quot;;[.E104])" office:value-type="string" office:string-value="113.9161,22.4715">
            <text:p>113.9161,22.4715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104];&quot;&quot;&quot;}, &quot;&quot;geometry&quot;&quot;: { &quot;&quot;type&quot;&quot;: &quot;&quot;Point&quot;&quot;, &quot;&quot;coordinates&quot;&quot;: [&quot;;[.D104];&quot;,&quot;;[.E104];&quot;] }}&quot;)" office:value-type="string" office:string-value="{&quot;type&quot;: &quot;Feature&quot;, &quot;properties&quot;: {&quot;name&quot;:&quot;Shekou&quot;}, &quot;geometry&quot;: { &quot;type&quot;: &quot;Point&quot;, &quot;coordinates&quot;: [113.9161,22.4715] }}">
            <text:p>{"type": "Feature", "properties": {"name":"Shekou"}, "geometry": { "type": "Point", "coordinates": [113.9161,22.4715] }}</text:p>
          </table:table-cell>
        </table:table-row>
        <table:table-row table:style-name="ro1">
          <table:table-cell office:value-type="string">
            <text:p>Sidi Kerir Terminal</text:p>
          </table:table-cell>
          <table:table-cell office:value-type="string">
            <text:p>Egypt</text:p>
          </table:table-cell>
          <table:table-cell/>
          <table:table-cell office:value-type="float" office:value="29.6734">
            <text:p>29.6734</text:p>
          </table:table-cell>
          <table:table-cell office:value-type="float" office:value="31.0516">
            <text:p>31.0516</text:p>
          </table:table-cell>
          <table:table-cell table:formula="of:=CONCATENATE([.D105];&quot;,&quot;;[.E105])" office:value-type="string" office:string-value="29.6734,31.0516">
            <text:p>29.6734,31.0516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105];&quot;&quot;&quot;}, &quot;&quot;geometry&quot;&quot;: { &quot;&quot;type&quot;&quot;: &quot;&quot;Point&quot;&quot;, &quot;&quot;coordinates&quot;&quot;: [&quot;;[.D105];&quot;,&quot;;[.E105];&quot;] }}&quot;)" office:value-type="string" office:string-value="{&quot;type&quot;: &quot;Feature&quot;, &quot;properties&quot;: {&quot;name&quot;:&quot;Sidi Kerir Terminal&quot;}, &quot;geometry&quot;: { &quot;type&quot;: &quot;Point&quot;, &quot;coordinates&quot;: [29.6734,31.0516] }}">
            <text:p>{"type": "Feature", "properties": {"name":"Sidi Kerir Terminal"}, "geometry": { "type": "Point", "coordinates": [29.6734,31.0516] }}</text:p>
          </table:table-cell>
        </table:table-row>
        <table:table-row table:style-name="ro2">
          <table:table-cell table:number-columns-repeated="2" office:value-type="string">
            <text:p>Singapore</text:p>
          </table:table-cell>
          <table:table-cell/>
          <table:table-cell office:value-type="float" office:value="103.85283">
            <text:p>103.85283</text:p>
          </table:table-cell>
          <table:table-cell office:value-type="float" office:value="1.29063">
            <text:p>1.29063</text:p>
          </table:table-cell>
          <table:table-cell table:formula="of:=CONCATENATE([.D106];&quot;,&quot;;[.E106])" office:value-type="string" office:string-value="103.85283,1.29063">
            <text:p>103.85283,1.29063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106];&quot;&quot;&quot;}, &quot;&quot;geometry&quot;&quot;: { &quot;&quot;type&quot;&quot;: &quot;&quot;Point&quot;&quot;, &quot;&quot;coordinates&quot;&quot;: [&quot;;[.D106];&quot;,&quot;;[.E106];&quot;] }}&quot;)" office:value-type="string" office:string-value="{&quot;type&quot;: &quot;Feature&quot;, &quot;properties&quot;: {&quot;name&quot;:&quot;Singapore&quot;}, &quot;geometry&quot;: { &quot;type&quot;: &quot;Point&quot;, &quot;coordinates&quot;: [103.85283,1.29063] }}">
            <text:p>{"type": "Feature", "properties": {"name":"Singapore"}, "geometry": { "type": "Point", "coordinates": [103.85283,1.29063] }}</text:p>
          </table:table-cell>
        </table:table-row>
        <table:table-row table:style-name="ro1">
          <table:table-cell office:value-type="string">
            <text:p>Skikda</text:p>
          </table:table-cell>
          <table:table-cell office:value-type="string">
            <text:p>Algeria</text:p>
          </table:table-cell>
          <table:table-cell/>
          <table:table-cell office:value-type="float" office:value="6.89998164">
            <text:p>6.89998164</text:p>
          </table:table-cell>
          <table:table-cell office:value-type="float" office:value="36.8804219">
            <text:p>36.8804219</text:p>
          </table:table-cell>
          <table:table-cell table:formula="of:=CONCATENATE([.D107];&quot;,&quot;;[.E107])" office:value-type="string" office:string-value="6.89998164,36.8804219">
            <text:p>6.89998164,36.8804219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107];&quot;&quot;&quot;}, &quot;&quot;geometry&quot;&quot;: { &quot;&quot;type&quot;&quot;: &quot;&quot;Point&quot;&quot;, &quot;&quot;coordinates&quot;&quot;: [&quot;;[.D107];&quot;,&quot;;[.E107];&quot;] }}&quot;)" office:value-type="string" office:string-value="{&quot;type&quot;: &quot;Feature&quot;, &quot;properties&quot;: {&quot;name&quot;:&quot;Skikda&quot;}, &quot;geometry&quot;: { &quot;type&quot;: &quot;Point&quot;, &quot;coordinates&quot;: [6.89998164,36.8804219] }}">
            <text:p>{"type": "Feature", "properties": {"name":"Skikda"}, "geometry": { "type": "Point", "coordinates": [6.89998164,36.8804219] }}</text:p>
          </table:table-cell>
        </table:table-row>
        <table:table-row table:style-name="ro1">
          <table:table-cell office:value-type="string">
            <text:p>Tangier Med</text:p>
          </table:table-cell>
          <table:table-cell office:value-type="string">
            <text:p>Marocco</text:p>
          </table:table-cell>
          <table:table-cell/>
          <table:table-cell office:value-type="float" office:value="-5.7878">
            <text:p>-5.7878</text:p>
          </table:table-cell>
          <table:table-cell office:value-type="float" office:value="35.7913">
            <text:p>35.7913</text:p>
          </table:table-cell>
          <table:table-cell table:formula="of:=CONCATENATE([.D108];&quot;,&quot;;[.E108])" office:value-type="string" office:string-value="-5.7878,35.7913">
            <text:p>-5.7878,35.7913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108];&quot;&quot;&quot;}, &quot;&quot;geometry&quot;&quot;: { &quot;&quot;type&quot;&quot;: &quot;&quot;Point&quot;&quot;, &quot;&quot;coordinates&quot;&quot;: [&quot;;[.D108];&quot;,&quot;;[.E108];&quot;] }}&quot;)" office:value-type="string" office:string-value="{&quot;type&quot;: &quot;Feature&quot;, &quot;properties&quot;: {&quot;name&quot;:&quot;Tangier Med&quot;}, &quot;geometry&quot;: { &quot;type&quot;: &quot;Point&quot;, &quot;coordinates&quot;: [-5.7878,35.7913] }}">
            <text:p>{"type": "Feature", "properties": {"name":"Tangier Med"}, "geometry": { "type": "Point", "coordinates": [-5.7878,35.7913] }}</text:p>
          </table:table-cell>
        </table:table-row>
        <table:table-row table:style-name="ro1">
          <table:table-cell office:value-type="string">
            <text:p>Tanjong Pelepas</text:p>
          </table:table-cell>
          <table:table-cell office:value-type="string">
            <text:p>Malaysia</text:p>
          </table:table-cell>
          <table:table-cell/>
          <table:table-cell office:value-type="float" office:value="103.54571">
            <text:p>103.54571</text:p>
          </table:table-cell>
          <table:table-cell office:value-type="float" office:value="1.3570015">
            <text:p>1.3570015</text:p>
          </table:table-cell>
          <table:table-cell table:formula="of:=CONCATENATE([.D109];&quot;,&quot;;[.E109])" office:value-type="string" office:string-value="103.54571,1.3570015">
            <text:p>103.54571,1.3570015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109];&quot;&quot;&quot;}, &quot;&quot;geometry&quot;&quot;: { &quot;&quot;type&quot;&quot;: &quot;&quot;Point&quot;&quot;, &quot;&quot;coordinates&quot;&quot;: [&quot;;[.D109];&quot;,&quot;;[.E109];&quot;] }}&quot;)" office:value-type="string" office:string-value="{&quot;type&quot;: &quot;Feature&quot;, &quot;properties&quot;: {&quot;name&quot;:&quot;Tanjong Pelepas&quot;}, &quot;geometry&quot;: { &quot;type&quot;: &quot;Point&quot;, &quot;coordinates&quot;: [103.54571,1.3570015] }}">
            <text:p>{"type": "Feature", "properties": {"name":"Tanjong Pelepas"}, "geometry": { "type": "Point", "coordinates": [103.54571,1.3570015] }}</text:p>
          </table:table-cell>
        </table:table-row>
        <table:table-row table:style-name="ro1">
          <table:table-cell office:value-type="string">
            <text:p>Taranto</text:p>
          </table:table-cell>
          <table:table-cell office:value-type="string">
            <text:p>Italy</text:p>
          </table:table-cell>
          <table:table-cell/>
          <table:table-cell office:value-type="float" office:value="17.2997">
            <text:p>17.2997</text:p>
          </table:table-cell>
          <table:table-cell office:value-type="float" office:value="40.4618">
            <text:p>40.4618</text:p>
          </table:table-cell>
          <table:table-cell table:formula="of:=CONCATENATE([.D110];&quot;,&quot;;[.E110])" office:value-type="string" office:string-value="17.2997,40.4618">
            <text:p>17.2997,40.4618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110];&quot;&quot;&quot;}, &quot;&quot;geometry&quot;&quot;: { &quot;&quot;type&quot;&quot;: &quot;&quot;Point&quot;&quot;, &quot;&quot;coordinates&quot;&quot;: [&quot;;[.D110];&quot;,&quot;;[.E110];&quot;] }}&quot;)" office:value-type="string" office:string-value="{&quot;type&quot;: &quot;Feature&quot;, &quot;properties&quot;: {&quot;name&quot;:&quot;Taranto&quot;}, &quot;geometry&quot;: { &quot;type&quot;: &quot;Point&quot;, &quot;coordinates&quot;: [17.2997,40.4618] }}">
            <text:p>{"type": "Feature", "properties": {"name":"Taranto"}, "geometry": { "type": "Point", "coordinates": [17.2997,40.4618] }}</text:p>
          </table:table-cell>
        </table:table-row>
        <table:table-row table:style-name="ro1">
          <table:table-cell office:value-type="string">
            <text:p>Tarragona</text:p>
          </table:table-cell>
          <table:table-cell office:value-type="string">
            <text:p>Spain</text:p>
          </table:table-cell>
          <table:table-cell/>
          <table:table-cell office:value-type="float" office:value="1.2546057">
            <text:p>1.2546057</text:p>
          </table:table-cell>
          <table:table-cell office:value-type="float" office:value="41.1172364">
            <text:p>41.1172364</text:p>
          </table:table-cell>
          <table:table-cell table:formula="of:=CONCATENATE([.D111];&quot;,&quot;;[.E111])" office:value-type="string" office:string-value="1.2546057,41.1172364">
            <text:p>1.2546057,41.1172364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111];&quot;&quot;&quot;}, &quot;&quot;geometry&quot;&quot;: { &quot;&quot;type&quot;&quot;: &quot;&quot;Point&quot;&quot;, &quot;&quot;coordinates&quot;&quot;: [&quot;;[.D111];&quot;,&quot;;[.E111];&quot;] }}&quot;)" office:value-type="string" office:string-value="{&quot;type&quot;: &quot;Feature&quot;, &quot;properties&quot;: {&quot;name&quot;:&quot;Tarragona&quot;}, &quot;geometry&quot;: { &quot;type&quot;: &quot;Point&quot;, &quot;coordinates&quot;: [1.2546057,41.1172364] }}">
            <text:p>{"type": "Feature", "properties": {"name":"Tarragona"}, "geometry": { "type": "Point", "coordinates": [1.2546057,41.1172364] }}</text:p>
          </table:table-cell>
        </table:table-row>
        <table:table-row table:style-name="ro1">
          <table:table-cell office:value-type="string">
            <text:p>Tartous</text:p>
          </table:table-cell>
          <table:table-cell office:value-type="string">
            <text:p>Syria</text:p>
          </table:table-cell>
          <table:table-cell/>
          <table:table-cell office:value-type="float" office:value="35.8851686">
            <text:p>35.8851686</text:p>
          </table:table-cell>
          <table:table-cell office:value-type="float" office:value="34.8936203">
            <text:p>34.8936203</text:p>
          </table:table-cell>
          <table:table-cell table:formula="of:=CONCATENATE([.D112];&quot;,&quot;;[.E112])" office:value-type="string" office:string-value="35.8851686,34.8936203">
            <text:p>35.8851686,34.8936203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112];&quot;&quot;&quot;}, &quot;&quot;geometry&quot;&quot;: { &quot;&quot;type&quot;&quot;: &quot;&quot;Point&quot;&quot;, &quot;&quot;coordinates&quot;&quot;: [&quot;;[.D112];&quot;,&quot;;[.E112];&quot;] }}&quot;)" office:value-type="string" office:string-value="{&quot;type&quot;: &quot;Feature&quot;, &quot;properties&quot;: {&quot;name&quot;:&quot;Tartous&quot;}, &quot;geometry&quot;: { &quot;type&quot;: &quot;Point&quot;, &quot;coordinates&quot;: [35.8851686,34.8936203] }}">
            <text:p>{"type": "Feature", "properties": {"name":"Tartous"}, "geometry": { "type": "Point", "coordinates": [35.8851686,34.8936203] }}</text:p>
          </table:table-cell>
        </table:table-row>
        <table:table-row table:style-name="ro1">
          <table:table-cell office:value-type="string">
            <text:p>Termini Imerese</text:p>
          </table:table-cell>
          <table:table-cell office:value-type="string">
            <text:p>Italy</text:p>
          </table:table-cell>
          <table:table-cell/>
          <table:table-cell office:value-type="float" office:value="13.7101">
            <text:p>13.7101</text:p>
          </table:table-cell>
          <table:table-cell office:value-type="float" office:value="37.9872">
            <text:p>37.9872</text:p>
          </table:table-cell>
          <table:table-cell table:formula="of:=CONCATENATE([.D113];&quot;,&quot;;[.E113])" office:value-type="string" office:string-value="13.7101,37.9872">
            <text:p>13.7101,37.9872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113];&quot;&quot;&quot;}, &quot;&quot;geometry&quot;&quot;: { &quot;&quot;type&quot;&quot;: &quot;&quot;Point&quot;&quot;, &quot;&quot;coordinates&quot;&quot;: [&quot;;[.D113];&quot;,&quot;;[.E113];&quot;] }}&quot;)" office:value-type="string" office:string-value="{&quot;type&quot;: &quot;Feature&quot;, &quot;properties&quot;: {&quot;name&quot;:&quot;Termini Imerese&quot;}, &quot;geometry&quot;: { &quot;type&quot;: &quot;Point&quot;, &quot;coordinates&quot;: [13.7101,37.9872] }}">
            <text:p>{"type": "Feature", "properties": {"name":"Termini Imerese"}, "geometry": { "type": "Point", "coordinates": [13.7101,37.9872] }}</text:p>
          </table:table-cell>
        </table:table-row>
        <table:table-row table:style-name="ro1">
          <table:table-cell office:value-type="string">
            <text:p>Tess/Hartlepool</text:p>
          </table:table-cell>
          <table:table-cell office:value-type="string">
            <text:p>England</text:p>
          </table:table-cell>
          <table:table-cell/>
          <table:table-cell office:value-type="float" office:value="-1.2031">
            <text:p>-1.2031</text:p>
          </table:table-cell>
          <table:table-cell office:value-type="float" office:value="54.6947">
            <text:p>54.6947</text:p>
          </table:table-cell>
          <table:table-cell table:formula="of:=CONCATENATE([.D114];&quot;,&quot;;[.E114])" office:value-type="string" office:string-value="-1.2031,54.6947">
            <text:p>-1.2031,54.6947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114];&quot;&quot;&quot;}, &quot;&quot;geometry&quot;&quot;: { &quot;&quot;type&quot;&quot;: &quot;&quot;Point&quot;&quot;, &quot;&quot;coordinates&quot;&quot;: [&quot;;[.D114];&quot;,&quot;;[.E114];&quot;] }}&quot;)" office:value-type="string" office:string-value="{&quot;type&quot;: &quot;Feature&quot;, &quot;properties&quot;: {&quot;name&quot;:&quot;Tess/Hartlepool&quot;}, &quot;geometry&quot;: { &quot;type&quot;: &quot;Point&quot;, &quot;coordinates&quot;: [-1.2031,54.6947] }}">
            <text:p>{"type": "Feature", "properties": {"name":"Tess/Hartlepool"}, "geometry": { "type": "Point", "coordinates": [-1.2031,54.6947] }}</text:p>
          </table:table-cell>
        </table:table-row>
        <table:table-row table:style-name="ro1">
          <table:table-cell office:value-type="string">
            <text:p>Tianjinxingang</text:p>
          </table:table-cell>
          <table:table-cell office:value-type="string">
            <text:p>China</text:p>
          </table:table-cell>
          <table:table-cell/>
          <table:table-cell office:value-type="float" office:value="117.1980785">
            <text:p>117.1980785</text:p>
          </table:table-cell>
          <table:table-cell office:value-type="float" office:value="39.1235635">
            <text:p>39.1235635</text:p>
          </table:table-cell>
          <table:table-cell table:formula="of:=CONCATENATE([.D115];&quot;,&quot;;[.E115])" office:value-type="string" office:string-value="117.1980785,39.1235635">
            <text:p>117.1980785,39.1235635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115];&quot;&quot;&quot;}, &quot;&quot;geometry&quot;&quot;: { &quot;&quot;type&quot;&quot;: &quot;&quot;Point&quot;&quot;, &quot;&quot;coordinates&quot;&quot;: [&quot;;[.D115];&quot;,&quot;;[.E115];&quot;] }}&quot;)" office:value-type="string" office:string-value="{&quot;type&quot;: &quot;Feature&quot;, &quot;properties&quot;: {&quot;name&quot;:&quot;Tianjinxingang&quot;}, &quot;geometry&quot;: { &quot;type&quot;: &quot;Point&quot;, &quot;coordinates&quot;: [117.1980785,39.1235635] }}">
            <text:p>{"type": "Feature", "properties": {"name":"Tianjinxingang"}, "geometry": { "type": "Point", "coordinates": [117.1980785,39.1235635] }}</text:p>
          </table:table-cell>
        </table:table-row>
        <table:table-row table:style-name="ro1">
          <table:table-cell office:value-type="string">
            <text:p>Tincan</text:p>
          </table:table-cell>
          <table:table-cell office:value-type="string">
            <text:p>Nigeria</text:p>
          </table:table-cell>
          <table:table-cell/>
          <table:table-cell office:value-type="float" office:value="3.34922">
            <text:p>3.34922</text:p>
          </table:table-cell>
          <table:table-cell office:value-type="float" office:value="6.43433">
            <text:p>6.43433</text:p>
          </table:table-cell>
          <table:table-cell table:formula="of:=CONCATENATE([.D116];&quot;,&quot;;[.E116])" office:value-type="string" office:string-value="3.34922,6.43433">
            <text:p>3.34922,6.43433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116];&quot;&quot;&quot;}, &quot;&quot;geometry&quot;&quot;: { &quot;&quot;type&quot;&quot;: &quot;&quot;Point&quot;&quot;, &quot;&quot;coordinates&quot;&quot;: [&quot;;[.D116];&quot;,&quot;;[.E116];&quot;] }}&quot;)" office:value-type="string" office:string-value="{&quot;type&quot;: &quot;Feature&quot;, &quot;properties&quot;: {&quot;name&quot;:&quot;Tincan&quot;}, &quot;geometry&quot;: { &quot;type&quot;: &quot;Point&quot;, &quot;coordinates&quot;: [3.34922,6.43433] }}">
            <text:p>{"type": "Feature", "properties": {"name":"Tincan"}, "geometry": { "type": "Point", "coordinates": [3.34922,6.43433] }}</text:p>
          </table:table-cell>
        </table:table-row>
        <table:table-row table:style-name="ro2">
          <table:table-cell office:value-type="string">
            <text:p>Tokyo</text:p>
          </table:table-cell>
          <table:table-cell office:value-type="string">
            <text:p>Japan</text:p>
          </table:table-cell>
          <table:table-cell/>
          <table:table-cell office:value-type="float" office:value="139.7685224">
            <text:p>139.7685224</text:p>
          </table:table-cell>
          <table:table-cell office:value-type="float" office:value="35.6800712">
            <text:p>35.6800712</text:p>
          </table:table-cell>
          <table:table-cell table:formula="of:=CONCATENATE([.D117];&quot;,&quot;;[.E117])" office:value-type="string" office:string-value="139.7685224,35.6800712">
            <text:p>139.7685224,35.6800712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117];&quot;&quot;&quot;}, &quot;&quot;geometry&quot;&quot;: { &quot;&quot;type&quot;&quot;: &quot;&quot;Point&quot;&quot;, &quot;&quot;coordinates&quot;&quot;: [&quot;;[.D117];&quot;,&quot;;[.E117];&quot;] }}&quot;)" office:value-type="string" office:string-value="{&quot;type&quot;: &quot;Feature&quot;, &quot;properties&quot;: {&quot;name&quot;:&quot;Tokyo&quot;}, &quot;geometry&quot;: { &quot;type&quot;: &quot;Point&quot;, &quot;coordinates&quot;: [139.7685224,35.6800712] }}">
            <text:p>{"type": "Feature", "properties": {"name":"Tokyo"}, "geometry": { "type": "Point", "coordinates": [139.7685224,35.6800712] }}</text:p>
          </table:table-cell>
        </table:table-row>
        <table:table-row table:style-name="ro2">
          <table:table-cell office:value-type="string">
            <text:p>Tripoli</text:p>
          </table:table-cell>
          <table:table-cell office:value-type="string">
            <text:p>Libya</text:p>
          </table:table-cell>
          <table:table-cell/>
          <table:table-cell office:value-type="float" office:value="13.1800117">
            <text:p>13.1800117</text:p>
          </table:table-cell>
          <table:table-cell office:value-type="float" office:value="32.8925">
            <text:p>32.8925</text:p>
          </table:table-cell>
          <table:table-cell table:formula="of:=CONCATENATE([.D118];&quot;,&quot;;[.E118])" office:value-type="string" office:string-value="13.1800117,32.8925">
            <text:p>13.1800117,32.8925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118];&quot;&quot;&quot;}, &quot;&quot;geometry&quot;&quot;: { &quot;&quot;type&quot;&quot;: &quot;&quot;Point&quot;&quot;, &quot;&quot;coordinates&quot;&quot;: [&quot;;[.D118];&quot;,&quot;;[.E118];&quot;] }}&quot;)" office:value-type="string" office:string-value="{&quot;type&quot;: &quot;Feature&quot;, &quot;properties&quot;: {&quot;name&quot;:&quot;Tripoli&quot;}, &quot;geometry&quot;: { &quot;type&quot;: &quot;Point&quot;, &quot;coordinates&quot;: [13.1800117,32.8925] }}">
            <text:p>{"type": "Feature", "properties": {"name":"Tripoli"}, "geometry": { "type": "Point", "coordinates": [13.1800117,32.8925] }}</text:p>
          </table:table-cell>
        </table:table-row>
        <table:table-row table:style-name="ro1">
          <table:table-cell office:value-type="string">
            <text:p>Tuapse</text:p>
          </table:table-cell>
          <table:table-cell office:value-type="string">
            <text:p>Russia</text:p>
          </table:table-cell>
          <table:table-cell/>
          <table:table-cell office:value-type="float" office:value="39.07206">
            <text:p>39.07206</text:p>
          </table:table-cell>
          <table:table-cell office:value-type="float" office:value="44.09864">
            <text:p>44.09864</text:p>
          </table:table-cell>
          <table:table-cell table:formula="of:=CONCATENATE([.D119];&quot;,&quot;;[.E119])" office:value-type="string" office:string-value="39.07206,44.09864">
            <text:p>39.07206,44.09864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119];&quot;&quot;&quot;}, &quot;&quot;geometry&quot;&quot;: { &quot;&quot;type&quot;&quot;: &quot;&quot;Point&quot;&quot;, &quot;&quot;coordinates&quot;&quot;: [&quot;;[.D119];&quot;,&quot;;[.E119];&quot;] }}&quot;)" office:value-type="string" office:string-value="{&quot;type&quot;: &quot;Feature&quot;, &quot;properties&quot;: {&quot;name&quot;:&quot;Tuapse&quot;}, &quot;geometry&quot;: { &quot;type&quot;: &quot;Point&quot;, &quot;coordinates&quot;: [39.07206,44.09864] }}">
            <text:p>{"type": "Feature", "properties": {"name":"Tuapse"}, "geometry": { "type": "Point", "coordinates": [39.07206,44.09864] }}</text:p>
          </table:table-cell>
        </table:table-row>
        <table:table-row table:style-name="ro2">
          <table:table-cell office:value-type="string">
            <text:p>Tunis</text:p>
          </table:table-cell>
          <table:table-cell office:value-type="string">
            <text:p>Tunisia</text:p>
          </table:table-cell>
          <table:table-cell/>
          <table:table-cell office:value-type="float" office:value="10.18479">
            <text:p>10.18479</text:p>
          </table:table-cell>
          <table:table-cell office:value-type="float" office:value="36.80011">
            <text:p>36.80011</text:p>
          </table:table-cell>
          <table:table-cell table:formula="of:=CONCATENATE([.D120];&quot;,&quot;;[.E120])" office:value-type="string" office:string-value="10.18479,36.80011">
            <text:p>10.18479,36.80011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120];&quot;&quot;&quot;}, &quot;&quot;geometry&quot;&quot;: { &quot;&quot;type&quot;&quot;: &quot;&quot;Point&quot;&quot;, &quot;&quot;coordinates&quot;&quot;: [&quot;;[.D120];&quot;,&quot;;[.E120];&quot;] }}&quot;)" office:value-type="string" office:string-value="{&quot;type&quot;: &quot;Feature&quot;, &quot;properties&quot;: {&quot;name&quot;:&quot;Tunis&quot;}, &quot;geometry&quot;: { &quot;type&quot;: &quot;Point&quot;, &quot;coordinates&quot;: [10.18479,36.80011] }}">
            <text:p>{"type": "Feature", "properties": {"name":"Tunis"}, "geometry": { "type": "Point", "coordinates": [10.18479,36.80011] }}</text:p>
          </table:table-cell>
        </table:table-row>
        <table:table-row table:style-name="ro2">
          <table:table-cell office:value-type="string">
            <text:p>Valencia</text:p>
          </table:table-cell>
          <table:table-cell office:value-type="string">
            <text:p>Spain</text:p>
          </table:table-cell>
          <table:table-cell/>
          <table:table-cell office:value-type="float" office:value="-0.3525">
            <text:p>-0.3525</text:p>
          </table:table-cell>
          <table:table-cell office:value-type="float" office:value="39.4228">
            <text:p>39.4228</text:p>
          </table:table-cell>
          <table:table-cell table:formula="of:=CONCATENATE([.D121];&quot;,&quot;;[.E121])" office:value-type="string" office:string-value="-0.3525,39.4228">
            <text:p>-0.3525,39.4228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121];&quot;&quot;&quot;}, &quot;&quot;geometry&quot;&quot;: { &quot;&quot;type&quot;&quot;: &quot;&quot;Point&quot;&quot;, &quot;&quot;coordinates&quot;&quot;: [&quot;;[.D121];&quot;,&quot;;[.E121];&quot;] }}&quot;)" office:value-type="string" office:string-value="{&quot;type&quot;: &quot;Feature&quot;, &quot;properties&quot;: {&quot;name&quot;:&quot;Valencia&quot;}, &quot;geometry&quot;: { &quot;type&quot;: &quot;Point&quot;, &quot;coordinates&quot;: [-0.3525,39.4228] }}">
            <text:p>{"type": "Feature", "properties": {"name":"Valencia"}, "geometry": { "type": "Point", "coordinates": [-0.3525,39.4228] }}</text:p>
          </table:table-cell>
        </table:table-row>
        <table:table-row table:style-name="ro2">
          <table:table-cell office:value-type="string">
            <text:p>Veracruz</text:p>
          </table:table-cell>
          <table:table-cell office:value-type="string">
            <text:p>Mexico</text:p>
          </table:table-cell>
          <table:table-cell/>
          <table:table-cell office:value-type="float" office:value="-96.1242">
            <text:p>-96.1242</text:p>
          </table:table-cell>
          <table:table-cell office:value-type="float" office:value="19.2105">
            <text:p>19.2105</text:p>
          </table:table-cell>
          <table:table-cell table:formula="of:=CONCATENATE([.D122];&quot;,&quot;;[.E122])" office:value-type="string" office:string-value="-96.1242,19.2105">
            <text:p>-96.1242,19.2105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122];&quot;&quot;&quot;}, &quot;&quot;geometry&quot;&quot;: { &quot;&quot;type&quot;&quot;: &quot;&quot;Point&quot;&quot;, &quot;&quot;coordinates&quot;&quot;: [&quot;;[.D122];&quot;,&quot;;[.E122];&quot;] }}&quot;)" office:value-type="string" office:string-value="{&quot;type&quot;: &quot;Feature&quot;, &quot;properties&quot;: {&quot;name&quot;:&quot;Veracruz&quot;}, &quot;geometry&quot;: { &quot;type&quot;: &quot;Point&quot;, &quot;coordinates&quot;: [-96.1242,19.2105] }}">
            <text:p>{"type": "Feature", "properties": {"name":"Veracruz"}, "geometry": { "type": "Point", "coordinates": [-96.1242,19.2105] }}</text:p>
          </table:table-cell>
        </table:table-row>
        <table:table-row table:style-name="ro1">
          <table:table-cell office:value-type="string">
            <text:p>Xiamen</text:p>
          </table:table-cell>
          <table:table-cell office:value-type="string">
            <text:p>China</text:p>
          </table:table-cell>
          <table:table-cell/>
          <table:table-cell office:value-type="float" office:value="118.1537">
            <text:p>118.1537</text:p>
          </table:table-cell>
          <table:table-cell office:value-type="float" office:value="24.5029">
            <text:p>24.5029</text:p>
          </table:table-cell>
          <table:table-cell table:formula="of:=CONCATENATE([.D123];&quot;,&quot;;[.E123])" office:value-type="string" office:string-value="118.1537,24.5029">
            <text:p>118.1537,24.5029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123];&quot;&quot;&quot;}, &quot;&quot;geometry&quot;&quot;: { &quot;&quot;type&quot;&quot;: &quot;&quot;Point&quot;&quot;, &quot;&quot;coordinates&quot;&quot;: [&quot;;[.D123];&quot;,&quot;;[.E123];&quot;] }}&quot;)" office:value-type="string" office:string-value="{&quot;type&quot;: &quot;Feature&quot;, &quot;properties&quot;: {&quot;name&quot;:&quot;Xiamen&quot;}, &quot;geometry&quot;: { &quot;type&quot;: &quot;Point&quot;, &quot;coordinates&quot;: [118.1537,24.5029] }}">
            <text:p>{"type": "Feature", "properties": {"name":"Xiamen"}, "geometry": { "type": "Point", "coordinates": [118.1537,24.5029] }}</text:p>
          </table:table-cell>
        </table:table-row>
        <table:table-row table:style-name="ro1">
          <table:table-cell office:value-type="string">
            <text:p>Xingang</text:p>
          </table:table-cell>
          <table:table-cell office:value-type="string">
            <text:p>China</text:p>
          </table:table-cell>
          <table:table-cell/>
          <table:table-cell office:value-type="float" office:value="117.7433">
            <text:p>117.7433</text:p>
          </table:table-cell>
          <table:table-cell office:value-type="float" office:value="38.9788">
            <text:p>38.9788</text:p>
          </table:table-cell>
          <table:table-cell table:formula="of:=CONCATENATE([.D124];&quot;,&quot;;[.E124])" office:value-type="string" office:string-value="117.7433,38.9788">
            <text:p>117.7433,38.9788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124];&quot;&quot;&quot;}, &quot;&quot;geometry&quot;&quot;: { &quot;&quot;type&quot;&quot;: &quot;&quot;Point&quot;&quot;, &quot;&quot;coordinates&quot;&quot;: [&quot;;[.D124];&quot;,&quot;;[.E124];&quot;] }}&quot;)" office:value-type="string" office:string-value="{&quot;type&quot;: &quot;Feature&quot;, &quot;properties&quot;: {&quot;name&quot;:&quot;Xingang&quot;}, &quot;geometry&quot;: { &quot;type&quot;: &quot;Point&quot;, &quot;coordinates&quot;: [117.7433,38.9788] }}">
            <text:p>{"type": "Feature", "properties": {"name":"Xingang"}, "geometry": { "type": "Point", "coordinates": [117.7433,38.9788] }}</text:p>
          </table:table-cell>
        </table:table-row>
        <table:table-row table:style-name="ro1">
          <table:table-cell office:value-type="string">
            <text:p>Yantian Huangdong</text:p>
          </table:table-cell>
          <table:table-cell office:value-type="string">
            <text:p>China</text:p>
          </table:table-cell>
          <table:table-cell/>
          <table:table-cell office:value-type="float" office:value="114.283">
            <text:p>114.283</text:p>
          </table:table-cell>
          <table:table-cell office:value-type="float" office:value="22.5841">
            <text:p>22.5841</text:p>
          </table:table-cell>
          <table:table-cell table:formula="of:=CONCATENATE([.D125];&quot;,&quot;;[.E125])" office:value-type="string" office:string-value="114.283,22.5841">
            <text:p>114.283,22.5841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125];&quot;&quot;&quot;}, &quot;&quot;geometry&quot;&quot;: { &quot;&quot;type&quot;&quot;: &quot;&quot;Point&quot;&quot;, &quot;&quot;coordinates&quot;&quot;: [&quot;;[.D125];&quot;,&quot;;[.E125];&quot;] }}&quot;)" office:value-type="string" office:string-value="{&quot;type&quot;: &quot;Feature&quot;, &quot;properties&quot;: {&quot;name&quot;:&quot;Yantian Huangdong&quot;}, &quot;geometry&quot;: { &quot;type&quot;: &quot;Point&quot;, &quot;coordinates&quot;: [114.283,22.5841] }}">
            <text:p>{"type": "Feature", "properties": {"name":"Yantian Huangdong"}, "geometry": { "type": "Point", "coordinates": [114.283,22.5841] }}</text:p>
          </table:table-cell>
        </table:table-row>
        <table:table-row table:style-name="ro1">
          <table:table-cell office:value-type="string">
            <text:p>Yuzhnyy</text:p>
          </table:table-cell>
          <table:table-cell office:value-type="string">
            <text:p>Ukraine</text:p>
          </table:table-cell>
          <table:table-cell/>
          <table:table-cell office:value-type="float" office:value="31.1114">
            <text:p>31.1114</text:p>
          </table:table-cell>
          <table:table-cell office:value-type="float" office:value="46.6255">
            <text:p>46.6255</text:p>
          </table:table-cell>
          <table:table-cell table:formula="of:=CONCATENATE([.D126];&quot;,&quot;;[.E126])" office:value-type="string" office:string-value="31.1114,46.6255">
            <text:p>31.1114,46.6255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126];&quot;&quot;&quot;}, &quot;&quot;geometry&quot;&quot;: { &quot;&quot;type&quot;&quot;: &quot;&quot;Point&quot;&quot;, &quot;&quot;coordinates&quot;&quot;: [&quot;;[.D126];&quot;,&quot;;[.E126];&quot;] }}&quot;)" office:value-type="string" office:string-value="{&quot;type&quot;: &quot;Feature&quot;, &quot;properties&quot;: {&quot;name&quot;:&quot;Yuzhnyy&quot;}, &quot;geometry&quot;: { &quot;type&quot;: &quot;Point&quot;, &quot;coordinates&quot;: [31.1114,46.6255] }}">
            <text:p>{"type": "Feature", "properties": {"name":"Yuzhnyy"}, "geometry": { "type": "Point", "coordinates": [31.1114,46.6255] }}</text:p>
          </table:table-cell>
        </table:table-row>
        <table:table-row table:style-name="ro1">
          <table:table-cell office:value-type="string">
            <text:p>Zawia Terminal</text:p>
          </table:table-cell>
          <table:table-cell office:value-type="string">
            <text:p>Libya</text:p>
          </table:table-cell>
          <table:table-cell/>
          <table:table-cell office:value-type="float" office:value="12.7224">
            <text:p>12.7224</text:p>
          </table:table-cell>
          <table:table-cell office:value-type="float" office:value="32.7706">
            <text:p>32.7706</text:p>
          </table:table-cell>
          <table:table-cell table:formula="of:=CONCATENATE([.D127];&quot;,&quot;;[.E127])" office:value-type="string" office:string-value="12.7224,32.7706">
            <text:p>12.7224,32.7706</text:p>
          </table:table-cell>
          <table:table-cell table:style-name="ce1" table:formula="of:=CONCATENATE(&quot;{&quot;&quot;type&quot;&quot;: &quot;&quot;Feature&quot;&quot;, &quot;&quot;properties&quot;&quot;: {&quot;&quot;name&quot;&quot;:&quot;&quot;&quot;;[.A127];&quot;&quot;&quot;}, &quot;&quot;geometry&quot;&quot;: { &quot;&quot;type&quot;&quot;: &quot;&quot;Point&quot;&quot;, &quot;&quot;coordinates&quot;&quot;: [&quot;;[.D127];&quot;,&quot;;[.E127];&quot;] }}&quot;)" office:value-type="string" office:string-value="{&quot;type&quot;: &quot;Feature&quot;, &quot;properties&quot;: {&quot;name&quot;:&quot;Zawia Terminal&quot;}, &quot;geometry&quot;: { &quot;type&quot;: &quot;Point&quot;, &quot;coordinates&quot;: [12.7224,32.7706] }}">
            <text:p>{"type": "Feature", "properties": {"name":"Zawia Terminal"}, "geometry": { "type": "Point", "coordinates": [12.7224,32.7706] }}</text:p>
          </table:table-cell>
        </table:table-row>
        <table:table-row table:style-name="ro2" table:number-rows-repeated="157">
          <table:table-cell table:number-columns-repeated="7"/>
        </table:table-row>
        <table:table-row table:style-name="ro2">
          <table:table-cell table:number-columns-repeated="4"/>
          <table:table-cell office:value-type="string">
            <text:p>#NOME?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#NOME?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number-columns-repeated="4"/>
          <table:table-cell office:value-type="string">
            <text:p>#NOME?</text:p>
          </table:table-cell>
          <table:table-cell table:number-columns-repeated="2"/>
        </table:table-row>
        <table:table-row table:style-name="ro2" table:number-rows-repeated="57">
          <table:table-cell table:number-columns-repeated="7"/>
        </table:table-row>
        <table:table-row table:style-name="ro2">
          <table:table-cell table:number-columns-repeated="4"/>
          <table:table-cell office:value-type="string">
            <text:p>#NOME?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#NOME?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number-columns-repeated="4"/>
          <table:table-cell office:value-type="string">
            <text:p>#NOME?</text:p>
          </table:table-cell>
          <table:table-cell table:number-columns-repeated="2"/>
        </table:table-row>
        <table:table-row table:style-name="ro2" table:number-rows-repeated="1048226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date>2014-02-01T20:44:09</dc:date>
    <dc:creator>Stefano </dc:creator>
    <meta:editing-duration>PT1H11M50S</meta:editing-duration>
    <meta:editing-cycles>3</meta:editing-cycles>
    <meta:document-statistic meta:table-count="1" meta:cell-count="767" meta:object-count="0"/>
  </office:meta>
</office:document-meta>
</file>